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1.205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626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4.096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1.741cm"/>
    </style:style>
    <style:style style:name="co18" style:family="table-column">
      <style:table-column-properties fo:break-before="auto" style:column-width="0.497cm"/>
    </style:style>
    <style:style style:name="co19" style:family="table-column">
      <style:table-column-properties fo:break-before="auto" style:column-width="3.067cm"/>
    </style:style>
    <style:style style:name="co20" style:family="table-column">
      <style:table-column-properties fo:break-before="auto" style:column-width="2.799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2.716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3.667cm"/>
    </style:style>
    <style:style style:name="co25" style:family="table-column">
      <style:table-column-properties fo:break-before="auto" style:column-width="3.332cm"/>
    </style:style>
    <style:style style:name="co26" style:family="table-column">
      <style:table-column-properties fo:break-before="auto" style:column-width="2.503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103cm"/>
    </style:style>
    <style:style style:name="co29" style:family="table-column">
      <style:table-column-properties fo:break-before="auto" style:column-width="1.981cm"/>
    </style:style>
    <style:style style:name="co30" style:family="table-column">
      <style:table-column-properties fo:break-before="auto" style:column-width="2.519cm"/>
    </style:style>
    <style:style style:name="co31" style:family="table-column">
      <style:table-column-properties fo:break-before="auto" style:column-width="3.547cm"/>
    </style:style>
    <style:style style:name="co32" style:family="table-column">
      <style:table-column-properties fo:break-before="auto" style:column-width="1.672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4.062cm"/>
    </style:style>
    <style:style style:name="co35" style:family="table-column">
      <style:table-column-properties fo:break-before="auto" style:column-width="2.35cm"/>
    </style:style>
    <style:style style:name="co36" style:family="table-column">
      <style:table-column-properties fo:break-before="auto" style:column-width="0.997cm"/>
    </style:style>
    <style:style style:name="co37" style:family="table-column">
      <style:table-column-properties fo:break-before="auto" style:column-width="5.221cm"/>
    </style:style>
    <style:style style:name="co38" style:family="table-column">
      <style:table-column-properties fo:break-before="auto" style:column-width="20.435cm"/>
    </style:style>
    <style:style style:name="co39" style:family="table-column">
      <style:table-column-properties fo:break-before="auto" style:column-width="0.773cm"/>
    </style:style>
    <style:style style:name="co40" style:family="table-column">
      <style:table-column-properties fo:break-before="auto" style:column-width="1.409cm"/>
    </style:style>
    <style:style style:name="co41" style:family="table-column">
      <style:table-column-properties fo:break-before="auto" style:column-width="4.953cm"/>
    </style:style>
    <style:style style:name="co42" style:family="table-column">
      <style:table-column-properties fo:break-before="auto" style:column-width="1.27cm"/>
    </style:style>
    <style:style style:name="co43" style:family="table-column">
      <style:table-column-properties fo:break-before="auto" style:column-width="0.441cm"/>
    </style:style>
    <style:style style:name="co44" style:family="table-column">
      <style:table-column-properties fo:break-before="auto" style:column-width="7.387cm"/>
    </style:style>
    <style:style style:name="co45" style:family="table-column">
      <style:table-column-properties fo:break-before="auto" style:column-width="1.187cm"/>
    </style:style>
    <style:style style:name="co46" style:family="table-column">
      <style:table-column-properties fo:break-before="auto" style:column-width="5.064cm"/>
    </style:style>
    <style:style style:name="co47" style:family="table-column">
      <style:table-column-properties fo:break-before="auto" style:column-width="1.028cm"/>
    </style:style>
    <style:style style:name="co48" style:family="table-column">
      <style:table-column-properties fo:break-before="auto" style:column-width="0.42cm"/>
    </style:style>
    <style:style style:name="co49" style:family="table-column">
      <style:table-column-properties fo:break-before="auto" style:column-width="6.059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  <style:text-properties style:text-position="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  <style:text-properties style:text-position="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  <style:text-properties style:text-position="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text-position="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text-position="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0" style:family="table-cell" style:parent-style-name="Default" style:data-style-name="N110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text-position=""/>
    </style:style>
    <style:style style:name="ce21" style:family="table-cell" style:parent-style-name="Default" style:data-style-name="N110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 style:data-style-name="N110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text-position="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text-position=""/>
    </style:style>
    <style:style style:name="ce4" style:family="table-cell" style:parent-style-name="Default">
      <style:table-cell-properties fo:background-color="#ffffff" style:rotation-align="none"/>
      <style:text-properties style:text-position="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text-position="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  <style:text-properties style:text-position="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  <style:text-properties style:text-position="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text-position="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text-position="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text-position="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  <style:text-properties style:text-position="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text-position="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  <style:text-properties style:text-position="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  <style:text-properties style:text-position="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text-position="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text-position="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text-position="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  <style:text-properties style:text-position="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text-position="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text-position="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text-position="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text-position="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/>
      <style:text-properties style:text-position=""/>
    </style:style>
    <style:style style:name="ce14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4" style:family="table-cell" style:parent-style-name="Default">
      <style:table-cell-properties fo:background-color="#ffffff" style:rotation-align="none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5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5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0" style:family="table-cell" style:parent-style-name="Default" style:data-style-name="N110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 style:data-style-name="N110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2" style:family="table-cell" style:parent-style-name="Default" style:data-style-name="N110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7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8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18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9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19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19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9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19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19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20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20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0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20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20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0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2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22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2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23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23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2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24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24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24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2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5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style:cell-protect="none" style:print-content="true"/>
    </style:style>
    <style:style style:name="ce262" style:family="table-cell" style:parent-style-name="Default">
      <style:table-cell-properties fo:border-bottom="none" fo:background-color="#dce6f2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4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order="none" style:rotation-align="none"/>
    </style:style>
    <style:style style:name="ce27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73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4" style:family="table-cell" style:parent-style-name="Default" style:data-style-name="N2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5" style:family="table-cell" style:parent-style-name="Default" style:data-style-name="N210">
      <style:table-cell-properties fo:border-bottom="0.06pt solid #000000" fo:background-color="#cc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77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8" style:family="table-cell" style:parent-style-name="Default" style:data-style-name="N210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79" style:family="table-cell" style:parent-style-name="Default" style:data-style-name="N210">
      <style:table-cell-properties fo:background-color="#99cc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0" style:family="table-cell" style:parent-style-name="Default" style:data-style-name="N210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81" style:family="table-cell" style:parent-style-name="Default" style:data-style-name="N210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82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93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0.06pt solid #000000"/>
    </style:style>
    <style:style style:name="ce294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none"/>
    </style:style>
    <style:style style:name="ce295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29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9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9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0" style:family="table-cell" style:parent-style-name="Default" style:data-style-name="N100">
      <style:table-cell-properties style:rotation-align="top"/>
    </style:style>
    <style:style style:name="ce30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#99cc66" fo:border="0.06pt solid #000000"/>
    </style:style>
    <style:style style:name="ce303" style:family="table-cell" style:parent-style-name="Default">
      <style:table-cell-properties fo:background-color="transparent"/>
    </style:style>
    <style:style style:name="ce304" style:family="table-cell" style:parent-style-name="Default" style:data-style-name="N215">
      <style:table-cell-properties fo:background-color="transparent"/>
    </style:style>
    <style:style style:name="ce305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306" style:family="table-cell" style:parent-style-name="Default">
      <style:table-cell-properties fo:border-bottom="none" fo:border-left="0.06pt solid #000000" fo:border-right="none" fo:border-top="none"/>
    </style:style>
    <style:style style:name="ce307" style:family="table-cell" style:parent-style-name="Default">
      <style:table-cell-properties fo:border-bottom="0.06pt solid #000000" fo:border-left="0.06pt solid #000000" fo:border-right="none" fo:border-top="none"/>
    </style:style>
    <style:style style:name="ce3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>
      <style:table-cell-properties fo:background-color="#99cc6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0.06pt solid #000000" fo:border-left="none" fo:border-right="none" fo:border-top="none"/>
    </style:style>
    <style:style style:name="ce311" style:family="table-cell" style:parent-style-name="Default">
      <style:table-cell-properties fo:border="0.06pt solid #000000"/>
    </style:style>
    <style:style style:name="ce312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314" style:family="table-cell" style:parent-style-name="Default">
      <style:table-cell-properties fo:border-bottom="none" fo:border-left="none" fo:border-right="none" fo:border-top="0.06pt solid #000000"/>
      <style:map style:condition="is-true-formula([.$C26]=&quot;RED&quot;)" style:apply-style-name="Rojo" style:base-cell-address="BAT_GENCODE.C26"/>
      <style:map style:condition="is-true-formula([.$C26]=&quot;GREEN&quot;)" style:apply-style-name="VERDE" style:base-cell-address="BAT_GENCODE.C26"/>
      <style:map style:condition="is-true-formula([.$C26]=&quot;ORANGE&quot;)" style:apply-style-name="Sin_20_título1" style:base-cell-address="BAT_GENCODE.C26"/>
      <style:map style:condition="is-true-formula([.$C26]=&quot;BLUE&quot;)" style:apply-style-name="AZUL" style:base-cell-address="BAT_GENCODE.C26"/>
      <style:map style:condition="is-true-formula([.$C26]=&quot;YELLOW&quot;)" style:apply-style-name="AMARILLO" style:base-cell-address="BAT_GENCODE.C26"/>
    </style:style>
    <style:style style:name="ce315" style:family="table-cell" style:parent-style-name="Default">
      <style:table-cell-properties fo:border-bottom="none" fo:border-left="none" fo:border-right="none" fo:border-top="0.06pt solid #000000"/>
      <style:map style:condition="is-true-formula([.$C30]=&quot;RED&quot;)" style:apply-style-name="Rojo" style:base-cell-address="BAT_GENCODE.C30"/>
      <style:map style:condition="is-true-formula([.$C30]=&quot;GREEN&quot;)" style:apply-style-name="VERDE" style:base-cell-address="BAT_GENCODE.C30"/>
      <style:map style:condition="is-true-formula([.$C30]=&quot;ORANGE&quot;)" style:apply-style-name="Sin_20_título1" style:base-cell-address="BAT_GENCODE.C30"/>
      <style:map style:condition="is-true-formula([.$C30]=&quot;BLUE&quot;)" style:apply-style-name="AZUL" style:base-cell-address="BAT_GENCODE.C30"/>
      <style:map style:condition="is-true-formula([.$C30]=&quot;YELLOW&quot;)" style:apply-style-name="AMARILLO" style:base-cell-address="BAT_GENCODE.C30"/>
    </style:style>
    <style:style style:name="ce316" style:family="table-cell" style:parent-style-name="Default">
      <style:table-cell-properties fo:border-bottom="none" fo:border-left="none" fo:border-right="none" fo:border-top="0.06pt solid #000000"/>
      <style:map style:condition="is-true-formula([.$C34]=&quot;RED&quot;)" style:apply-style-name="Rojo" style:base-cell-address="BAT_GENCODE.C34"/>
      <style:map style:condition="is-true-formula([.$C34]=&quot;GREEN&quot;)" style:apply-style-name="VERDE" style:base-cell-address="BAT_GENCODE.C34"/>
      <style:map style:condition="is-true-formula([.$C34]=&quot;ORANGE&quot;)" style:apply-style-name="Sin_20_título1" style:base-cell-address="BAT_GENCODE.C34"/>
      <style:map style:condition="is-true-formula([.$C34]=&quot;BLUE&quot;)" style:apply-style-name="AZUL" style:base-cell-address="BAT_GENCODE.C34"/>
      <style:map style:condition="is-true-formula([.$C34]=&quot;YELLOW&quot;)" style:apply-style-name="AMARILLO" style:base-cell-address="BAT_GENCODE.C34"/>
    </style:style>
    <style:style style:name="ce317" style:family="table-cell" style:parent-style-name="Default">
      <style:table-cell-properties fo:border-bottom="none" fo:border-left="none" fo:border-right="none" fo:border-top="0.06pt solid #000000"/>
      <style:map style:condition="is-true-formula([.$C38]=&quot;RED&quot;)" style:apply-style-name="Rojo" style:base-cell-address="BAT_GENCODE.C38"/>
      <style:map style:condition="is-true-formula([.$C38]=&quot;GREEN&quot;)" style:apply-style-name="VERDE" style:base-cell-address="BAT_GENCODE.C38"/>
      <style:map style:condition="is-true-formula([.$C38]=&quot;ORANGE&quot;)" style:apply-style-name="Sin_20_título1" style:base-cell-address="BAT_GENCODE.C38"/>
      <style:map style:condition="is-true-formula([.$C38]=&quot;BLUE&quot;)" style:apply-style-name="AZUL" style:base-cell-address="BAT_GENCODE.C38"/>
      <style:map style:condition="is-true-formula([.$C38]=&quot;YELLOW&quot;)" style:apply-style-name="AMARILLO" style:base-cell-address="BAT_GENCODE.C38"/>
    </style:style>
    <style:style style:name="ce318" style:family="table-cell" style:parent-style-name="Default">
      <style:table-cell-properties fo:border-bottom="none" fo:border-left="none" fo:border-right="none" fo:border-top="0.06pt solid #000000"/>
      <style:map style:condition="is-true-formula([.$C42]=&quot;RED&quot;)" style:apply-style-name="Rojo" style:base-cell-address="BAT_GENCODE.C42"/>
      <style:map style:condition="is-true-formula([.$C42]=&quot;GREEN&quot;)" style:apply-style-name="VERDE" style:base-cell-address="BAT_GENCODE.C42"/>
      <style:map style:condition="is-true-formula([.$C42]=&quot;ORANGE&quot;)" style:apply-style-name="Sin_20_título1" style:base-cell-address="BAT_GENCODE.C42"/>
      <style:map style:condition="is-true-formula([.$C42]=&quot;BLUE&quot;)" style:apply-style-name="AZUL" style:base-cell-address="BAT_GENCODE.C42"/>
      <style:map style:condition="is-true-formula([.$C42]=&quot;YELLOW&quot;)" style:apply-style-name="AMARILLO" style:base-cell-address="BAT_GENCODE.C42"/>
    </style:style>
    <style:style style:name="ce319" style:family="table-cell" style:parent-style-name="Default">
      <style:table-cell-properties fo:border-bottom="none" fo:border-left="none" fo:border-right="none" fo:border-top="0.06pt solid #000000"/>
      <style:map style:condition="is-true-formula([.$C46]=&quot;RED&quot;)" style:apply-style-name="Rojo" style:base-cell-address="BAT_GENCODE.C46"/>
      <style:map style:condition="is-true-formula([.$C46]=&quot;GREEN&quot;)" style:apply-style-name="VERDE" style:base-cell-address="BAT_GENCODE.C46"/>
      <style:map style:condition="is-true-formula([.$C46]=&quot;ORANGE&quot;)" style:apply-style-name="Sin_20_título1" style:base-cell-address="BAT_GENCODE.C46"/>
      <style:map style:condition="is-true-formula([.$C46]=&quot;BLUE&quot;)" style:apply-style-name="AZUL" style:base-cell-address="BAT_GENCODE.C46"/>
      <style:map style:condition="is-true-formula([.$C46]=&quot;YELLOW&quot;)" style:apply-style-name="AMARILLO" style:base-cell-address="BAT_GENCODE.C46"/>
    </style:style>
    <style:style style:name="ce320" style:family="table-cell" style:parent-style-name="Default">
      <style:table-cell-properties fo:background-color="#99cc66" style:cell-protect="none" style:print-content="true"/>
    </style:style>
    <style:style style:name="ce321" style:family="table-cell" style:parent-style-name="Default">
      <style:table-cell-properties fo:border-bottom="none" fo:border-left="none" fo:border-right="none" fo:border-top="0.06pt solid #000000"/>
    </style:style>
    <style:style style:name="ce322" style:family="table-cell" style:parent-style-name="Default">
      <style:table-cell-properties fo:border="none"/>
    </style:style>
    <style:style style:name="ce323" style:family="table-cell" style:parent-style-name="Default">
      <style:table-cell-properties style:cell-protect="protected" style:print-content="true" fo:background-color="transparent"/>
    </style:style>
    <style:style style:name="ce324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325" style:family="table-cell" style:parent-style-name="Default">
      <style:table-cell-properties fo:border-bottom="none" fo:border-left="none" fo:border-right="0.06pt solid #000000" fo:border-top="0.06pt solid #000000"/>
    </style:style>
    <style:style style:name="ce326" style:family="table-cell" style:parent-style-name="Default">
      <style:table-cell-properties fo:border-bottom="none" fo:border-left="none" fo:border-right="0.06pt solid #000000" fo:border-top="none"/>
    </style:style>
    <style:style style:name="ce327" style:family="table-cell" style:parent-style-name="Default">
      <style:table-cell-properties fo:border-bottom="0.06pt solid #000000" fo:border-left="none" fo:border-right="0.06pt solid #000000" fo:border-top="none"/>
    </style:style>
    <style:style style:name="ce328" style:family="table-cell" style:parent-style-name="Default">
      <style:table-cell-properties fo:background-color="#dddddd"/>
      <style:text-properties style:font-name="Courier New1"/>
    </style:style>
    <style:style style:name="ce329" style:family="table-cell" style:parent-style-name="Default" style:data-style-name="N2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>
      <style:text-properties fo:color="#cccccc" fo:font-style="italic" style:font-style-asian="italic" style:font-style-complex="italic"/>
    </style:style>
    <style:style style:name="ce331" style:family="table-cell" style:parent-style-name="Default" style:data-style-name="N21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33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33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3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339" style:family="table-cell" style:parent-style-name="Default" style:data-style-name="N210">
      <style:table-cell-properties fo:border="0.06pt solid #000000"/>
    </style:style>
    <style:style style:name="ce340" style:family="table-cell" style:parent-style-name="Default" style:data-style-name="N2">
      <style:table-cell-properties fo:border="0.06pt solid #000000"/>
      <style:text-properties style:font-name="Arial" style:font-name-complex="Arial"/>
    </style:style>
    <style:style style:name="ce3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fo:border="0.06pt solid #000000" style:rotation-align="none"/>
    </style:style>
    <style:style style:name="ce343" style:family="table-cell" style:parent-style-name="Default" style:data-style-name="N212">
      <style:text-properties fo:color="#cccccc" fo:font-style="italic" style:font-style-asian="italic" style:font-style-complex="italic"/>
    </style:style>
    <style:style style:name="ce344" style:family="table-cell" style:parent-style-name="Default" style:data-style-name="N210">
      <style:text-properties fo:color="#cccccc" fo:font-style="italic" style:font-style-asian="italic" style:font-style-complex="italic"/>
    </style:style>
    <style:style style:name="ce34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Courier New1" fo:font-size="8pt" style:font-size-asian="8pt" style:font-size-complex="8pt"/>
    </style:style>
    <style:style style:name="ce34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34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34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34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350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351" style:family="table-cell" style:parent-style-name="Default">
      <style:table-cell-properties fo:background-color="#99cc99" fo:border="0.06pt solid #000000"/>
      <style:text-properties style:font-name="Courier New" fo:font-weight="bold" style:font-weight-asian="bold" style:font-weight-complex="bold"/>
    </style:style>
    <style:style style:name="ce352" style:family="table-cell" style:parent-style-name="Default">
      <style:table-cell-properties fo:border="0.06pt solid #000000"/>
      <style:text-properties style:font-name="Courier New"/>
    </style:style>
    <style:style style:name="ce353" style:family="table-cell" style:parent-style-name="Default">
      <style:table-cell-properties fo:background-color="#99cc99"/>
      <style:text-properties style:font-name="Courier New"/>
    </style:style>
    <style:style style:name="ce354" style:family="table-cell" style:parent-style-name="Default">
      <style:table-cell-properties fo:background-color="#99cc66"/>
    </style:style>
    <style:style style:name="ce355" style:family="table-cell" style:parent-style-name="Default">
      <style:table-cell-properties fo:background-color="#99cc99" fo:border="0.06pt solid #000000"/>
      <style:text-properties style:font-name="Courier New"/>
    </style:style>
    <style:style style:name="ce356" style:family="table-cell" style:parent-style-name="Default">
      <style:table-cell-properties fo:background-color="#dddddd" fo:border="0.06pt solid #000000"/>
      <style:text-properties style:font-name="Courier New" fo:font-weight="bold" style:font-weight-asian="bold" style:font-weight-complex="bold"/>
    </style:style>
    <style:style style:name="ce357" style:family="table-cell" style:parent-style-name="Default">
      <style:table-cell-properties fo:background-color="#dddddd" fo:border="0.06pt solid #000000"/>
      <style:text-properties style:font-name="Courier New"/>
    </style:style>
    <style:style style:name="ce358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359" style:family="table-cell" style:parent-style-name="Default">
      <style:table-cell-properties fo:background-color="#99cc99"/>
    </style:style>
    <style:style style:name="ce360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font-name="Courier New"/>
    </style:style>
    <style:style style:name="ce361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Courier New"/>
    </style:style>
    <style:style style:name="ce362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Courier New"/>
    </style:style>
    <style:style style:name="ce363" style:family="table-cell" style:parent-style-name="Default">
      <style:table-cell-properties fo:background-color="#99cc99" fo:border="0.06pt solid #000000"/>
    </style:style>
    <style:style style:name="ce364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Courier New"/>
    </style:style>
    <style:style style:name="ce365" style:family="table-cell" style:parent-style-name="Default">
      <style:table-cell-properties fo:background-color="#dddddd"/>
      <style:text-properties style:font-name="Courier New"/>
    </style:style>
    <style:style style:name="ce366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Courier New"/>
    </style:style>
    <style:style style:name="ce367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Courier New"/>
    </style:style>
    <style:style style:name="ce368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Courier New"/>
    </style:style>
    <style:style style:name="ce369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Courier New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9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47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11])" table:allow-empty-cell="true" table:display-list="unsorted" table:base-cell-address="DataTypes.G7">
          <table:error-message table:message-type="stop" table:display="true"/>
        </table:content-validation>
        <table:content-validation table:name="val2" table:condition="of:cell-content-is-in-list([.$A$6:.$A$14])" table:allow-empty-cell="true" table:display-list="unsorted" table:base-cell-address="BAT.A49">
          <table:error-message table:message-type="stop" table:display="true"/>
        </table:content-validation>
        <table:content-validation table:name="val3" table:condition="of:cell-content-is-in-list(&quot;RED&quot;;&quot;ORANGE&quot;;&quot;YELLOW&quot;;&quot;GREEN&quot;;&quot;BLUE&quot;)" table:allow-empty-cell="true" table:display-list="unsorted" table:base-cell-address="BAT_GENCODE.C22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4.046cm" svg:height="2.146cm" svg:x="2.761cm" svg:y="0cm" draw:caption-point-x="-0.085cm" draw:caption-point-y="0.01c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BAT</text:p>
          </table:table-cell>
          <table:table-cell table:style-name="ce23" office:value-type="string" calcext:value-type="string" table:number-columns-spanned="12" table:number-rows-spanned="1">
            <text:p>UCANca 1D Discretizer Specification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1" svg:width="4.07cm" svg:height="2.094cm" svg:x="29.855cm" svg:y="0.214cm" draw:caption-point-x="2.183cm" draw:caption-point-y="0.722c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gatATAC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BAT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1D_Discretizer_Spec_&quot;;[.A3])" office:value-type="string" office:string-value="uCANca_BAT_1D_Discretizer_Spec_BAT" calcext:value-type="string" table:number-columns-spanned="4" table:number-rows-spanned="1">
            <text:p>uCANca_BAT_1D_Discretizer_Spec_BAT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4-11-12" calcext:value-type="date">
            <text:p>2014-11-12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7" table:visibility="collapse">
          <table:table-cell table:style-name="ce4"/>
          <table:table-cell table:style-name="ce37" table:formula="of:=[$Cover.$A$1]" office:value-type="string" office:string-value="BAT" calcext:value-type="string" table:number-columns-spanned="8" table:number-rows-spanned="1">
            <text:p>BAT</text:p>
          </table:table-cell>
          <table:covered-table-cell table:number-columns-repeated="6" table:style-name="ce52"/>
          <table:covered-table-cell table:style-name="ce83"/>
          <table:table-cell table:style-name="ce4"/>
          <table:table-cell table:style-name="ce88" office:value-type="string" calcext:value-type="string">
            <text:p>Author : </text:p>
          </table:table-cell>
          <table:table-cell table:style-name="ce94" table:formula="of:=[$Cover.$A$19]" office:value-type="string" office:string-value="Txinto Vaz" calcext:value-type="string">
            <text:p>Txinto Vaz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8" table:formula="of:=[$Cover.$A$2]" office:value-type="string" office:string-value="gatATAC" calcext:value-type="string" table:number-columns-spanned="8" table:number-rows-spanned="1">
            <text:p>gatATAC</text:p>
          </table:table-cell>
          <table:covered-table-cell table:number-columns-repeated="6" table:style-name="ce53"/>
          <table:covered-table-cell table:style-name="ce84"/>
          <table:table-cell table:style-name="ce4"/>
          <table:table-cell table:style-name="ce88" office:value-type="string" calcext:value-type="string">
            <text:p>Reference : </text:p>
          </table:table-cell>
          <table:table-cell table:style-name="ce94" table:formula="of:=[$Cover.$C$6]" office:value-type="string" office:string-value="uCANca_BAT_1D_Discretizer_Spec_BAT" calcext:value-type="string">
            <text:p>uCANca_BAT_1D_Discretizer_Spec_BAT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9" office:value-type="string" calcext:value-type="string">
            <text:p>Project N°</text:p>
          </table:table-cell>
          <table:table-cell table:style-name="ce54" table:formula="of:=[$Cover.$A$3]" office:value-type="string" office:string-value="BAT" calcext:value-type="string" table:number-columns-spanned="7" table:number-rows-spanned="1">
            <text:p>BAT</text:p>
          </table:table-cell>
          <table:covered-table-cell table:number-columns-repeated="5" table:style-name="ce64"/>
          <table:covered-table-cell table:style-name="ce85"/>
          <table:table-cell table:style-name="ce4"/>
          <table:table-cell table:style-name="ce88" office:value-type="string" calcext:value-type="string">
            <text:p>Revision Date : </text:p>
          </table:table-cell>
          <table:table-cell table:style-name="ce95" table:formula="of:=[$Cover.$C$8]" office:value-type="date" office:date-value="2014-11-12" calcext:value-type="date" table:number-columns-spanned="2" table:number-rows-spanned="1">
            <text:p>12/11/2014</text:p>
          </table:table-cell>
          <table:covered-table-cell table:style-name="ce114"/>
          <table:table-cell table:number-columns-repeated="1011"/>
        </table:table-row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Types" table:style-name="ta2">
        <table:table-column table:style-name="co7" table:default-cell-style-name="ce118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size</text:p>
          </table:table-cell>
          <table:table-cell table:style-name="ce118" office:value-type="string" calcext:value-type="string">
            <text:p>c_data_type</text:p>
          </table:table-cell>
          <table:table-cell table:style-name="ce118" office:value-type="string" calcext:value-type="string">
            <text:p>A2L_data_type</text:p>
          </table:table-cell>
          <table:table-cell table:style-name="ce118" table:number-columns-repeated="1018"/>
          <table:table-cell/>
        </table:table-row>
        <table:table-row table:style-name="ro5">
          <table:table-cell table:style-name="ce119" office:value-type="float" office:value="1" calcext:value-type="float">
            <text:p>1</text:p>
          </table:table-cell>
          <table:table-cell table:style-name="ce120" office:value-type="string" calcext:value-type="string">
            <text:p>U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UI_8</text:p>
          </table:table-cell>
          <table:table-cell table:style-name="ce120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2" calcext:value-type="float">
            <text:p>2</text:p>
          </table:table-cell>
          <table:table-cell table:style-name="ce120" office:value-type="string" calcext:value-type="string">
            <text:p>U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3" calcext:value-type="float">
            <text:p>3</text:p>
          </table:table-cell>
          <table:table-cell table:style-name="ce120" office:value-type="string" calcext:value-type="string">
            <text:p>U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UI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FL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FL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5" calcext:value-type="float">
            <text:p>5</text:p>
          </table:table-cell>
          <table:table-cell table:style-name="ce120" office:value-type="string" calcext:value-type="string">
            <text:p>S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SI_32</text:p>
          </table:table-cell>
          <table:table-cell table:style-name="ce120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6" calcext:value-type="float">
            <text:p>6</text:p>
          </table:table-cell>
          <table:table-cell table:style-name="ce120" office:value-type="string" calcext:value-type="string">
            <text:p>S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SI_16</text:p>
          </table:table-cell>
          <table:table-cell table:style-name="ce120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7" calcext:value-type="float">
            <text:p>7</text:p>
          </table:table-cell>
          <table:table-cell table:style-name="ce120" office:value-type="string" calcext:value-type="string">
            <text:p>S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SI_8</text:p>
          </table:table-cell>
          <table:table-cell table:style-name="ce120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8" calcext:value-type="float">
            <text:p>8</text:p>
          </table:table-cell>
          <table:table-cell table:style-name="ce120" office:value-type="string" calcext:value-type="string">
            <text:p>BOOL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0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119" office:value-type="float" office:value="9" calcext:value-type="float">
            <text:p>9</text:p>
          </table:table-cell>
          <table:table-cell table:style-name="ce120" office:value-type="string" calcext:value-type="string">
            <text:p>PWM</text:p>
          </table:table-cell>
          <table:table-cell table:style-name="ce121" office:value-type="float" office:value="15" calcext:value-type="float">
            <text:p>15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10" calcext:value-type="float">
            <text:p>10</text:p>
          </table:table-cell>
          <table:table-cell table:style-name="ce120" office:value-type="string" calcext:value-type="string">
            <text:p>ADC</text:p>
          </table:table-cell>
          <table:table-cell table:style-name="ce121" office:value-type="float" office:value="12" calcext:value-type="float">
            <text:p>12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119"/>
          <table:table-cell table:style-name="ce121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T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0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84" table:default-cell-style-name="Default"/>
        <table:table-row table:style-name="ro5">
          <table:table-cell table:style-name="ce262" office:value-type="string" calcext:value-type="string">
            <text:p>BAT_SENS meausrement</text:p>
          </table:table-cell>
          <table:table-cell table:style-name="ce269" table:number-columns-repeated="2"/>
          <table:table-cell/>
          <table:table-cell table:style-name="ce269" table:number-columns-repeated="2"/>
          <table:table-cell table:style-name="ce291"/>
          <table:table-cell table:style-name="ce299"/>
          <table:table-cell table:number-columns-repeated="1016"/>
        </table:table-row>
        <table:table-row table:style-name="ro5">
          <table:table-cell table:style-name="ce263"/>
          <table:table-cell table:style-name="ce270" table:number-columns-repeated="3"/>
          <table:table-cell/>
          <table:table-cell table:style-name="ce270"/>
          <table:table-cell table:style-name="ce292"/>
          <table:table-cell table:style-name="ce299"/>
          <table:table-cell table:number-columns-repeated="1016"/>
        </table:table-row>
        <table:table-row table:style-name="ro5">
          <table:table-cell table:style-name="ce264" office:value-type="string" calcext:value-type="string">
            <text:p>BAT (V)</text:p>
          </table:table-cell>
          <table:table-cell table:style-name="ce271" office:value-type="string" calcext:value-type="string">
            <text:p>BAT_SENS (V)-calculation</text:p>
          </table:table-cell>
          <table:table-cell table:style-name="ce277" office:value-type="string" calcext:value-type="string">
            <text:p>measurement</text:p>
          </table:table-cell>
          <table:table-cell table:style-name="ce282" office:value-type="string" calcext:value-type="string">
            <text:p>Tolerance</text:p>
          </table:table-cell>
          <table:table-cell/>
          <table:table-cell table:style-name="ce287" office:value-type="string" calcext:value-type="string">
            <text:p>Acquisition resolution</text:p>
          </table:table-cell>
          <table:table-cell table:style-name="ce293" table:formula="of:=4.7/34.7" office:value-type="float" office:value="0.135446685878963" calcext:value-type="float">
            <text:p>0,1354466859</text:p>
          </table:table-cell>
          <table:table-cell table:style-name="ce299"/>
          <table:table-cell table:number-columns-repeated="1016"/>
        </table:table-row>
        <table:table-row table:style-name="ro5">
          <table:table-cell table:style-name="ce265" office:value-type="float" office:value="0" calcext:value-type="float">
            <text:p>0</text:p>
          </table:table-cell>
          <table:table-cell table:style-name="ce272" table:formula="of:=([.A4]-[.G$6])*[.G$3]" office:value-type="float" office:value="0" calcext:value-type="float">
            <text:p>0,000</text:p>
          </table:table-cell>
          <table:table-cell table:style-name="ce278" office:value-type="float" office:value="0" calcext:value-type="float">
            <text:p>0,000</text:p>
          </table:table-cell>
          <table:table-cell table:style-name="ce283" office:value-type="string" calcext:value-type="string">
            <text:p>'+/- 0,1 V</text:p>
          </table:table-cell>
          <table:table-cell/>
          <table:table-cell table:style-name="ce288" office:value-type="string" calcext:value-type="string">
            <text:p>Offset1?</text:p>
          </table:table-cell>
          <table:table-cell table:style-name="ce294" office:value-type="float" office:value="3.95" calcext:value-type="float">
            <text:p>3,95</text:p>
          </table:table-cell>
          <table:table-cell table:style-name="ce299"/>
          <table:table-cell table:number-columns-repeated="1016"/>
        </table:table-row>
        <table:table-row table:style-name="ro5">
          <table:table-cell table:style-name="ce266" office:value-type="float" office:value="7" calcext:value-type="float">
            <text:p>7</text:p>
          </table:table-cell>
          <table:table-cell table:style-name="ce273" table:formula="of:=([.A5]-[.G$6])*[.G$3]" office:value-type="float" office:value="0.948126801152738" calcext:value-type="float">
            <text:p>0,948</text:p>
          </table:table-cell>
          <table:table-cell table:style-name="ce279" office:value-type="float" office:value="0.9176" calcext:value-type="float">
            <text:p>0,918</text:p>
          </table:table-cell>
          <table:table-cell table:style-name="ce284" office:value-type="string" calcext:value-type="string">
            <text:p>'+/- 0,1 V</text:p>
          </table:table-cell>
          <table:table-cell/>
          <table:table-cell table:style-name="ce288" office:value-type="string" calcext:value-type="string">
            <text:p>Offset2?</text:p>
          </table:table-cell>
          <table:table-cell table:style-name="ce294" office:value-type="float" office:value="0" calcext:value-type="float">
            <text:p>0</text:p>
          </table:table-cell>
          <table:table-cell table:style-name="ce299"/>
          <table:table-cell table:number-columns-repeated="1016"/>
        </table:table-row>
        <table:table-row table:style-name="ro5">
          <table:table-cell table:style-name="ce266" office:value-type="float" office:value="9" calcext:value-type="float">
            <text:p>9</text:p>
          </table:table-cell>
          <table:table-cell table:style-name="ce273" table:formula="of:=([.A6]-[.G$6])*[.G$3]" office:value-type="float" office:value="1.21902017291066" calcext:value-type="float">
            <text:p>1,219</text:p>
          </table:table-cell>
          <table:table-cell table:style-name="ce279" office:value-type="float" office:value="1.1883" calcext:value-type="float">
            <text:p>1,188</text:p>
          </table:table-cell>
          <table:table-cell table:style-name="ce284" office:value-type="string" calcext:value-type="string">
            <text:p>'+/- 0,1 V</text:p>
          </table:table-cell>
          <table:table-cell/>
          <table:table-cell table:style-name="ce288" office:value-type="string" calcext:value-type="string">
            <text:p>Acquisition offset</text:p>
          </table:table-cell>
          <table:table-cell table:style-name="ce295" table:formula="of:=[.G4]*[.G5]" office:value-type="float" office:value="0" calcext:value-type="float">
            <text:p>0</text:p>
          </table:table-cell>
          <table:table-cell table:style-name="ce299"/>
          <table:table-cell table:number-columns-repeated="1016"/>
        </table:table-row>
        <table:table-row table:style-name="ro5">
          <table:table-cell table:style-name="ce266" office:value-type="float" office:value="13.5" calcext:value-type="float">
            <text:p>13,5</text:p>
          </table:table-cell>
          <table:table-cell table:style-name="ce273" table:formula="of:=([.A7]-[.G$6])*[.G$3]" office:value-type="float" office:value="1.82853025936599" calcext:value-type="float">
            <text:p>1,829</text:p>
          </table:table-cell>
          <table:table-cell table:style-name="ce279" office:value-type="float" office:value="1.7727" calcext:value-type="float">
            <text:p>1,773</text:p>
          </table:table-cell>
          <table:table-cell table:style-name="ce284" office:value-type="string" calcext:value-type="string">
            <text:p>'+/- 0,1 V</text:p>
          </table:table-cell>
          <table:table-cell/>
          <table:table-cell table:style-name="ce288" office:value-type="string" calcext:value-type="string">
            <text:p>DataType</text:p>
          </table:table-cell>
          <table:table-cell table:style-name="ce294" table:content-validation-name="val1" office:value-type="string" calcext:value-type="string">
            <text:p>ADC</text:p>
          </table:table-cell>
          <table:table-cell table:style-name="ce299"/>
          <table:table-cell table:number-columns-repeated="1016"/>
        </table:table-row>
        <table:table-row table:style-name="ro5">
          <table:table-cell table:style-name="ce266" office:value-type="float" office:value="16" calcext:value-type="float">
            <text:p>16</text:p>
          </table:table-cell>
          <table:table-cell table:style-name="ce273" table:formula="of:=([.A8]-[.G$6])*[.G$3]" office:value-type="float" office:value="2.1671469740634" calcext:value-type="float">
            <text:p>2,167</text:p>
          </table:table-cell>
          <table:table-cell table:style-name="ce279" office:value-type="float" office:value="2.0548" calcext:value-type="float">
            <text:p>2,055</text:p>
          </table:table-cell>
          <table:table-cell table:style-name="ce284" office:value-type="string" calcext:value-type="string">
            <text:p>'+/- 0,1 V</text:p>
          </table:table-cell>
          <table:table-cell/>
          <table:table-cell table:style-name="ce288" table:formula="of:=CONCATENATE([.G7];&quot; Size&quot;)" office:value-type="string" office:string-value="ADC Size" calcext:value-type="string">
            <text:p>ADC Size</text:p>
          </table:table-cell>
          <table:table-cell table:style-name="ce294" table:formula="of:=VLOOKUP([.G7];[$DataTypes.$B$2:.$C$11];2;0)" office:value-type="float" office:value="12" calcext:value-type="float">
            <text:p>12</text:p>
          </table:table-cell>
          <table:table-cell table:style-name="ce299"/>
          <table:table-cell table:number-columns-repeated="1016"/>
        </table:table-row>
        <table:table-row table:style-name="ro5">
          <table:table-cell table:style-name="ce267" office:value-type="float" office:value="18" calcext:value-type="float">
            <text:p>18</text:p>
          </table:table-cell>
          <table:table-cell table:style-name="ce274" table:formula="of:=([.A9]-[.G$6])*[.G$3]" office:value-type="float" office:value="2.43804034582133" calcext:value-type="float">
            <text:p>2,438</text:p>
          </table:table-cell>
          <table:table-cell table:style-name="ce280" office:value-type="float" office:value="2.2425" calcext:value-type="float">
            <text:p>2,243</text:p>
          </table:table-cell>
          <table:table-cell table:style-name="ce285" office:value-type="string" calcext:value-type="string">
            <text:p>+/- 0,1 V</text:p>
          </table:table-cell>
          <table:table-cell/>
          <table:table-cell table:style-name="ce288" table:formula="of:=CONCATENATE([.G7];&quot; Max&quot;)" office:value-type="string" office:string-value="ADC Max" calcext:value-type="string">
            <text:p>ADC Max</text:p>
          </table:table-cell>
          <table:table-cell table:style-name="ce294" table:formula="of:=POWER(2;[.G8])" office:value-type="float" office:value="4096" calcext:value-type="float">
            <text:p>4096</text:p>
          </table:table-cell>
          <table:table-cell table:style-name="ce299"/>
          <table:table-cell table:number-columns-repeated="1016"/>
        </table:table-row>
        <table:table-row table:style-name="ro5">
          <table:table-cell table:style-name="ce268" office:value-type="float" office:value="20" calcext:value-type="float">
            <text:p>20</text:p>
          </table:table-cell>
          <table:table-cell table:style-name="ce275" table:formula="of:=([.A10]-[.G$6])*[.G$3]" office:value-type="float" office:value="2.70893371757925" calcext:value-type="float">
            <text:p>2,709</text:p>
          </table:table-cell>
          <table:table-cell table:style-name="ce281" table:formula="of:=(([.A10]-[.A8])*(([.C9]-[.C8])/([.A9]-[.A8])))+[.C8]" office:value-type="float" office:value="2.4302" calcext:value-type="float">
            <text:p>2,430</text:p>
          </table:table-cell>
          <table:table-cell table:style-name="ce286" office:value-type="string" calcext:value-type="string">
            <text:p>+/- 0,1 V</text:p>
          </table:table-cell>
          <table:table-cell/>
          <table:table-cell table:style-name="ce288" office:value-type="string" calcext:value-type="string">
            <text:p>Full Scale</text:p>
          </table:table-cell>
          <table:table-cell table:style-name="ce296" office:value-type="float" office:value="5" calcext:value-type="float">
            <text:p>5</text:p>
          </table:table-cell>
          <table:table-cell table:style-name="ce299"/>
          <table:table-cell table:number-columns-repeated="1016"/>
        </table:table-row>
        <table:table-row table:style-name="ro5">
          <table:table-cell/>
          <table:table-cell table:style-name="ce276" table:number-columns-repeated="3"/>
          <table:table-cell/>
          <table:table-cell table:style-name="ce289" table:formula="of:=CONCATENATE([.G7];&quot; resolution&quot;)" office:value-type="string" office:string-value="ADC resolution" calcext:value-type="string">
            <text:p>ADC resolution</text:p>
          </table:table-cell>
          <table:table-cell table:style-name="ce297" table:formula="of:=[.G10]/[.G9]" office:value-type="float" office:value="0.001220703125" calcext:value-type="float">
            <text:p>0,0012207031</text:p>
          </table:table-cell>
          <table:table-cell table:style-name="ce299"/>
          <table:table-cell table:number-columns-repeated="1016"/>
        </table:table-row>
        <table:table-row table:style-name="ro5">
          <table:table-cell table:number-columns-repeated="5"/>
          <table:table-cell table:style-name="ce290" office:value-type="string" calcext:value-type="string">
            <text:p>Total resolution</text:p>
          </table:table-cell>
          <table:table-cell table:style-name="ce298" table:formula="of:=[.G11]/[.G3]" office:value-type="float" office:value="0.00901242519946806" calcext:value-type="float">
            <text:p>0,0090124252</text:p>
          </table:table-cell>
          <table:table-cell table:style-name="ce299"/>
          <table:table-cell table:number-columns-repeated="1016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7"/>
          <table:table-cell table:style-name="ce299"/>
          <table:table-cell table:number-columns-repeated="1016"/>
        </table:table-row>
        <table:table-row table:style-name="ro5">
          <table:table-cell table:number-columns-repeated="7"/>
          <table:table-cell table:style-name="ce299"/>
          <table:table-cell table:number-columns-repeated="1016"/>
        </table:table-row>
      </table:table>
      <table:table table:name="BAT_GENCODE" table:style-name="ta3">
        <office:forms form:automatic-focus="false" form:apply-design-mode="false"/>
        <table:table-column table:style-name="co25" table:default-cell-style-name="ce306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311"/>
        <table:table-column table:style-name="co27" table:default-cell-style-name="ce328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335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961" table:default-cell-style-name="Default"/>
        <table:table-row table:style-name="ro5">
          <table:table-cell table:style-name="Default" office:value-type="string" calcext:value-type="string">
            <text:p>Signal:</text:p>
          </table:table-cell>
          <table:table-cell office:value-type="string" calcext:value-type="string">
            <text:p>BAT_SENS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number-columns-repeated="1005"/>
        </table:table-row>
        <table:table-row table:style-name="ro5">
          <table:table-cell table:style-name="Default" office:value-type="string" calcext:value-type="string">
            <text:p>Abbrev</text:p>
          </table:table-cell>
          <table:table-cell office:value-type="string" calcext:value-type="string">
            <text:p>BAT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330" table:number-columns-repeated="4"/>
          <table:table-cell table:number-columns-repeated="1004"/>
        </table:table-row>
        <table:table-row table:style-name="ro5">
          <table:table-cell table:style-name="ce300" office:value-type="string" calcext:value-type="string">
            <text:p>DataType</text:p>
          </table:table-cell>
          <table:table-cell table:formula="of:=VLOOKUP([BAT.G7];[$DataTypes.B9:.E11];3;0)" office:value-type="string" office:string-value="UI_16" calcext:value-type="string">
            <text:p>UI_16</text:p>
          </table:table-cell>
          <table:table-cell table:number-columns-repeated="3"/>
          <table:table-cell table:style-name="ce308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273"/>
          <table:covered-table-cell table:style-name="Default"/>
          <table:covered-table-cell/>
          <table:table-cell table:number-columns-repeated="1004"/>
        </table:table-row>
        <table:table-row table:style-name="ro5">
          <table:table-cell table:style-name="ce301"/>
          <table:table-cell table:style-name="ce308"/>
          <table:table-cell table:style-name="ce308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301"/>
          <table:table-cell table:style-name="ce308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301"/>
          <table:table-cell table:style-name="ce308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301"/>
          <table:table-cell table:style-name="ce331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301"/>
          <table:table-cell table:style-name="ce308" office:value-type="string" calcext:value-type="string" table:number-columns-spanned="2" table:number-rows-spanned="1">
            <text:p>Summary</text:p>
          </table:table-cell>
          <table:covered-table-cell table:style-name="ce301"/>
          <table:table-cell table:style-name="ce308" office:value-type="string" calcext:value-type="string" table:number-columns-spanned="3" table:number-rows-spanned="1">
            <text:p>Raw</text:p>
          </table:table-cell>
          <table:covered-table-cell table:number-columns-repeated="2" table:style-name="ce301"/>
          <table:table-cell table:style-name="ce301" table:number-columns-repeated="26"/>
          <table:table-cell table:style-name="ce301" office:value-type="string" calcext:value-type="string">
            <text:p>Code</text:p>
          </table:table-cell>
          <table:table-cell table:style-name="ce301" table:number-columns-repeated="972"/>
        </table:table-row>
        <table:table-row table:style-name="ro5">
          <table:table-cell table:style-name="ce301" office:value-type="string" calcext:value-type="string">
            <text:p>Range Name</text:p>
          </table:table-cell>
          <table:table-cell table:style-name="ce301" office:value-type="string" calcext:value-type="string">
            <text:p>Min Value</text:p>
          </table:table-cell>
          <table:table-cell table:style-name="ce301" office:value-type="string" calcext:value-type="string">
            <text:p>calculated</text:p>
          </table:table-cell>
          <table:table-cell table:style-name="ce301" office:value-type="string" calcext:value-type="string">
            <text:p>measured</text:p>
          </table:table-cell>
          <table:table-cell table:style-name="ce301" office:value-type="string" calcext:value-type="string">
            <text:p>tolerance</text:p>
          </table:table-cell>
          <table:table-cell table:style-name="ce301" office:value-type="string" calcext:value-type="string">
            <text:p>prev</text:p>
          </table:table-cell>
          <table:table-cell table:style-name="ce301" office:value-type="string" calcext:value-type="string">
            <text:p>post</text:p>
          </table:table-cell>
          <table:table-cell table:style-name="ce301" office:value-type="string" calcext:value-type="string">
            <text:p>Def – prev</text:p>
          </table:table-cell>
          <table:table-cell table:style-name="ce301" office:value-type="string" calcext:value-type="string">
            <text:p>Post – Def</text:p>
          </table:table-cell>
          <table:table-cell table:style-name="ce301" office:value-type="string" calcext:value-type="string">
            <text:p>tolerance</text:p>
          </table:table-cell>
          <table:table-cell table:style-name="ce301" office:value-type="string" calcext:value-type="string">
            <text:p>prev val</text:p>
          </table:table-cell>
          <table:table-cell table:style-name="ce301" office:value-type="string" calcext:value-type="string">
            <text:p>post val</text:p>
          </table:table-cell>
          <table:table-cell table:style-name="ce301" office:value-type="string" calcext:value-type="string">
            <text:p>post val – prev val</text:p>
          </table:table-cell>
          <table:table-cell table:style-name="ce301" office:value-type="string" calcext:value-type="string">
            <text:p>result</text:p>
          </table:table-cell>
          <table:table-cell table:style-name="ce301" office:value-type="string" calcext:value-type="string">
            <text:p>prev val</text:p>
          </table:table-cell>
          <table:table-cell table:style-name="ce301" office:value-type="string" calcext:value-type="string">
            <text:p>post val</text:p>
          </table:table-cell>
          <table:table-cell table:style-name="ce301" office:value-type="string" calcext:value-type="string">
            <text:p>post val – prev val</text:p>
          </table:table-cell>
          <table:table-cell table:style-name="ce301" office:value-type="string" calcext:value-type="string">
            <text:p>result</text:p>
          </table:table-cell>
          <table:table-cell table:style-name="ce301" office:value-type="string" calcext:value-type="string">
            <text:p>Result</text:p>
          </table:table-cell>
          <table:table-cell table:style-name="ce301" office:value-type="string" calcext:value-type="string">
            <text:p>Tolerance</text:p>
          </table:table-cell>
          <table:table-cell table:style-name="ce301" office:value-type="string" calcext:value-type="string">
            <text:p>calculated</text:p>
          </table:table-cell>
          <table:table-cell table:style-name="ce301" office:value-type="string" calcext:value-type="string">
            <text:p>truncated</text:p>
          </table:table-cell>
          <table:table-cell table:style-name="ce301" office:value-type="string" calcext:value-type="string">
            <text:p>Hex</text:p>
          </table:table-cell>
          <table:table-cell table:style-name="ce301" table:number-columns-repeated="26"/>
          <table:table-cell table:style-name="ce301">
            <office:annotation draw:style-name="gr3" draw:text-style-name="P2" svg:width="2.899cm" svg:height="0.669cm" svg:x="75.034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301"/>
          <table:table-cell table:style-name="ce351" table:formula="of:=[.B3]&amp;&quot; &quot;" office:value-type="string" office:string-value="UI_16 " calcext:value-type="string">
            <office:annotation office:display="true" draw:style-name="gr4" draw:text-style-name="P2" svg:width="2.899cm" svg:height="1.781cm" svg:x="84.39cm" svg:y="0cm" draw:caption-point-x="-7.784cm" draw:caption-point-y="1.816cm">
              <dc:date>2014-11-06T00:00:00</dc:date>
              <text:p text:style-name="P3"><text:span text:style-name="T3">Use green areas to tune the typedefs, structs...</text:span></text:p>
            </office:annotation>
            <text:p>UI_16 </text:p>
          </table:table-cell>
          <table:table-cell table:style-name="ce351" table:formula="of:=[.BA15]&amp;&quot;_values[] = {&quot;" office:value-type="string" office:string-value="_values[] = {" calcext:value-type="string">
            <text:p>_values[] = {</text:p>
          </table:table-cell>
          <table:table-cell table:style-name="ce351"/>
          <table:table-cell table:style-name="ce301"/>
          <table:table-cell table:style-name="ce356" table:formula="of:=CONCATENATE([.AZ5];[.BA5];[.BB5])" office:value-type="string" office:string-value="UI_16 _values[] = {" calcext:value-type="string">
            <office:annotation office:display="true" draw:style-name="gr5" draw:text-style-name="P2" svg:width="2.899cm" svg:height="2.176cm" svg:x="92.921cm" svg:y="4.97cm" draw:caption-point-x="-2.264cm" draw:caption-point-y="-3.154cm">
              <dc:date>2014-11-06T00:00:00</dc:date>
              <text:p text:style-name="P3"><text:span text:style-name="T3">Copy from here towards down for obtaining typedef, struct, table definitions.</text:span></text:p>
            </office:annotation>
            <text:p>UI_16 _values[] = {</text:p>
          </table:table-cell>
          <table:table-cell table:style-name="ce358" office:value-type="string" calcext:value-type="string">
            <text:p>typedef_enum {</text:p>
          </table:table-cell>
          <table:table-cell table:style-name="ce358" table:number-columns-repeated="3"/>
          <table:table-cell table:style-name="ce356" table:formula="of:=[.BE5]" office:value-type="string" office:string-value="typedef_enum {" calcext:value-type="string">
            <office:annotation office:display="true" draw:style-name="gr5" draw:text-style-name="P2" svg:width="2.899cm" svg:height="2.176cm" svg:x="101.128cm" svg:y="7.114cm" draw:caption-point-x="3.287cm" draw:caption-point-y="-5.298cm">
              <dc:date>2014-11-06T00:00:00</dc:date>
              <text:p text:style-name="P3"><text:span text:style-name="T3">Copy from here towards down for obtaining enum definitions.</text:span></text:p>
            </office:annotation>
            <text:p>typedef_enum {</text:p>
          </table:table-cell>
          <table:table-cell table:style-name="ce301" table:number-columns-repeated="961"/>
        </table:table-row>
        <table:table-row table:style-name="ro5">
          <table:table-cell table:style-name="ce302" office:value-type="string" calcext:value-type="string">
            <office:annotation office:display="true" draw:style-name="gr6" draw:text-style-name="P2" svg:width="6.002cm" svg:height="2.674cm" svg:x="1.511cm" svg:y="6.278cm" draw:caption-point-x="1.81cm" draw:caption-point-y="-4.011cm">
              <dc:date>2014-11-06T00:00:00</dc:date>
              <text:p text:style-name="P3"><text:span text:style-name="T3">Green areas are for fulfilling with requirements:</text:span></text:p>
              <text:p text:style-name="P3"><text:span text:style-name="T3">Please note the name of the range and the minimum value within the range (lower frontier)</text:span></text:p>
            </office:annotation>
            <text:p>HIGH</text:p>
          </table:table-cell>
          <table:table-cell table:style-name="ce309" office:value-type="float" office:value="15.5" calcext:value-type="float">
            <text:p>15,5</text:p>
          </table:table-cell>
          <table:table-cell table:style-name="ce311" table:formula="of:=VLOOKUP([.$B6];[BAT.$A$4:.$D$20];2;0)" office:value-type="string" office:string-value="" calcext:value-type="error">
            <text:p>#N/A</text:p>
          </table:table-cell>
          <table:table-cell table:style-name="ce311" table:formula="of:=VLOOKUP([.$B6];[BAT.$A$4:.$D$20];3;0)" office:value-type="string" office:string-value="" calcext:value-type="error">
            <text:p>#N/A</text:p>
          </table:table-cell>
          <table:table-cell table:style-name="ce311" table:formula="of:=VLOOKUP([.$B6];[BAT.$A$4:.$D$20];4;0)" office:value-type="string" office:string-value="" calcext:value-type="error">
            <office:annotation office:display="true" draw:style-name="gr7" draw:text-style-name="P2" svg:width="2.899cm" svg:height="2.571cm" svg:x="13.054cm" svg:y="1.749cm" draw:caption-point-x="-0.888cm" draw:caption-point-y="0.518cm">
              <dc:date>2014-11-06T00:00:00</dc:date>
              <text:p text:style-name="P3"><text:span text:style-name="T3">If available, the values in the transfer function given in by hardware teams will be used.</text:span></text:p>
            </office:annotation>
            <text:p>#N/A</text:p>
          </table:table-cell>
          <table:table-cell table:style-name="ce311" table:formula="of:=VLOOKUP([.$B6];[BAT.$A$4:.$D$20];1;1)" office:value-type="float" office:value="13.5" calcext:value-type="float">
            <text:p>13,5</text:p>
          </table:table-cell>
          <table:table-cell table:style-name="ce311" table:formula="of:=INDEX([BAT.$A$5:.$A$20];MATCH([.$F6];[BAT.$A$4:.$A$20]);1)" office:value-type="float" office:value="16" calcext:value-type="float">
            <text:p>16</text:p>
          </table:table-cell>
          <table:table-cell table:style-name="ce311" table:formula="of:=[.B6]-[.F6]" office:value-type="float" office:value="2" calcext:value-type="float">
            <text:p>2</text:p>
          </table:table-cell>
          <table:table-cell table:style-name="ce311" table:formula="of:=[.G6]-[.F6]" office:value-type="float" office:value="2.5" calcext:value-type="float">
            <text:p>2,5</text:p>
          </table:table-cell>
          <table:table-cell table:formula="of:=VLOOKUP([.B6];[BAT.$A$4:.$D$20];4;1)" office:value-type="string" office:string-value="'+/- 0,1 V" calcext:value-type="string">
            <text:p>'+/- 0,1 V</text:p>
          </table:table-cell>
          <table:table-cell table:style-name="ce311" table:formula="of:=VLOOKUP([.F6];[BAT.$A$4:.$D$20];2;0)" office:value-type="float" office:value="1.82853025936599" calcext:value-type="float">
            <office:annotation office:display="true" draw:style-name="gr8" draw:text-style-name="P2" svg:width="2.899cm" svg:height="4.941cm" svg:x="27.016cm" svg:y="0.57cm" draw:caption-point-x="-1.304cm" draw:caption-point-y="1.697cm">
              <dc:date>2014-11-06T00:00:00</dc:date>
              <text:p text:style-name="P3"><text:span text:style-name="T3">If interpolation using the measured values is not possible, then interpolation will be used on formula generated values (calculated values).</text:span></text:p>
            </office:annotation>
            <text:p>1,8285302594</text:p>
          </table:table-cell>
          <table:table-cell table:style-name="ce311" table:formula="of:=VLOOKUP([.G6];[BAT.$A$4:.$D$20];2;0)" office:value-type="float" office:value="2.1671469740634" calcext:value-type="float">
            <text:p>2,1671469741</text:p>
          </table:table-cell>
          <table:table-cell table:style-name="ce311" table:formula="of:=[.L6]-[.K6]" office:value-type="float" office:value="0.33861671469741" calcext:value-type="float">
            <text:p>0,3386167147</text:p>
          </table:table-cell>
          <table:table-cell table:style-name="ce329" table:formula="of:=([.M6]*([.H6]/[.I6]))+[.K6]" office:value-type="float" office:value="2.09942363112392" calcext:value-type="float">
            <text:p>2,099</text:p>
          </table:table-cell>
          <table:table-cell table:style-name="ce311" table:formula="of:=VLOOKUP([.F6];[BAT.$A$4:.$D$20];3;0)" office:value-type="float" office:value="1.7727" calcext:value-type="float">
            <office:annotation office:display="true" draw:style-name="gr9" draw:text-style-name="P2" svg:width="2.899cm" svg:height="3.361cm" svg:x="21.587cm" svg:y="4.161cm" draw:caption-point-x="14.121cm" draw:caption-point-y="-1.894cm">
              <dc:date>2014-11-06T00:00:00</dc:date>
              <text:p text:style-name="P3"><text:span text:style-name="T3">If not data not available for required value, then interpolation using the measured values is used.</text:span></text:p>
            </office:annotation>
            <text:p>1,7727</text:p>
          </table:table-cell>
          <table:table-cell table:style-name="ce311" table:formula="of:=VLOOKUP([.G6];[BAT.$A$4:.$D$20];3;0)" office:value-type="float" office:value="2.0548" calcext:value-type="float">
            <text:p>2,0548</text:p>
          </table:table-cell>
          <table:table-cell table:style-name="ce311" table:formula="of:=[.P6]-[.O6]" office:value-type="float" office:value="0.2821" calcext:value-type="float">
            <text:p>0,2821</text:p>
          </table:table-cell>
          <table:table-cell table:style-name="ce329" table:formula="of:=IF(OR([.O6]=&quot;&quot;;[.P6]=&quot;&quot;);;([.Q6]*([.H6]/[.I6]))+[.O6])" office:value-type="float" office:value="1.99838" calcext:value-type="float">
            <text:p>1,998</text:p>
          </table:table-cell>
          <table:table-cell table:style-name="ce339" table:formula="of:=IF(ISERROR([.D6]);IF(ISERROR([.R6]);[.N6];[.R6]);[.D6])" office:value-type="float" office:value="1.99838" calcext:value-type="float">
            <office:annotation office:display="true" draw:style-name="gr10" draw:text-style-name="P2" svg:width="2.899cm" svg:height="4.151cm" svg:x="43.81cm" svg:y="3.249cm" draw:caption-point-x="2.226cm" draw:caption-point-y="-0.982cm">
              <dc:date>2014-11-06T00:00:00</dc:date>
              <text:p text:style-name="P3"><text:span text:style-name="T3">In the summary the final choice values are shown (real,interpolation on measurements, interpolation of calculated values...)</text:span></text:p>
            </office:annotation>
            <text:p>1,998</text:p>
          </table:table-cell>
          <table:table-cell table:style-name="ce339" table:formula="of:=IF(ISERROR([.E6]);[.J6];[.E6])" office:value-type="string" office:string-value="'+/- 0,1 V" calcext:value-type="string">
            <text:p>'+/- 0,1 V</text:p>
          </table:table-cell>
          <table:table-cell table:style-name="ce340" table:formula="of:=[.S6]/[BAT.$G$11]" office:value-type="float" office:value="1637.072896" calcext:value-type="float">
            <text:p>1637,07</text:p>
          </table:table-cell>
          <table:table-cell table:style-name="ce341" table:formula="of:=ROUND([.U6])" office:value-type="float" office:value="1637" calcext:value-type="float">
            <text:p>1637</text:p>
          </table:table-cell>
          <table:table-cell table:style-name="ce342" table:formula="of:=DEC2HEX([.V6])" office:value-type="string" office:string-value="665" calcext:value-type="string">
            <office:annotation office:display="true" draw:style-name="gr11" draw:text-style-name="P2" svg:width="2.899cm" svg:height="3.756cm" svg:x="49.762cm" svg:y="5.421cm" draw:caption-point-x="4.227cm" draw:caption-point-y="-3.154cm">
              <dc:date>2014-11-06T00:00:00</dc:date>
              <text:p text:style-name="P3"><text:span text:style-name="T3">Raw values calculated using the resolution of the ADC port, the resolution and offset of the acquisition hardware, and the data type.</text:span></text:p>
            </office:annotation>
            <text:p>665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6])&gt;0;CONCATENATE([.$B$2];&quot;_&quot;;[.$A6];&quot;_CAL&quot;);&quot;&quot;)" office:value-type="string" office:string-value="BAT_HIGH_CAL" calcext:value-type="string">
            <text:p>BAT_HIGH_CAL</text:p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0x</text:p>
          </table:table-cell>
          <table:table-cell table:style-name="ce330" table:formula="of:=CONCATENATE(REPT(&quot;0&quot;;4-LEN([.W6]));[.W6])" office:value-type="string" office:string-value="0665" calcext:value-type="string">
            <text:p>0665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6]" office:value-type="float" office:value="15.5" calcext:value-type="float">
            <text:p>15,5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6]" office:value-type="float" office:value="1637" calcext:value-type="float">
            <text:p>1637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6];3)" office:value-type="float" office:value="1.998" calcext:value-type="float">
            <text:p>1,998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5" table:formula="of:=IF(ISBLANK([.A6])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BAT_HIGH_CAL                             ((UI_UI_16)0x0665)      /* 15,5V 1637 adc 1,998 Vadc */" calcext:value-type="string">
            <office:annotation office:display="true" draw:style-name="gr12" draw:text-style-name="P2" svg:width="5.736cm" svg:height="2.164cm" svg:x="66.445cm" svg:y="5.172cm" draw:caption-point-x="7.979cm" draw:caption-point-y="-2.905cm">
              <dc:date>2014-11-06T00:00:00</dc:date>
              <text:p text:style-name="P3"><text:span text:style-name="T3">Copy from here towards down for obtaining the source code for inside micro-controller initialization.</text:span></text:p>
            </office:annotation>
            <text:p>#define BAT_HIGH_CAL <text:s text:c="28"/>((UI_UI_16)0x0665) <text:s text:c="5"/>/* 15,5V 1637 adc 1,998 Vadc */</text:p>
          </table:table-cell>
          <table:table-cell table:style-name="ce348"/>
          <table:table-cell table:style-name="ce352"/>
          <table:table-cell table:style-name="ce352" table:formula="of:=CONCATENATE(&quot;&quot;;[.$Z6])" office:value-type="string" office:string-value="BAT_HIGH_CAL" calcext:value-type="string">
            <text:p>BAT_HIGH_CAL</text:p>
          </table:table-cell>
          <table:table-cell table:style-name="ce355" table:formula="of:=IF(LEN([.$BA7])&gt;0;&quot;,&quot;;&quot;&quot;)" office:value-type="string" office:string-value="," calcext:value-type="string">
            <text:p>,</text:p>
          </table:table-cell>
          <table:table-cell table:style-name="ce311"/>
          <table:table-cell table:style-name="ce357" table:formula="of:=IF(LEN([.BA6])&gt;0;CONCATENATE([.BA6];[.BB6]);&quot;&quot;)" office:value-type="string" office:string-value="BAT_HIGH_CAL," calcext:value-type="string">
            <text:p>BAT_HIGH_CAL,</text:p>
          </table:table-cell>
          <table:table-cell table:style-name="ce311"/>
          <table:table-cell table:style-name="ce311" table:formula="of:=CONCATENATE(&quot;&quot;;[.$Z6])" office:value-type="string" office:string-value="BAT_HIGH_CAL" calcext:value-type="string">
            <text:p>BAT_HIGH_CAL</text:p>
          </table:table-cell>
          <table:table-cell table:style-name="ce363" table:formula="of:=IF(LEN([.$BA6])&gt;0;&quot;_IDX&quot;;&quot;&quot;)" office:value-type="string" office:string-value="_IDX" calcext:value-type="string">
            <text:p>_IDX</text:p>
          </table:table-cell>
          <table:table-cell table:style-name="ce363" table:formula="of:=IF(LEN([.$BA7])&gt;0;&quot;,&quot;;&quot;&quot;)" office:value-type="string" office:string-value="," calcext:value-type="string">
            <text:p>,</text:p>
          </table:table-cell>
          <table:table-cell table:style-name="ce357" table:formula="of:=IF(LEN([.BF6])&gt;0;CONCATENATE([.BF6];[.BG6];[.BH6]);&quot;&quot;)" office:value-type="string" office:string-value="BAT_HIGH_CAL_IDX," calcext:value-type="string">
            <text:p>BAT_HIGH_CAL_IDX,</text:p>
          </table:table-cell>
          <table:table-cell table:style-name="ce311" table:number-columns-repeated="961"/>
        </table:table-row>
        <table:table-row table:style-name="ro5">
          <table:table-cell table:style-name="ce302" office:value-type="string" calcext:value-type="string">
            <text:p>NORMAL</text:p>
          </table:table-cell>
          <table:table-cell table:style-name="ce309" office:value-type="float" office:value="4.5" calcext:value-type="float">
            <text:p>4,5</text:p>
          </table:table-cell>
          <table:table-cell table:style-name="ce311" table:formula="of:=VLOOKUP([.$B7];[BAT.$A$4:.$D$20];2;0)" office:value-type="string" office:string-value="" calcext:value-type="error">
            <text:p>#N/A</text:p>
          </table:table-cell>
          <table:table-cell table:style-name="ce311" table:formula="of:=VLOOKUP([.$B7];[BAT.$A$4:.$D$20];3;0)" office:value-type="string" office:string-value="" calcext:value-type="error">
            <text:p>#N/A</text:p>
          </table:table-cell>
          <table:table-cell table:style-name="ce311" table:formula="of:=VLOOKUP([.$B7];[BAT.$A$4:.$D$20];4;0)" office:value-type="string" office:string-value="" calcext:value-type="error">
            <text:p>#N/A</text:p>
          </table:table-cell>
          <table:table-cell table:style-name="ce311" table:formula="of:=VLOOKUP([.$B7];[BAT.$A$4:.$D$20];1;1)" office:value-type="float" office:value="0" calcext:value-type="float">
            <text:p>0</text:p>
          </table:table-cell>
          <table:table-cell table:style-name="ce311" table:formula="of:=INDEX([BAT.$A$5:.$A$20];MATCH([.$F7];[BAT.$A$4:.$A$20]);1)" office:value-type="float" office:value="7" calcext:value-type="float">
            <text:p>7</text:p>
          </table:table-cell>
          <table:table-cell table:style-name="ce311" table:formula="of:=[.B7]-[.F7]" office:value-type="float" office:value="4.5" calcext:value-type="float">
            <text:p>4,5</text:p>
          </table:table-cell>
          <table:table-cell table:style-name="ce311" table:formula="of:=[.G7]-[.F7]" office:value-type="float" office:value="7" calcext:value-type="float">
            <text:p>7</text:p>
          </table:table-cell>
          <table:table-cell table:formula="of:=VLOOKUP([.B7];[BAT.$A$4:.$D$20];4;1)" office:value-type="string" office:string-value="'+/- 0,1 V" calcext:value-type="string">
            <text:p>'+/- 0,1 V</text:p>
          </table:table-cell>
          <table:table-cell table:style-name="ce311" table:formula="of:=VLOOKUP([.F7];[BAT.$A$4:.$D$20];2;0)" office:value-type="float" office:value="0" calcext:value-type="float">
            <text:p>0</text:p>
          </table:table-cell>
          <table:table-cell table:style-name="ce311" table:formula="of:=VLOOKUP([.G7];[BAT.$A$4:.$D$20];2;0)" office:value-type="float" office:value="0.948126801152738" calcext:value-type="float">
            <text:p>0,9481268012</text:p>
          </table:table-cell>
          <table:table-cell table:style-name="ce311" table:formula="of:=[.L7]-[.K7]" office:value-type="float" office:value="0.948126801152738" calcext:value-type="float">
            <text:p>0,9481268012</text:p>
          </table:table-cell>
          <table:table-cell table:style-name="ce329" table:formula="of:=([.M7]*([.H7]/[.I7]))+[.K7]" office:value-type="float" office:value="0.609510086455332" calcext:value-type="float">
            <text:p>0,610</text:p>
          </table:table-cell>
          <table:table-cell table:style-name="ce311" table:formula="of:=VLOOKUP([.F7];[BAT.$A$4:.$D$20];3;0)" office:value-type="float" office:value="0" calcext:value-type="float">
            <text:p>0</text:p>
          </table:table-cell>
          <table:table-cell table:style-name="ce311" table:formula="of:=VLOOKUP([.G7];[BAT.$A$4:.$D$20];3;0)" office:value-type="float" office:value="0.9176" calcext:value-type="float">
            <text:p>0,9176</text:p>
          </table:table-cell>
          <table:table-cell table:style-name="ce311" table:formula="of:=[.P7]-[.O7]" office:value-type="float" office:value="0.9176" calcext:value-type="float">
            <text:p>0,9176</text:p>
          </table:table-cell>
          <table:table-cell table:style-name="ce329" table:formula="of:=IF(OR([.O7]=&quot;&quot;;[.P7]=&quot;&quot;);;([.Q7]*([.H7]/[.I7]))+[.O7])" office:value-type="float" office:value="0.589885714285714" calcext:value-type="float">
            <text:p>0,590</text:p>
          </table:table-cell>
          <table:table-cell table:style-name="ce339" table:formula="of:=IF(ISERROR([.D7]);IF(ISERROR([.R7]);[.N7];[.R7]);[.D7])" office:value-type="float" office:value="0.589885714285714" calcext:value-type="float">
            <text:p>0,590</text:p>
          </table:table-cell>
          <table:table-cell table:style-name="ce339" table:formula="of:=IF(ISERROR([.E7]);[.J7];[.E7])" office:value-type="string" office:string-value="'+/- 0,1 V" calcext:value-type="string">
            <text:p>'+/- 0,1 V</text:p>
          </table:table-cell>
          <table:table-cell table:style-name="ce340" table:formula="of:=[.S7]/[BAT.$G$11]" office:value-type="float" office:value="483.234377142857" calcext:value-type="float">
            <text:p>483,23</text:p>
          </table:table-cell>
          <table:table-cell table:style-name="ce341" table:formula="of:=ROUND([.U7])" office:value-type="float" office:value="483" calcext:value-type="float">
            <text:p>483</text:p>
          </table:table-cell>
          <table:table-cell table:style-name="ce342" table:formula="of:=DEC2HEX([.V7])" office:value-type="string" office:string-value="1E3" calcext:value-type="string">
            <text:p>1E3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7])&gt;0;CONCATENATE([.$B$2];&quot;_&quot;;[.$A7];&quot;_CAL&quot;);&quot;&quot;)" office:value-type="string" office:string-value="BAT_NORMAL_CAL" calcext:value-type="string">
            <text:p>BAT_NORMAL_CAL</text:p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1x</text:p>
          </table:table-cell>
          <table:table-cell table:style-name="ce330" table:formula="of:=CONCATENATE(REPT(&quot;0&quot;;4-LEN([.W7]));[.W7])" office:value-type="string" office:string-value="01E3" calcext:value-type="string">
            <text:p>01E3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7]" office:value-type="float" office:value="4.5" calcext:value-type="float">
            <text:p>4,5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7]" office:value-type="float" office:value="483" calcext:value-type="float">
            <text:p>483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7];3)" office:value-type="float" office:value="0.589" calcext:value-type="float">
            <text:p>0,589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6" table:formula="of:=IF(ISBLANK([.A7])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BAT_NORMAL_CAL                           ((UI_UI_16)1x01E3)      /* 4,5V 483 adc 0,589 Vadc */" calcext:value-type="string">
            <text:p>#define BAT_NORMAL_CAL <text:s text:c="26"/>((UI_UI_16)1x01E3) <text:s text:c="5"/>/* 4,5V 483 adc 0,589 Vadc */</text:p>
          </table:table-cell>
          <table:table-cell table:style-name="ce349"/>
          <table:table-cell table:style-name="ce352"/>
          <table:table-cell table:style-name="ce352" table:formula="of:=CONCATENATE(&quot;&quot;;[.$Z7])" office:value-type="string" office:string-value="BAT_NORMAL_CAL" calcext:value-type="string">
            <text:p>BAT_NORMAL_CAL</text:p>
          </table:table-cell>
          <table:table-cell table:style-name="ce355" table:formula="of:=IF(LEN([.$BA8])&gt;0;&quot;,&quot;;&quot;&quot;)" office:value-type="string" office:string-value="," calcext:value-type="string">
            <text:p>,</text:p>
          </table:table-cell>
          <table:table-cell table:style-name="ce311"/>
          <table:table-cell table:style-name="ce357" table:formula="of:=IF(LEN([.BA7])&gt;0;CONCATENATE([.BA7];[.BB7]);&quot;&quot;)" office:value-type="string" office:string-value="BAT_NORMAL_CAL," calcext:value-type="string">
            <text:p>BAT_NORMAL_CAL,</text:p>
          </table:table-cell>
          <table:table-cell/>
          <table:table-cell table:style-name="ce311" table:formula="of:=CONCATENATE(&quot;&quot;;[.$Z7])" office:value-type="string" office:string-value="BAT_NORMAL_CAL" calcext:value-type="string">
            <text:p>BAT_NORMAL_CAL</text:p>
          </table:table-cell>
          <table:table-cell table:style-name="ce363" table:formula="of:=IF(LEN([.$BA7])&gt;0;&quot;_IDX&quot;;&quot;&quot;)" office:value-type="string" office:string-value="_IDX" calcext:value-type="string">
            <text:p>_IDX</text:p>
          </table:table-cell>
          <table:table-cell table:style-name="ce363" table:formula="of:=IF(LEN([.$BA8])&gt;0;&quot;,&quot;;&quot;&quot;)" office:value-type="string" office:string-value="," calcext:value-type="string">
            <text:p>,</text:p>
          </table:table-cell>
          <table:table-cell table:style-name="ce357" table:formula="of:=IF(LEN([.BF7])&gt;0;CONCATENATE([.BF7];[.BG7];[.BH7]);&quot;&quot;)" office:value-type="string" office:string-value="BAT_NORMAL_CAL_IDX," calcext:value-type="string">
            <text:p>BAT_NORMAL_CAL_IDX,</text:p>
          </table:table-cell>
          <table:table-cell table:number-columns-repeated="961"/>
        </table:table-row>
        <table:table-row table:style-name="ro5">
          <table:table-cell table:style-name="ce302" office:value-type="string" calcext:value-type="string">
            <text:p>LOW</text:p>
          </table:table-cell>
          <table:table-cell table:style-name="ce309" office:value-type="float" office:value="0" calcext:value-type="float">
            <text:p>0</text:p>
          </table:table-cell>
          <table:table-cell table:style-name="ce311" table:formula="of:=VLOOKUP([.$B8];[BAT.$A$4:.$D$20];2;0)" office:value-type="float" office:value="0" calcext:value-type="float">
            <text:p>0</text:p>
          </table:table-cell>
          <table:table-cell table:style-name="ce311" table:formula="of:=VLOOKUP([.$B8];[BAT.$A$4:.$D$20];3;0)" office:value-type="float" office:value="0" calcext:value-type="float">
            <text:p>0</text:p>
          </table:table-cell>
          <table:table-cell table:style-name="ce311" table:formula="of:=VLOOKUP([.$B8];[BAT.$A$4:.$D$20];4;0)" office:value-type="string" office:string-value="'+/- 0,1 V" calcext:value-type="string">
            <text:p>'+/- 0,1 V</text:p>
          </table:table-cell>
          <table:table-cell table:style-name="ce311" table:formula="of:=VLOOKUP([.$B8];[BAT.$A$4:.$D$20];1;1)" office:value-type="float" office:value="0" calcext:value-type="float">
            <text:p>0</text:p>
          </table:table-cell>
          <table:table-cell table:style-name="ce311" table:formula="of:=INDEX([BAT.$A$5:.$A$20];MATCH([.$F8];[BAT.$A$4:.$A$20]);1)" office:value-type="float" office:value="7" calcext:value-type="float">
            <text:p>7</text:p>
          </table:table-cell>
          <table:table-cell table:style-name="ce311" table:formula="of:=[.B8]-[.F8]" office:value-type="float" office:value="0" calcext:value-type="float">
            <text:p>0</text:p>
          </table:table-cell>
          <table:table-cell table:style-name="ce311" table:formula="of:=[.G8]-[.F8]" office:value-type="float" office:value="7" calcext:value-type="float">
            <text:p>7</text:p>
          </table:table-cell>
          <table:table-cell table:formula="of:=VLOOKUP([.B8];[BAT.$A$4:.$D$20];4;1)" office:value-type="string" office:string-value="'+/- 0,1 V" calcext:value-type="string">
            <text:p>'+/- 0,1 V</text:p>
          </table:table-cell>
          <table:table-cell table:style-name="ce311" table:formula="of:=VLOOKUP([.F8];[BAT.$A$4:.$D$20];2;0)" office:value-type="float" office:value="0" calcext:value-type="float">
            <text:p>0</text:p>
          </table:table-cell>
          <table:table-cell table:style-name="ce311" table:formula="of:=VLOOKUP([.G8];[BAT.$A$4:.$D$20];2;0)" office:value-type="float" office:value="0.948126801152738" calcext:value-type="float">
            <text:p>0,9481268012</text:p>
          </table:table-cell>
          <table:table-cell table:style-name="ce311" table:formula="of:=[.L8]-[.K8]" office:value-type="float" office:value="0.948126801152738" calcext:value-type="float">
            <text:p>0,9481268012</text:p>
          </table:table-cell>
          <table:table-cell table:style-name="ce329" table:formula="of:=([.M8]*([.H8]/[.I8]))+[.K8]" office:value-type="float" office:value="0" calcext:value-type="float">
            <text:p>0,000</text:p>
          </table:table-cell>
          <table:table-cell table:style-name="ce311" table:formula="of:=VLOOKUP([.F8];[BAT.$A$4:.$D$20];3;0)" office:value-type="float" office:value="0" calcext:value-type="float">
            <text:p>0</text:p>
          </table:table-cell>
          <table:table-cell table:style-name="ce311" table:formula="of:=VLOOKUP([.G8];[BAT.$A$4:.$D$20];3;0)" office:value-type="float" office:value="0.9176" calcext:value-type="float">
            <text:p>0,9176</text:p>
          </table:table-cell>
          <table:table-cell table:style-name="ce311" table:formula="of:=[.P8]-[.O8]" office:value-type="float" office:value="0.9176" calcext:value-type="float">
            <text:p>0,9176</text:p>
          </table:table-cell>
          <table:table-cell table:style-name="ce329" table:formula="of:=IF(OR([.O8]=&quot;&quot;;[.P8]=&quot;&quot;);;([.Q8]*([.H8]/[.I8]))+[.O8])" office:value-type="float" office:value="0" calcext:value-type="float">
            <text:p>0,000</text:p>
          </table:table-cell>
          <table:table-cell table:style-name="ce339" table:formula="of:=IF(ISERROR([.D8]);IF(ISERROR([.R8]);[.N8];[.R8]);[.D8])" office:value-type="float" office:value="0" calcext:value-type="float">
            <text:p>0,000</text:p>
          </table:table-cell>
          <table:table-cell table:style-name="ce339" table:formula="of:=IF(ISERROR([.E8]);[.J8];[.E8])" office:value-type="string" office:string-value="'+/- 0,1 V" calcext:value-type="string">
            <text:p>'+/- 0,1 V</text:p>
          </table:table-cell>
          <table:table-cell table:style-name="ce340" table:formula="of:=[.S8]/[BAT.$G$11]" office:value-type="float" office:value="0" calcext:value-type="float">
            <text:p>0,00</text:p>
          </table:table-cell>
          <table:table-cell table:style-name="ce341" table:formula="of:=ROUND([.U8])" office:value-type="float" office:value="0" calcext:value-type="float">
            <text:p>0</text:p>
          </table:table-cell>
          <table:table-cell table:style-name="ce342" table:formula="of:=DEC2HEX([.V8])" office:value-type="string" office:string-value="0" calcext:value-type="string">
            <text:p>0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8])&gt;0;CONCATENATE([.$B$2];&quot;_&quot;;[.$A8];&quot;_CAL&quot;);&quot;&quot;)" office:value-type="string" office:string-value="BAT_LOW_CAL" calcext:value-type="string">
            <text:p>BAT_LOW_CAL</text:p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2x</text:p>
          </table:table-cell>
          <table:table-cell table:style-name="ce330" table:formula="of:=CONCATENATE(REPT(&quot;0&quot;;4-LEN([.W8]));[.W8])" office:value-type="string" office:string-value="0000" calcext:value-type="string">
            <text:p>0000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8]" office:value-type="float" office:value="0" calcext:value-type="float">
            <text:p>0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8]" office:value-type="float" office:value="0" calcext:value-type="float">
            <text:p>00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8];3)" office:value-type="float" office:value="0" calcext:value-type="float">
            <text:p>0,000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6" table:formula="of:=IF(ISBLANK([.A8])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BAT_LOW_CAL                              ((UI_UI_16)2x0000)      /* 0V 0 adc 0 Vadc */" calcext:value-type="string">
            <text:p>#define BAT_LOW_CAL <text:s text:c="29"/>((UI_UI_16)2x0000) <text:s text:c="5"/>/* 0V 0 adc 0 Vadc */</text:p>
          </table:table-cell>
          <table:table-cell table:style-name="ce349"/>
          <table:table-cell table:style-name="ce352"/>
          <table:table-cell table:style-name="ce352" table:formula="of:=CONCATENATE(&quot;&quot;;[.$Z8])" office:value-type="string" office:string-value="BAT_LOW_CAL" calcext:value-type="string">
            <text:p>BAT_LOW_CAL</text:p>
          </table:table-cell>
          <table:table-cell table:style-name="ce355" table:formula="of:=IF(LEN([.$BA9])&gt;0;&quot;,&quot;;&quot;&quot;)">
            <text:p/>
          </table:table-cell>
          <table:table-cell table:style-name="ce311"/>
          <table:table-cell table:style-name="ce357" table:formula="of:=IF(LEN([.BA8])&gt;0;CONCATENATE([.BA8];[.BB8]);&quot;&quot;)" office:value-type="string" office:string-value="BAT_LOW_CAL" calcext:value-type="string">
            <text:p>BAT_LOW_CAL</text:p>
          </table:table-cell>
          <table:table-cell/>
          <table:table-cell table:style-name="ce311" table:formula="of:=CONCATENATE(&quot;&quot;;[.$Z8])" office:value-type="string" office:string-value="BAT_LOW_CAL" calcext:value-type="string">
            <text:p>BAT_LOW_CAL</text:p>
          </table:table-cell>
          <table:table-cell table:style-name="ce363" table:formula="of:=IF(LEN([.$BA8])&gt;0;&quot;_IDX&quot;;&quot;&quot;)" office:value-type="string" office:string-value="_IDX" calcext:value-type="string">
            <text:p>_IDX</text:p>
          </table:table-cell>
          <table:table-cell table:style-name="ce363" table:formula="of:=IF(LEN([.$BA9])&gt;0;&quot;,&quot;;&quot;&quot;)">
            <text:p/>
          </table:table-cell>
          <table:table-cell table:style-name="ce357" table:formula="of:=IF(LEN([.BF8])&gt;0;CONCATENATE([.BF8];[.BG8];[.BH8]);&quot;&quot;)" office:value-type="string" office:string-value="BAT_LOW_CAL_IDX" calcext:value-type="string">
            <text:p>BAT_LOW_CAL_IDX</text:p>
          </table:table-cell>
          <table:table-cell table:number-columns-repeated="961"/>
        </table:table-row>
        <table:table-row table:style-name="ro5">
          <table:table-cell table:style-name="ce302"/>
          <table:table-cell table:style-name="ce309"/>
          <table:table-cell table:style-name="ce311" table:formula="of:=VLOOKUP([.$B9];[BAT.$A$4:.$D$20];2;0)" office:value-type="string" office:string-value="" calcext:value-type="error">
            <text:p>#N/A</text:p>
          </table:table-cell>
          <table:table-cell table:style-name="ce311" table:formula="of:=VLOOKUP([.$B9];[BAT.$A$4:.$D$20];3;0)" office:value-type="string" office:string-value="" calcext:value-type="error">
            <text:p>#N/A</text:p>
          </table:table-cell>
          <table:table-cell table:style-name="ce311" table:formula="of:=VLOOKUP([.$B9];[BAT.$A$4:.$D$20];4;0)" office:value-type="string" office:string-value="" calcext:value-type="error">
            <text:p>#N/A</text:p>
          </table:table-cell>
          <table:table-cell table:style-name="ce311" table:formula="of:=VLOOKUP([.$B9];[BAT.$A$4:.$D$20];1;1)" office:value-type="string" office:string-value="" calcext:value-type="error">
            <text:p>#N/A</text:p>
          </table:table-cell>
          <table:table-cell table:style-name="ce311" table:formula="of:=INDEX([BAT.$A$5:.$A$20];MATCH([.$F9];[BAT.$A$4:.$A$20]);1)" office:value-type="string" office:string-value="" calcext:value-type="error">
            <text:p>#N/A</text:p>
          </table:table-cell>
          <table:table-cell table:style-name="ce311" table:formula="of:=[.B9]-[.F9]" office:value-type="string" office:string-value="" calcext:value-type="error">
            <text:p>#N/A</text:p>
          </table:table-cell>
          <table:table-cell table:style-name="ce311" table:formula="of:=[.G9]-[.F9]" office:value-type="string" office:string-value="" calcext:value-type="error">
            <text:p>#N/A</text:p>
          </table:table-cell>
          <table:table-cell table:formula="of:=VLOOKUP([.B9];[BAT.$A$4:.$D$20];4;1)" office:value-type="string" office:string-value="" calcext:value-type="error">
            <text:p>#N/A</text:p>
          </table:table-cell>
          <table:table-cell table:style-name="ce311" table:formula="of:=VLOOKUP([.F9];[BAT.$A$4:.$D$20];2;0)" office:value-type="string" office:string-value="" calcext:value-type="error">
            <text:p>#N/A</text:p>
          </table:table-cell>
          <table:table-cell table:style-name="ce311" table:formula="of:=VLOOKUP([.G9];[BAT.$A$4:.$D$20];2;0)" office:value-type="string" office:string-value="" calcext:value-type="error">
            <text:p>#N/A</text:p>
          </table:table-cell>
          <table:table-cell table:style-name="ce311" table:formula="of:=[.L9]-[.K9]" office:value-type="string" office:string-value="" calcext:value-type="error">
            <text:p>#N/A</text:p>
          </table:table-cell>
          <table:table-cell table:style-name="ce329" table:formula="of:=([.M9]*([.H9]/[.I9]))+[.K9]" office:value-type="string" office:string-value="" calcext:value-type="error">
            <text:p>#N/A</text:p>
          </table:table-cell>
          <table:table-cell table:style-name="ce311" table:formula="of:=VLOOKUP([.F9];[BAT.$A$4:.$D$20];3;0)" office:value-type="string" office:string-value="" calcext:value-type="error">
            <text:p>#N/A</text:p>
          </table:table-cell>
          <table:table-cell table:style-name="ce311" table:formula="of:=VLOOKUP([.G9];[BAT.$A$4:.$D$20];3;0)" office:value-type="string" office:string-value="" calcext:value-type="error">
            <text:p>#N/A</text:p>
          </table:table-cell>
          <table:table-cell table:style-name="ce311" table:formula="of:=[.P9]-[.O9]" office:value-type="string" office:string-value="" calcext:value-type="error">
            <text:p>#N/A</text:p>
          </table:table-cell>
          <table:table-cell table:style-name="ce329" table:formula="of:=IF(OR([.O9]=&quot;&quot;;[.P9]=&quot;&quot;);;([.Q9]*([.H9]/[.I9]))+[.O9])" office:value-type="string" office:string-value="" calcext:value-type="error">
            <text:p>#N/A</text:p>
          </table:table-cell>
          <table:table-cell table:style-name="ce339" table:formula="of:=IF(ISERROR([.D9]);IF(ISERROR([.R9]);[.N9];[.R9]);[.D9])" office:value-type="string" office:string-value="" calcext:value-type="error">
            <text:p>#N/A</text:p>
          </table:table-cell>
          <table:table-cell table:style-name="ce339" table:formula="of:=IF(ISERROR([.E9]);[.J9];[.E9])" office:value-type="string" office:string-value="" calcext:value-type="error">
            <text:p>#N/A</text:p>
          </table:table-cell>
          <table:table-cell table:style-name="ce340" table:formula="of:=[.S9]/[BAT.$G$11]" office:value-type="string" office:string-value="" calcext:value-type="error">
            <text:p>#N/A</text:p>
          </table:table-cell>
          <table:table-cell table:style-name="ce341" table:formula="of:=ROUND([.U9])" office:value-type="string" office:string-value="" calcext:value-type="error">
            <text:p>#N/A</text:p>
          </table:table-cell>
          <table:table-cell table:style-name="ce342" table:formula="of:=DEC2HEX([.V9])" office:value-type="string" office:string-value="" calcext:value-type="error">
            <text:p>#N/A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9])&gt;0;CONCATENATE([.$B$2];&quot;_&quot;;[.$A9];&quot;_CAL&quot;);&quot;&quot;)">
            <text:p/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3x</text:p>
          </table:table-cell>
          <table:table-cell table:style-name="ce330" table:formula="of:=CONCATENATE(REPT(&quot;0&quot;;4-LEN([.W9]));[.W9])" office:value-type="string" office:string-value="" calcext:value-type="error">
            <text:p>#N/A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9]" office:value-type="float" office:value="0" calcext:value-type="float">
            <text:p>0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9]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9];3)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6" table:formula="of:=IF(ISBLANK([.A9]);&quot;&quot;;CONCATENATE([.X9];[.Y9];CONCATENATE([.Z9];REPT(&quot; &quot;;40-LEN([.Z9]));[.AA9];[.AB9];[.AC9];[.AD9];[.AE9];[.AF9];[.AG9];[.AH9];[.AI9];[.AJ9];[.AK9];[.AL9];[.AM9];[.AN9];[.AO9];[.AP9];[.AQ9];[.AR9];[.AS9];[.AT9];[.AU9];[.AV9];[.AW9])))">
            <text:p/>
          </table:table-cell>
          <table:table-cell table:style-name="ce349"/>
          <table:table-cell table:style-name="ce352"/>
          <table:table-cell table:style-name="ce352" table:formula="of:=CONCATENATE(&quot;&quot;;[.$Z9])">
            <text:p/>
          </table:table-cell>
          <table:table-cell table:style-name="ce355" table:formula="of:=IF(LEN([.$BA10])&gt;0;&quot;,&quot;;&quot;&quot;)">
            <text:p/>
          </table:table-cell>
          <table:table-cell table:style-name="ce311"/>
          <table:table-cell table:style-name="ce357" table:formula="of:=IF(LEN([.BA9])&gt;0;CONCATENATE([.BA9];[.BB9]);&quot;&quot;)">
            <text:p/>
          </table:table-cell>
          <table:table-cell/>
          <table:table-cell table:style-name="ce311" table:formula="of:=CONCATENATE(&quot;&quot;;[.$Z9])">
            <text:p/>
          </table:table-cell>
          <table:table-cell table:style-name="ce363" table:formula="of:=IF(LEN([.$BA9])&gt;0;&quot;_IDX&quot;;&quot;&quot;)">
            <text:p/>
          </table:table-cell>
          <table:table-cell table:style-name="ce363" table:formula="of:=IF(LEN([.$BA10])&gt;0;&quot;,&quot;;&quot;&quot;)">
            <text:p/>
          </table:table-cell>
          <table:table-cell table:style-name="ce357" table:formula="of:=IF(LEN([.BF9])&gt;0;CONCATENATE([.BF9];[.BG9];[.BH9]);&quot;&quot;)">
            <text:p/>
          </table:table-cell>
          <table:table-cell table:number-columns-repeated="961"/>
        </table:table-row>
        <table:table-row table:style-name="ro5">
          <table:table-cell table:style-name="ce302"/>
          <table:table-cell table:style-name="ce309"/>
          <table:table-cell table:style-name="ce311" table:formula="of:=VLOOKUP([.$B10];[BAT.$A$4:.$D$20];2;0)" office:value-type="string" office:string-value="" calcext:value-type="error">
            <text:p>#N/A</text:p>
          </table:table-cell>
          <table:table-cell table:style-name="ce311" table:formula="of:=VLOOKUP([.$B10];[BAT.$A$4:.$D$20];3;0)" office:value-type="string" office:string-value="" calcext:value-type="error">
            <text:p>#N/A</text:p>
          </table:table-cell>
          <table:table-cell table:style-name="ce311" table:formula="of:=VLOOKUP([.$B10];[BAT.$A$4:.$D$20];4;0)" office:value-type="string" office:string-value="" calcext:value-type="error">
            <text:p>#N/A</text:p>
          </table:table-cell>
          <table:table-cell table:style-name="ce311" table:formula="of:=VLOOKUP([.$B10];[BAT.$A$4:.$D$20];1;1)" office:value-type="string" office:string-value="" calcext:value-type="error">
            <text:p>#N/A</text:p>
          </table:table-cell>
          <table:table-cell table:style-name="ce311" table:formula="of:=INDEX([BAT.$A$5:.$A$20];MATCH([.$F10];[BAT.$A$4:.$A$20]);1)" office:value-type="string" office:string-value="" calcext:value-type="error">
            <text:p>#N/A</text:p>
          </table:table-cell>
          <table:table-cell table:style-name="ce311" table:formula="of:=[.B10]-[.F10]" office:value-type="string" office:string-value="" calcext:value-type="error">
            <text:p>#N/A</text:p>
          </table:table-cell>
          <table:table-cell table:style-name="ce311" table:formula="of:=[.G10]-[.F10]" office:value-type="string" office:string-value="" calcext:value-type="error">
            <text:p>#N/A</text:p>
          </table:table-cell>
          <table:table-cell table:formula="of:=VLOOKUP([.B10];[BAT.$A$4:.$D$20];4;1)" office:value-type="string" office:string-value="" calcext:value-type="error">
            <text:p>#N/A</text:p>
          </table:table-cell>
          <table:table-cell table:style-name="ce311" table:formula="of:=VLOOKUP([.F10];[BAT.$A$4:.$D$20];2;0)" office:value-type="string" office:string-value="" calcext:value-type="error">
            <text:p>#N/A</text:p>
          </table:table-cell>
          <table:table-cell table:style-name="ce311" table:formula="of:=VLOOKUP([.G10];[BAT.$A$4:.$D$20];2;0)" office:value-type="string" office:string-value="" calcext:value-type="error">
            <text:p>#N/A</text:p>
          </table:table-cell>
          <table:table-cell table:style-name="ce311" table:formula="of:=[.L10]-[.K10]" office:value-type="string" office:string-value="" calcext:value-type="error">
            <text:p>#N/A</text:p>
          </table:table-cell>
          <table:table-cell table:style-name="ce329" table:formula="of:=([.M10]*([.H10]/[.I10]))+[.K10]" office:value-type="string" office:string-value="" calcext:value-type="error">
            <text:p>#N/A</text:p>
          </table:table-cell>
          <table:table-cell table:style-name="ce311" table:formula="of:=VLOOKUP([.F10];[BAT.$A$4:.$D$20];3;0)" office:value-type="string" office:string-value="" calcext:value-type="error">
            <text:p>#N/A</text:p>
          </table:table-cell>
          <table:table-cell table:style-name="ce311" table:formula="of:=VLOOKUP([.G10];[BAT.$A$4:.$D$20];3;0)" office:value-type="string" office:string-value="" calcext:value-type="error">
            <text:p>#N/A</text:p>
          </table:table-cell>
          <table:table-cell table:style-name="ce311" table:formula="of:=[.P10]-[.O10]" office:value-type="string" office:string-value="" calcext:value-type="error">
            <text:p>#N/A</text:p>
          </table:table-cell>
          <table:table-cell table:style-name="ce329" table:formula="of:=IF(OR([.O10]=&quot;&quot;;[.P10]=&quot;&quot;);;([.Q10]*([.H10]/[.I10]))+[.O10])" office:value-type="string" office:string-value="" calcext:value-type="error">
            <text:p>#N/A</text:p>
          </table:table-cell>
          <table:table-cell table:style-name="ce339" table:formula="of:=IF(ISERROR([.D10]);IF(ISERROR([.R10]);[.N10];[.R10]);[.D10])" office:value-type="string" office:string-value="" calcext:value-type="error">
            <text:p>#N/A</text:p>
          </table:table-cell>
          <table:table-cell table:style-name="ce339" table:formula="of:=IF(ISERROR([.E10]);[.J10];[.E10])" office:value-type="string" office:string-value="" calcext:value-type="error">
            <text:p>#N/A</text:p>
          </table:table-cell>
          <table:table-cell table:style-name="ce340" table:formula="of:=[.S10]/[BAT.$G$11]" office:value-type="string" office:string-value="" calcext:value-type="error">
            <text:p>#N/A</text:p>
          </table:table-cell>
          <table:table-cell table:style-name="ce341" table:formula="of:=ROUND([.U10])" office:value-type="string" office:string-value="" calcext:value-type="error">
            <text:p>#N/A</text:p>
          </table:table-cell>
          <table:table-cell table:style-name="ce342" table:formula="of:=DEC2HEX([.V10])" office:value-type="string" office:string-value="" calcext:value-type="error">
            <text:p>#N/A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10])&gt;0;CONCATENATE([.$B$2];&quot;_&quot;;[.$A10];&quot;_CAL&quot;);&quot;&quot;)">
            <text:p/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4x</text:p>
          </table:table-cell>
          <table:table-cell table:style-name="ce330" table:formula="of:=CONCATENATE(REPT(&quot;0&quot;;4-LEN([.W10]));[.W10])" office:value-type="string" office:string-value="" calcext:value-type="error">
            <text:p>#N/A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10]" office:value-type="float" office:value="0" calcext:value-type="float">
            <text:p>0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10]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10];3)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6" table:formula="of:=IF(ISBLANK([.A10])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>
            <text:p/>
          </table:table-cell>
          <table:table-cell table:style-name="ce349"/>
          <table:table-cell table:style-name="ce352"/>
          <table:table-cell table:style-name="ce352" table:formula="of:=CONCATENATE(&quot;&quot;;[.$Z10])">
            <text:p/>
          </table:table-cell>
          <table:table-cell table:style-name="ce355" table:formula="of:=IF(LEN([.$BA11])&gt;0;&quot;,&quot;;&quot;&quot;)">
            <text:p/>
          </table:table-cell>
          <table:table-cell table:style-name="ce311"/>
          <table:table-cell table:style-name="ce357" table:formula="of:=IF(LEN([.BA10])&gt;0;CONCATENATE([.BA10];[.BB10]);&quot;&quot;)">
            <text:p/>
          </table:table-cell>
          <table:table-cell/>
          <table:table-cell table:style-name="ce311" table:formula="of:=CONCATENATE(&quot;&quot;;[.$Z10])">
            <text:p/>
          </table:table-cell>
          <table:table-cell table:style-name="ce363" table:formula="of:=IF(LEN([.$BA10])&gt;0;&quot;_IDX&quot;;&quot;&quot;)">
            <text:p/>
          </table:table-cell>
          <table:table-cell table:style-name="ce363" table:formula="of:=IF(LEN([.$BA11])&gt;0;&quot;,&quot;;&quot;&quot;)">
            <text:p/>
          </table:table-cell>
          <table:table-cell table:style-name="ce357" table:formula="of:=IF(LEN([.BF10])&gt;0;CONCATENATE([.BF10];[.BG10];[.BH10]);&quot;&quot;)">
            <text:p/>
          </table:table-cell>
          <table:table-cell table:number-columns-repeated="961"/>
        </table:table-row>
        <table:table-row table:style-name="ro5">
          <table:table-cell table:style-name="ce302"/>
          <table:table-cell table:style-name="ce309"/>
          <table:table-cell table:style-name="ce311" table:formula="of:=VLOOKUP([.$B11];[BAT.$A$4:.$D$20];2;0)" office:value-type="string" office:string-value="" calcext:value-type="error">
            <text:p>#N/A</text:p>
          </table:table-cell>
          <table:table-cell table:style-name="ce311" table:formula="of:=VLOOKUP([.$B11];[BAT.$A$4:.$D$20];3;0)" office:value-type="string" office:string-value="" calcext:value-type="error">
            <text:p>#N/A</text:p>
          </table:table-cell>
          <table:table-cell table:style-name="ce311" table:formula="of:=VLOOKUP([.$B11];[BAT.$A$4:.$D$20];4;0)" office:value-type="string" office:string-value="" calcext:value-type="error">
            <text:p>#N/A</text:p>
          </table:table-cell>
          <table:table-cell table:style-name="ce311" table:formula="of:=VLOOKUP([.$B11];[BAT.$A$4:.$D$20];1;1)" office:value-type="string" office:string-value="" calcext:value-type="error">
            <text:p>#N/A</text:p>
          </table:table-cell>
          <table:table-cell table:style-name="ce311" table:formula="of:=INDEX([BAT.$A$5:.$A$20];MATCH([.$F11];[BAT.$A$4:.$A$20]);1)" office:value-type="string" office:string-value="" calcext:value-type="error">
            <text:p>#N/A</text:p>
          </table:table-cell>
          <table:table-cell table:style-name="ce311" table:formula="of:=[.B11]-[.F11]" office:value-type="string" office:string-value="" calcext:value-type="error">
            <text:p>#N/A</text:p>
          </table:table-cell>
          <table:table-cell table:style-name="ce311" table:formula="of:=[.G11]-[.F11]" office:value-type="string" office:string-value="" calcext:value-type="error">
            <text:p>#N/A</text:p>
          </table:table-cell>
          <table:table-cell table:formula="of:=VLOOKUP([.B11];[BAT.$A$4:.$D$20];4;1)" office:value-type="string" office:string-value="" calcext:value-type="error">
            <text:p>#N/A</text:p>
          </table:table-cell>
          <table:table-cell table:style-name="ce311" table:formula="of:=VLOOKUP([.F11];[BAT.$A$4:.$D$20];2;0)" office:value-type="string" office:string-value="" calcext:value-type="error">
            <text:p>#N/A</text:p>
          </table:table-cell>
          <table:table-cell table:style-name="ce311" table:formula="of:=VLOOKUP([.G11];[BAT.$A$4:.$D$20];2;0)" office:value-type="string" office:string-value="" calcext:value-type="error">
            <text:p>#N/A</text:p>
          </table:table-cell>
          <table:table-cell table:style-name="ce311" table:formula="of:=[.L11]-[.K11]" office:value-type="string" office:string-value="" calcext:value-type="error">
            <text:p>#N/A</text:p>
          </table:table-cell>
          <table:table-cell table:style-name="ce329" table:formula="of:=([.M11]*([.H11]/[.I11]))+[.K11]" office:value-type="string" office:string-value="" calcext:value-type="error">
            <text:p>#N/A</text:p>
          </table:table-cell>
          <table:table-cell table:style-name="ce311" table:formula="of:=VLOOKUP([.F11];[BAT.$A$4:.$D$20];3;0)" office:value-type="string" office:string-value="" calcext:value-type="error">
            <text:p>#N/A</text:p>
          </table:table-cell>
          <table:table-cell table:style-name="ce311" table:formula="of:=VLOOKUP([.G11];[BAT.$A$4:.$D$20];3;0)" office:value-type="string" office:string-value="" calcext:value-type="error">
            <text:p>#N/A</text:p>
          </table:table-cell>
          <table:table-cell table:style-name="ce311" table:formula="of:=[.P11]-[.O11]" office:value-type="string" office:string-value="" calcext:value-type="error">
            <text:p>#N/A</text:p>
          </table:table-cell>
          <table:table-cell table:style-name="ce329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339" table:formula="of:=IF(ISERROR([.D11]);IF(ISERROR([.R11]);[.N11];[.R11]);[.D11])" office:value-type="string" office:string-value="" calcext:value-type="error">
            <text:p>#N/A</text:p>
          </table:table-cell>
          <table:table-cell table:style-name="ce339" table:formula="of:=IF(ISERROR([.E11]);[.J11];[.E11])" office:value-type="string" office:string-value="" calcext:value-type="error">
            <text:p>#N/A</text:p>
          </table:table-cell>
          <table:table-cell table:style-name="ce340" table:formula="of:=[.S11]/[BAT.$G$11]" office:value-type="string" office:string-value="" calcext:value-type="error">
            <text:p>#N/A</text:p>
          </table:table-cell>
          <table:table-cell table:style-name="ce341" table:formula="of:=ROUND([.U11])" office:value-type="string" office:string-value="" calcext:value-type="error">
            <text:p>#N/A</text:p>
          </table:table-cell>
          <table:table-cell table:style-name="ce342" table:formula="of:=DEC2HEX([.V11])" office:value-type="string" office:string-value="" calcext:value-type="error">
            <text:p>#N/A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11])&gt;0;CONCATENATE([.$B$2];&quot;_&quot;;[.$A11];&quot;_CAL&quot;);&quot;&quot;)">
            <text:p/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5x</text:p>
          </table:table-cell>
          <table:table-cell table:style-name="ce330" table:formula="of:=CONCATENATE(REPT(&quot;0&quot;;4-LEN([.W11]));[.W11])" office:value-type="string" office:string-value="" calcext:value-type="error">
            <text:p>#N/A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11]" office:value-type="float" office:value="0" calcext:value-type="float">
            <text:p>0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11]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11];3)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6" table:formula="of:=IF(ISBLANK([.A11])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349"/>
          <table:table-cell table:style-name="ce352"/>
          <table:table-cell table:style-name="ce352" table:formula="of:=CONCATENATE(&quot;&quot;;[.$Z11])">
            <text:p/>
          </table:table-cell>
          <table:table-cell table:style-name="ce355" table:formula="of:=IF(LEN([.$BA12])&gt;0;&quot;,&quot;;&quot;&quot;)">
            <text:p/>
          </table:table-cell>
          <table:table-cell table:style-name="ce311"/>
          <table:table-cell table:style-name="ce357" table:formula="of:=IF(LEN([.BA11])&gt;0;CONCATENATE([.BA11];[.BB11]);&quot;&quot;)">
            <text:p/>
          </table:table-cell>
          <table:table-cell/>
          <table:table-cell table:style-name="ce311" table:formula="of:=CONCATENATE(&quot;&quot;;[.$Z11])">
            <text:p/>
          </table:table-cell>
          <table:table-cell table:style-name="ce363" table:formula="of:=IF(LEN([.$BA11])&gt;0;&quot;_IDX&quot;;&quot;&quot;)">
            <text:p/>
          </table:table-cell>
          <table:table-cell table:style-name="ce363" table:formula="of:=IF(LEN([.$BA12])&gt;0;&quot;,&quot;;&quot;&quot;)">
            <text:p/>
          </table:table-cell>
          <table:table-cell table:style-name="ce357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302"/>
          <table:table-cell table:style-name="ce309"/>
          <table:table-cell table:style-name="ce311" table:formula="of:=VLOOKUP([.$B12];[BAT.$A$4:.$D$20];2;0)" office:value-type="string" office:string-value="" calcext:value-type="error">
            <text:p>#N/A</text:p>
          </table:table-cell>
          <table:table-cell table:style-name="ce311" table:formula="of:=VLOOKUP([.$B12];[BAT.$A$4:.$D$20];3;0)" office:value-type="string" office:string-value="" calcext:value-type="error">
            <text:p>#N/A</text:p>
          </table:table-cell>
          <table:table-cell table:style-name="ce311" table:formula="of:=VLOOKUP([.$B12];[BAT.$A$4:.$D$20];4;0)" office:value-type="string" office:string-value="" calcext:value-type="error">
            <text:p>#N/A</text:p>
          </table:table-cell>
          <table:table-cell table:style-name="ce311" table:formula="of:=VLOOKUP([.$B12];[BAT.$A$4:.$D$20];1;1)" office:value-type="string" office:string-value="" calcext:value-type="error">
            <text:p>#N/A</text:p>
          </table:table-cell>
          <table:table-cell table:style-name="ce311" table:formula="of:=INDEX([BAT.$A$5:.$A$20];MATCH([.$F12];[BAT.$A$4:.$A$20]);1)" office:value-type="string" office:string-value="" calcext:value-type="error">
            <text:p>#N/A</text:p>
          </table:table-cell>
          <table:table-cell table:style-name="ce311" table:formula="of:=[.B12]-[.F12]" office:value-type="string" office:string-value="" calcext:value-type="error">
            <text:p>#N/A</text:p>
          </table:table-cell>
          <table:table-cell table:style-name="ce311" table:formula="of:=[.G12]-[.F12]" office:value-type="string" office:string-value="" calcext:value-type="error">
            <text:p>#N/A</text:p>
          </table:table-cell>
          <table:table-cell table:formula="of:=VLOOKUP([.B12];[BAT.$A$4:.$D$20];4;1)" office:value-type="string" office:string-value="" calcext:value-type="error">
            <text:p>#N/A</text:p>
          </table:table-cell>
          <table:table-cell table:style-name="ce311" table:formula="of:=VLOOKUP([.F12];[BAT.$A$4:.$D$20];2;0)" office:value-type="string" office:string-value="" calcext:value-type="error">
            <text:p>#N/A</text:p>
          </table:table-cell>
          <table:table-cell table:style-name="ce311" table:formula="of:=VLOOKUP([.G12];[BAT.$A$4:.$D$20];2;0)" office:value-type="string" office:string-value="" calcext:value-type="error">
            <text:p>#N/A</text:p>
          </table:table-cell>
          <table:table-cell table:style-name="ce311" table:formula="of:=[.L12]-[.K12]" office:value-type="string" office:string-value="" calcext:value-type="error">
            <text:p>#N/A</text:p>
          </table:table-cell>
          <table:table-cell table:style-name="ce329" table:formula="of:=([.M12]*([.H12]/[.I12]))+[.K12]" office:value-type="string" office:string-value="" calcext:value-type="error">
            <text:p>#N/A</text:p>
          </table:table-cell>
          <table:table-cell table:style-name="ce311" table:formula="of:=VLOOKUP([.F12];[BAT.$A$4:.$D$20];3;0)" office:value-type="string" office:string-value="" calcext:value-type="error">
            <text:p>#N/A</text:p>
          </table:table-cell>
          <table:table-cell table:style-name="ce311" table:formula="of:=VLOOKUP([.G12];[BAT.$A$4:.$D$20];3;0)" office:value-type="string" office:string-value="" calcext:value-type="error">
            <text:p>#N/A</text:p>
          </table:table-cell>
          <table:table-cell table:style-name="ce311" table:formula="of:=[.P12]-[.O12]" office:value-type="string" office:string-value="" calcext:value-type="error">
            <text:p>#N/A</text:p>
          </table:table-cell>
          <table:table-cell table:style-name="ce329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339" table:formula="of:=IF(ISERROR([.D12]);IF(ISERROR([.R12]);[.N12];[.R12]);[.D12])" office:value-type="string" office:string-value="" calcext:value-type="error">
            <text:p>#N/A</text:p>
          </table:table-cell>
          <table:table-cell table:style-name="ce339" table:formula="of:=IF(ISERROR([.E12]);[.J12];[.E12])" office:value-type="string" office:string-value="" calcext:value-type="error">
            <text:p>#N/A</text:p>
          </table:table-cell>
          <table:table-cell table:style-name="ce340" table:formula="of:=[.S12]/[BAT.$G$11]" office:value-type="string" office:string-value="" calcext:value-type="error">
            <text:p>#N/A</text:p>
          </table:table-cell>
          <table:table-cell table:style-name="ce341" table:formula="of:=ROUND([.U12])" office:value-type="string" office:string-value="" calcext:value-type="error">
            <text:p>#N/A</text:p>
          </table:table-cell>
          <table:table-cell table:style-name="ce342" table:formula="of:=DEC2HEX([.V12])" office:value-type="string" office:string-value="" calcext:value-type="error">
            <text:p>#N/A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12])&gt;0;CONCATENATE([.$B$2];&quot;_&quot;;[.$A12];&quot;_CAL&quot;);&quot;&quot;)">
            <text:p/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6x</text:p>
          </table:table-cell>
          <table:table-cell table:style-name="ce330" table:formula="of:=CONCATENATE(REPT(&quot;0&quot;;4-LEN([.W12]));[.W12])" office:value-type="string" office:string-value="" calcext:value-type="error">
            <text:p>#N/A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12]" office:value-type="float" office:value="0" calcext:value-type="float">
            <text:p>0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12]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12];3)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6" table:formula="of:=IF(ISBLANK([.A12])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349"/>
          <table:table-cell table:style-name="ce352"/>
          <table:table-cell table:style-name="ce352" table:formula="of:=CONCATENATE(&quot;&quot;;[.$Z12])">
            <text:p/>
          </table:table-cell>
          <table:table-cell table:style-name="ce355" table:formula="of:=IF(LEN([.$BA13])&gt;0;&quot;,&quot;;&quot;&quot;)">
            <text:p/>
          </table:table-cell>
          <table:table-cell table:style-name="ce311"/>
          <table:table-cell table:style-name="ce357" table:formula="of:=IF(LEN([.BA12])&gt;0;CONCATENATE([.BA12];[.BB12]);&quot;&quot;)">
            <text:p/>
          </table:table-cell>
          <table:table-cell/>
          <table:table-cell table:style-name="ce311" table:formula="of:=CONCATENATE(&quot;&quot;;[.$Z12])">
            <text:p/>
          </table:table-cell>
          <table:table-cell table:style-name="ce363" table:formula="of:=IF(LEN([.$BA12])&gt;0;&quot;_IDX&quot;;&quot;&quot;)">
            <text:p/>
          </table:table-cell>
          <table:table-cell table:style-name="ce363" table:formula="of:=IF(LEN([.$BA13])&gt;0;&quot;,&quot;;&quot;&quot;)">
            <text:p/>
          </table:table-cell>
          <table:table-cell table:style-name="ce357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302"/>
          <table:table-cell table:style-name="ce309"/>
          <table:table-cell table:style-name="ce311" table:formula="of:=VLOOKUP([.$B13];[BAT.$A$4:.$D$20];2;0)" office:value-type="string" office:string-value="" calcext:value-type="error">
            <text:p>#N/A</text:p>
          </table:table-cell>
          <table:table-cell table:style-name="ce311" table:formula="of:=VLOOKUP([.$B13];[BAT.$A$4:.$D$20];3;0)" office:value-type="string" office:string-value="" calcext:value-type="error">
            <text:p>#N/A</text:p>
          </table:table-cell>
          <table:table-cell table:style-name="ce311" table:formula="of:=VLOOKUP([.$B13];[BAT.$A$4:.$D$20];4;0)" office:value-type="string" office:string-value="" calcext:value-type="error">
            <text:p>#N/A</text:p>
          </table:table-cell>
          <table:table-cell table:style-name="ce311" table:formula="of:=VLOOKUP([.$B13];[BAT.$A$4:.$D$20];1;1)" office:value-type="string" office:string-value="" calcext:value-type="error">
            <text:p>#N/A</text:p>
          </table:table-cell>
          <table:table-cell table:style-name="ce311" table:formula="of:=INDEX([BAT.$A$5:.$A$20];MATCH([.$F13];[BAT.$A$4:.$A$20]);1)" office:value-type="string" office:string-value="" calcext:value-type="error">
            <text:p>#N/A</text:p>
          </table:table-cell>
          <table:table-cell table:style-name="ce311" table:formula="of:=[.B13]-[.F13]" office:value-type="string" office:string-value="" calcext:value-type="error">
            <text:p>#N/A</text:p>
          </table:table-cell>
          <table:table-cell table:style-name="ce311" table:formula="of:=[.G13]-[.F13]" office:value-type="string" office:string-value="" calcext:value-type="error">
            <text:p>#N/A</text:p>
          </table:table-cell>
          <table:table-cell table:formula="of:=VLOOKUP([.B13];[BAT.$A$4:.$D$20];4;1)" office:value-type="string" office:string-value="" calcext:value-type="error">
            <text:p>#N/A</text:p>
          </table:table-cell>
          <table:table-cell table:style-name="ce311" table:formula="of:=VLOOKUP([.F13];[BAT.$A$4:.$D$20];2;0)" office:value-type="string" office:string-value="" calcext:value-type="error">
            <text:p>#N/A</text:p>
          </table:table-cell>
          <table:table-cell table:style-name="ce311" table:formula="of:=VLOOKUP([.G13];[BAT.$A$4:.$D$20];2;0)" office:value-type="string" office:string-value="" calcext:value-type="error">
            <text:p>#N/A</text:p>
          </table:table-cell>
          <table:table-cell table:style-name="ce311" table:formula="of:=[.L13]-[.K13]" office:value-type="string" office:string-value="" calcext:value-type="error">
            <text:p>#N/A</text:p>
          </table:table-cell>
          <table:table-cell table:style-name="ce329" table:formula="of:=([.M13]*([.H13]/[.I13]))+[.K13]" office:value-type="string" office:string-value="" calcext:value-type="error">
            <text:p>#N/A</text:p>
          </table:table-cell>
          <table:table-cell table:style-name="ce311" table:formula="of:=VLOOKUP([.F13];[BAT.$A$4:.$D$20];3;0)" office:value-type="string" office:string-value="" calcext:value-type="error">
            <text:p>#N/A</text:p>
          </table:table-cell>
          <table:table-cell table:style-name="ce311" table:formula="of:=VLOOKUP([.G13];[BAT.$A$4:.$D$20];3;0)" office:value-type="string" office:string-value="" calcext:value-type="error">
            <text:p>#N/A</text:p>
          </table:table-cell>
          <table:table-cell table:style-name="ce311" table:formula="of:=[.P13]-[.O13]" office:value-type="string" office:string-value="" calcext:value-type="error">
            <text:p>#N/A</text:p>
          </table:table-cell>
          <table:table-cell table:style-name="ce329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339" table:formula="of:=IF(ISERROR([.D13]);IF(ISERROR([.R13]);[.N13];[.R13]);[.D13])" office:value-type="string" office:string-value="" calcext:value-type="error">
            <text:p>#N/A</text:p>
          </table:table-cell>
          <table:table-cell table:style-name="ce339" table:formula="of:=IF(ISERROR([.E13]);[.J13];[.E13])" office:value-type="string" office:string-value="" calcext:value-type="error">
            <text:p>#N/A</text:p>
          </table:table-cell>
          <table:table-cell table:style-name="ce340" table:formula="of:=[.S13]/[BAT.$G$11]" office:value-type="string" office:string-value="" calcext:value-type="error">
            <text:p>#N/A</text:p>
          </table:table-cell>
          <table:table-cell table:style-name="ce341" table:formula="of:=ROUND([.U13])" office:value-type="string" office:string-value="" calcext:value-type="error">
            <text:p>#N/A</text:p>
          </table:table-cell>
          <table:table-cell table:style-name="ce342" table:formula="of:=DEC2HEX([.V13])" office:value-type="string" office:string-value="" calcext:value-type="error">
            <text:p>#N/A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13])&gt;0;CONCATENATE([.$B$2];&quot;_&quot;;[.$A13];&quot;_CAL&quot;);&quot;&quot;)">
            <text:p/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7x</text:p>
          </table:table-cell>
          <table:table-cell table:style-name="ce330" table:formula="of:=CONCATENATE(REPT(&quot;0&quot;;4-LEN([.W13]));[.W13])" office:value-type="string" office:string-value="" calcext:value-type="error">
            <text:p>#N/A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13]" office:value-type="float" office:value="0" calcext:value-type="float">
            <text:p>0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13]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13];3)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6" table:formula="of:=IF(ISBLANK([.A13])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349"/>
          <table:table-cell table:style-name="ce352"/>
          <table:table-cell table:style-name="ce352" table:formula="of:=CONCATENATE(&quot;&quot;;[.$Z13])">
            <text:p/>
          </table:table-cell>
          <table:table-cell table:style-name="ce355" table:formula="of:=IF(LEN([.$BA14])&gt;0;&quot;,&quot;;&quot;&quot;)">
            <text:p/>
          </table:table-cell>
          <table:table-cell table:style-name="ce311"/>
          <table:table-cell table:style-name="ce357" table:formula="of:=IF(LEN([.BA13])&gt;0;CONCATENATE([.BA13];[.BB13]);&quot;&quot;)">
            <text:p/>
          </table:table-cell>
          <table:table-cell/>
          <table:table-cell table:style-name="ce311" table:formula="of:=CONCATENATE(&quot;&quot;;[.$Z13])">
            <text:p/>
          </table:table-cell>
          <table:table-cell table:style-name="ce363" table:formula="of:=IF(LEN([.$BA13])&gt;0;&quot;_IDX&quot;;&quot;&quot;)">
            <text:p/>
          </table:table-cell>
          <table:table-cell table:style-name="ce363" table:formula="of:=IF(LEN([.$BA14])&gt;0;&quot;,&quot;;&quot;&quot;)">
            <text:p/>
          </table:table-cell>
          <table:table-cell table:style-name="ce357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302"/>
          <table:table-cell table:style-name="ce309"/>
          <table:table-cell table:style-name="ce311" table:formula="of:=VLOOKUP([.$B14];[BAT.$A$4:.$D$20];2;0)" office:value-type="string" office:string-value="" calcext:value-type="error">
            <text:p>#N/A</text:p>
          </table:table-cell>
          <table:table-cell table:style-name="ce311" table:formula="of:=VLOOKUP([.$B14];[BAT.$A$4:.$D$20];3;0)" office:value-type="string" office:string-value="" calcext:value-type="error">
            <text:p>#N/A</text:p>
          </table:table-cell>
          <table:table-cell table:style-name="ce311" table:formula="of:=VLOOKUP([.$B14];[BAT.$A$4:.$D$20];4;0)" office:value-type="string" office:string-value="" calcext:value-type="error">
            <text:p>#N/A</text:p>
          </table:table-cell>
          <table:table-cell table:style-name="ce311" table:formula="of:=VLOOKUP([.$B14];[BAT.$A$4:.$D$20];1;1)" office:value-type="string" office:string-value="" calcext:value-type="error">
            <text:p>#N/A</text:p>
          </table:table-cell>
          <table:table-cell table:style-name="ce311" table:formula="of:=INDEX([BAT.$A$5:.$A$20];MATCH([.$F14];[BAT.$A$4:.$A$20]);1)" office:value-type="string" office:string-value="" calcext:value-type="error">
            <text:p>#N/A</text:p>
          </table:table-cell>
          <table:table-cell table:style-name="ce311" table:formula="of:=[.B14]-[.F14]" office:value-type="string" office:string-value="" calcext:value-type="error">
            <text:p>#N/A</text:p>
          </table:table-cell>
          <table:table-cell table:style-name="ce311" table:formula="of:=[.G14]-[.F14]" office:value-type="string" office:string-value="" calcext:value-type="error">
            <text:p>#N/A</text:p>
          </table:table-cell>
          <table:table-cell table:formula="of:=VLOOKUP([.B14];[BAT.$A$4:.$D$20];4;1)" office:value-type="string" office:string-value="" calcext:value-type="error">
            <text:p>#N/A</text:p>
          </table:table-cell>
          <table:table-cell table:style-name="ce311" table:formula="of:=VLOOKUP([.F14];[BAT.$A$4:.$D$20];2;0)" office:value-type="string" office:string-value="" calcext:value-type="error">
            <text:p>#N/A</text:p>
          </table:table-cell>
          <table:table-cell table:style-name="ce311" table:formula="of:=VLOOKUP([.G14];[BAT.$A$4:.$D$20];2;0)" office:value-type="string" office:string-value="" calcext:value-type="error">
            <text:p>#N/A</text:p>
          </table:table-cell>
          <table:table-cell table:style-name="ce311" table:formula="of:=[.L14]-[.K14]" office:value-type="string" office:string-value="" calcext:value-type="error">
            <text:p>#N/A</text:p>
          </table:table-cell>
          <table:table-cell table:style-name="ce329" table:formula="of:=([.M14]*([.H14]/[.I14]))+[.K14]" office:value-type="string" office:string-value="" calcext:value-type="error">
            <text:p>#N/A</text:p>
          </table:table-cell>
          <table:table-cell table:style-name="ce311" table:formula="of:=VLOOKUP([.F14];[BAT.$A$4:.$D$20];3;0)" office:value-type="string" office:string-value="" calcext:value-type="error">
            <text:p>#N/A</text:p>
          </table:table-cell>
          <table:table-cell table:style-name="ce311" table:formula="of:=VLOOKUP([.G14];[BAT.$A$4:.$D$20];3;0)" office:value-type="string" office:string-value="" calcext:value-type="error">
            <text:p>#N/A</text:p>
          </table:table-cell>
          <table:table-cell table:style-name="ce311" table:formula="of:=[.P14]-[.O14]" office:value-type="string" office:string-value="" calcext:value-type="error">
            <text:p>#N/A</text:p>
          </table:table-cell>
          <table:table-cell table:style-name="ce329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339" table:formula="of:=IF(ISERROR([.D14]);IF(ISERROR([.R14]);[.N14];[.R14]);[.D14])" office:value-type="string" office:string-value="" calcext:value-type="error">
            <text:p>#N/A</text:p>
          </table:table-cell>
          <table:table-cell table:style-name="ce339" table:formula="of:=IF(ISERROR([.E14]);[.J14];[.E14])" office:value-type="string" office:string-value="" calcext:value-type="error">
            <text:p>#N/A</text:p>
          </table:table-cell>
          <table:table-cell table:style-name="ce340" table:formula="of:=[.S14]/[BAT.$G$11]" office:value-type="string" office:string-value="" calcext:value-type="error">
            <text:p>#N/A</text:p>
          </table:table-cell>
          <table:table-cell table:style-name="ce341" table:formula="of:=ROUND([.U14])" office:value-type="string" office:string-value="" calcext:value-type="error">
            <text:p>#N/A</text:p>
          </table:table-cell>
          <table:table-cell table:style-name="ce342" table:formula="of:=DEC2HEX([.V14])" office:value-type="string" office:string-value="" calcext:value-type="error">
            <text:p>#N/A</text:p>
          </table:table-cell>
          <table:table-cell table:style-name="ce330" office:value-type="string" calcext:value-type="string">
            <text:p>#define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IF(LEN([.$A14])&gt;0;CONCATENATE([.$B$2];&quot;_&quot;;[.$A14];&quot;_CAL&quot;);&quot;&quot;)">
            <text:p/>
          </table:table-cell>
          <table:table-cell table:style-name="ce330" office:value-type="string" calcext:value-type="string">
            <text:p><text:s/></text:p>
          </table:table-cell>
          <table:table-cell table:number-columns-repeated="2" table:style-name="ce330" office:value-type="string" calcext:value-type="string">
            <text:p>(</text:p>
          </table:table-cell>
          <table:table-cell table:style-name="ce330" office:value-type="string" calcext:value-type="string">
            <text:p>UI_</text:p>
          </table:table-cell>
          <table:table-cell table:style-name="ce330" table:formula="of:=[.$B$3]" office:value-type="string" office:string-value="UI_16" calcext:value-type="string">
            <text:p>UI_16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8x</text:p>
          </table:table-cell>
          <table:table-cell table:style-name="ce330" table:formula="of:=CONCATENATE(REPT(&quot;0&quot;;4-LEN([.W14]));[.W14])" office:value-type="string" office:string-value="" calcext:value-type="error">
            <text:p>#N/A</text:p>
          </table:table-cell>
          <table:table-cell table:style-name="ce330" office:value-type="string" calcext:value-type="string">
            <text:p>)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<text:s text:c="5"/>/*</text:p>
          </table:table-cell>
          <table:table-cell table:style-name="ce330" office:value-type="string" calcext:value-type="string">
            <text:p><text:s/></text:p>
          </table:table-cell>
          <table:table-cell table:style-name="ce330" table:formula="of:=[.B14]" office:value-type="float" office:value="0" calcext:value-type="float">
            <text:p>0</text:p>
          </table:table-cell>
          <table:table-cell table:style-name="ce330" office:value-type="string" calcext:value-type="string">
            <text:p>V</text:p>
          </table:table-cell>
          <table:table-cell table:style-name="ce330" office:value-type="string" calcext:value-type="string">
            <text:p><text:s/></text:p>
          </table:table-cell>
          <table:table-cell table:style-name="ce343" table:formula="of:=[.V14]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adc</text:p>
          </table:table-cell>
          <table:table-cell table:style-name="ce330" office:value-type="string" calcext:value-type="string">
            <text:p><text:s/></text:p>
          </table:table-cell>
          <table:table-cell table:style-name="ce344" table:formula="of:=TRUNC([.S14];3)" office:value-type="string" office:string-value="" calcext:value-type="error">
            <text:p>#N/A</text:p>
          </table:table-cell>
          <table:table-cell table:style-name="ce330" office:value-type="string" calcext:value-type="string">
            <text:p><text:s/></text:p>
          </table:table-cell>
          <table:table-cell table:style-name="ce330" office:value-type="string" calcext:value-type="string">
            <text:p>Vadc</text:p>
          </table:table-cell>
          <table:table-cell table:style-name="ce330" office:value-type="string" calcext:value-type="string">
            <text:p><text:s/>*/</text:p>
          </table:table-cell>
          <table:table-cell table:style-name="ce347" table:formula="of:=IF(ISBLANK([.A14])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350"/>
          <table:table-cell table:style-name="ce352"/>
          <table:table-cell table:style-name="ce352" table:formula="of:=CONCATENATE(&quot;&quot;;[.$Z14])">
            <text:p/>
          </table:table-cell>
          <table:table-cell table:style-name="ce352"/>
          <table:table-cell table:style-name="ce311"/>
          <table:table-cell table:style-name="ce357" table:formula="of:=IF(LEN([.BA14])&gt;0;CONCATENATE([.BA14];[.BB14]);&quot;&quot;)">
            <text:p/>
          </table:table-cell>
          <table:table-cell/>
          <table:table-cell table:style-name="ce311" table:formula="of:=CONCATENATE(&quot;&quot;;[.$Z14])">
            <text:p/>
          </table:table-cell>
          <table:table-cell table:style-name="ce363" table:formula="of:=IF(LEN([.$BA14])&gt;0;&quot;_IDX&quot;;&quot;&quot;)">
            <text:p/>
          </table:table-cell>
          <table:table-cell table:style-name="ce311"/>
          <table:table-cell table:style-name="ce357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353" office:value-type="string" calcext:value-type="string">
            <text:p>}</text:p>
          </table:table-cell>
          <table:table-cell table:style-name="ce353"/>
          <table:table-cell table:style-name="ce353" office:value-type="string" calcext:value-type="string">
            <text:p>;</text:p>
          </table:table-cell>
          <table:table-cell/>
          <table:table-cell table:style-name="ce357" table:formula="of:=CONCATENATE([.AZ15];[.BA15];[.BB15])" office:value-type="string" office:string-value="};" calcext:value-type="string">
            <text:p>};</text:p>
          </table:table-cell>
          <table:table-cell table:style-name="ce359" office:value-type="string" calcext:value-type="string">
            <text:p>} t_enum_</text:p>
          </table:table-cell>
          <table:table-cell table:style-name="ce359" table:formula="of:=[.B1]" office:value-type="string" office:string-value="BAT_SENS" calcext:value-type="string">
            <text:p>BAT_SENS</text:p>
          </table:table-cell>
          <table:table-cell table:style-name="ce359" office:value-type="string" calcext:value-type="string">
            <text:p>;</text:p>
          </table:table-cell>
          <table:table-cell/>
          <table:table-cell table:style-name="ce357" table:formula="of:=IF(LEN([.BF15])&gt;0;CONCATENATE([.BE15];[.BF15];[.BG15]);&quot;&quot;)" office:value-type="string" office:string-value="} t_enum_BAT_SENS;" calcext:value-type="string">
            <text:p>} t_enum_BAT_SENS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354" office:value-type="string" calcext:value-type="string">
            <office:annotation office:display="true" draw:style-name="gr4" draw:text-style-name="P2" svg:width="2.899cm" svg:height="1.781cm" svg:x="71.763cm" svg:y="8.534cm" draw:caption-point-x="9.796cm" draw:caption-point-y="-1.751cm">
              <dc:date>2014-11-06T00:00:00</dc:date>
              <text:p text:style-name="P3"><text:span text:style-name="T3">Use green areas to tune the discretizer source code.</text:span></text:p>
            </office:annotation>
            <text:p>bat_input</text:p>
          </table:table-cell>
          <table:table-cell table:number-columns-repeated="969"/>
        </table:table-row>
        <table:table-row table:style-name="ro5">
          <table:table-cell table:style-name="ce303" table:number-columns-repeated="2"/>
          <table:table-cell table:number-columns-repeated="7"/>
          <table:table-cell table:style-name="Default"/>
          <table:table-cell table:style-name="ce320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354" office:value-type="string" calcext:value-type="string">
            <text:p>bat_range_unfilt</text:p>
          </table:table-cell>
          <table:table-cell table:number-columns-repeated="969"/>
        </table:table-row>
        <table:table-row table:style-name="ro5">
          <table:table-cell table:style-name="ce303" table:number-columns-repeated="2"/>
          <table:table-cell/>
          <table:table-cell table:style-name="ce320" office:value-type="string" calcext:value-type="string">
            <text:p><text:s/>/* <text:s text:c="9"/></text:p>
          </table:table-cell>
          <table:table-cell table:style-name="ce320" office:value-type="string" calcext:value-type="string">
            <text:p>-----</text:p>
          </table:table-cell>
          <table:table-cell table:style-name="ce320">
            <office:annotation office:display="true" draw:style-name="gr4" draw:text-style-name="P2" svg:width="2.899cm" svg:height="1.781cm" svg:x="13.56cm" svg:y="5.291cm" draw:caption-point-x="0.863cm" draw:caption-point-y="2.395cm">
              <dc:date>2014-11-06T00:00:00</dc:date>
              <text:p text:style-name="P3"><text:span text:style-name="T3">Use these green areas to tune the figure for source code comments.</text:span></text:p>
            </office:annotation>
          </table:table-cell>
          <table:table-cell table:style-name="ce320" office:value-type="string" calcext:value-type="string">
            <text:p>| <text:s text:c="9"/></text:p>
          </table:table-cell>
          <table:table-cell/>
          <table:table-cell table:style-name="ce320" office:value-type="string" calcext:value-type="string">
            <text:p><text:s text:c="2"/>*/</text:p>
          </table:table-cell>
          <table:table-cell table:style-name="ce320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[.BA16]" office:value-type="string" office:string-value="bat_input" calcext:value-type="string">
            <text:p>bat_input</text:p>
          </table:table-cell>
          <table:table-cell table:style-name="ce354" office:value-type="string" calcext:value-type="string">
            <text:p><text:s/>&gt;= </text:p>
          </table:table-cell>
          <table:table-cell/>
          <table:table-cell table:formula="of:=[.BA6]" office:value-type="string" office:string-value="BAT_HIGH_CAL" calcext:value-type="string">
            <text:p>BAT_HIGH_CAL</text:p>
          </table:table-cell>
          <table:table-cell office:value-type="string" calcext:value-type="string">
            <text:p>){</text:p>
          </table:table-cell>
          <table:table-cell table:style-name="ce360" table:formula="of:=IF(LEN([.BD18])&gt;0;CONCATENATE([.AZ18];[.BA18];[.BB18];[.BC18];[.BD18];[.BE18]);&quot;&quot;)" office:value-type="string" office:string-value="if (bat_input &gt;= BAT_HIGH_CAL){" calcext:value-type="string">
            <office:annotation office:display="true" draw:style-name="gr4" draw:text-style-name="P2" svg:width="2.899cm" svg:height="1.781cm" svg:x="94.238cm" svg:y="11.456cm" draw:caption-point-x="2.67cm" draw:caption-point-y="-3.77cm">
              <dc:date>2014-11-06T00:00:00</dc:date>
              <text:p text:style-name="P3"><text:span text:style-name="T3">Copy towards down to obtain discretizer source code.</text:span></text:p>
            </office:annotation>
            <text:p>if (bat_input &gt;= BAT_HIGH_CAL){</text:p>
          </table:table-cell>
          <table:table-cell table:style-name="ce364" table:number-columns-repeated="2"/>
          <table:table-cell table:style-name="ce367"/>
          <table:table-cell table:number-columns-repeated="961"/>
        </table:table-row>
        <table:table-row table:style-name="ro5">
          <table:table-cell table:style-name="ce304"/>
          <table:table-cell table:style-name="ce303"/>
          <table:table-cell/>
          <table:table-cell table:style-name="ce320" office:value-type="string" calcext:value-type="string">
            <text:p><text:s/>/* <text:s text:c="9"/></text:p>
          </table:table-cell>
          <table:table-cell table:style-name="ce323"/>
          <table:table-cell table:style-name="ce320" office:value-type="string" calcext:value-type="string">
            <text:p>v</text:p>
          </table:table-cell>
          <table:table-cell table:style-name="ce320" office:value-type="string" calcext:value-type="string">
            <text:p>| - - - - - - - - - - - - - - - <text:s/>*/</text:p>
          </table:table-cell>
          <table:table-cell table:style-name="ce320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7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BAT_HIGH_CAL" calcext:value-type="string">
            <text:p>BAT_HIGH_CAL</text:p>
          </table:table-cell>
          <table:table-cell office:value-type="string" calcext:value-type="string">
            <text:p>;</text:p>
          </table:table-cell>
          <table:table-cell table:style-name="ce361" table:formula="of:=IF(LEN([.BD19])&gt;0;CONCATENATE([.AZ19];[.BA19];[.BB19];[.BC19];[.BD19];[.BE19]);&quot;&quot;)" office:value-type="string" office:string-value="    bat_range_unfilt=BAT_HIGH_CAL;" calcext:value-type="string">
            <text:p><text:s text:c="4"/>bat_range_unfilt=BAT_HIGH_CAL;</text:p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320" office:value-type="string" calcext:value-type="string">
            <text:p><text:s/>/* <text:s text:c="9"/></text:p>
          </table:table-cell>
          <table:table-cell table:style-name="ce320" office:value-type="string" calcext:value-type="string">
            <text:p>-----</text:p>
          </table:table-cell>
          <table:table-cell table:style-name="ce320"/>
          <table:table-cell table:style-name="ce320" office:value-type="string" calcext:value-type="string">
            <text:p>|________________________________*/</text:p>
          </table:table-cell>
          <table:table-cell/>
          <table:table-cell table:style-name="ce320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bat_input" calcext:value-type="string">
            <text:p>bat_input</text:p>
          </table:table-cell>
          <table:table-cell table:formula="of:=[.BB18]" office:value-type="string" office:string-value=" &gt;= " calcext:value-type="string">
            <text:p><text:s/>&gt;= </text:p>
          </table:table-cell>
          <table:table-cell/>
          <table:table-cell table:formula="of:=[.BA7]" office:value-type="string" office:string-value="BAT_NORMAL_CAL" calcext:value-type="string">
            <text:p>BAT_NORMAL_CAL</text:p>
          </table:table-cell>
          <table:table-cell office:value-type="string" calcext:value-type="string">
            <text:p>){</text:p>
          </table:table-cell>
          <table:table-cell table:style-name="ce361" table:formula="of:=IF(LEN([.BD20])&gt;0;CONCATENATE([.AZ20];[.BA20];[.BB20];[.BC20];[.BD20];[.BE20]);&quot;&quot;)" office:value-type="string" office:string-value="} else if (bat_input &gt;= BAT_NORMAL_CAL){" calcext:value-type="string">
            <text:p>} else if (bat_input &gt;= BAT_NORMAL_CAL){</text:p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320" office:value-type="string" calcext:value-type="string">
            <text:p><text:s/>/* <text:s text:c="9"/></text:p>
          </table:table-cell>
          <table:table-cell table:style-name="ce320" office:value-type="string" calcext:value-type="string">
            <text:p>-----</text:p>
          </table:table-cell>
          <table:table-cell table:style-name="ce320"/>
          <table:table-cell table:style-name="ce320" office:value-type="string" calcext:value-type="string">
            <text:p>_________________________________*/</text:p>
          </table:table-cell>
          <table:table-cell table:style-name="ce320" table:number-columns-repeated="3"/>
          <table:table-cell table:formula="of:=CONCATENATE([.D21];[.E21];[.F21];[.G21];[.H21];[.I21];[.J21])" office:value-type="string" office:string-value=" /*          -----_________________________________*/" calcext:value-type="string">
            <office:annotation office:display="true" draw:style-name="gr7" draw:text-style-name="P2" svg:width="3.54cm" svg:height="2.571cm" svg:x="26.156cm" svg:y="6.835cm" draw:caption-point-x="-0.444cm" draw:caption-point-y="2.206cm">
              <dc:date>2014-11-06T00:00:00</dc:date>
              <text:p text:style-name="P3"><text:span text:style-name="T3">Copy from here towards down for obtaining the figure for source code comment.</text:span></text:p>
              <text:p text:style-name="P3"><text:span text:style-name="T3"/></text:p>
            </office:annotation>
            <text:p><text:s/>/* <text:s text:c="9"/>-----_________________________________*/</text:p>
          </table:table-cell>
          <table:table-cell table:number-columns-repeated="4"/>
          <table:table-cell>
            <office:annotation office:display="true" draw:style-name="gr8" draw:text-style-name="P2" svg:width="2.899cm" svg:height="4.941cm" svg:x="35.4cm" svg:y="3.591cm" draw:caption-point-x="2.058cm" draw:caption-point-y="5.45cm">
              <dc:date>2014-11-06T00:00:00</dc:date>
              <text:p text:style-name="P3"><text:span text:style-name="T3">Here you can find the auto-generated documentation figure. <text:s/>You should use screen capture, because conditional format colors are <text:s/>lost on clipboard.</text:span></text:p>
            </office:annotation>
          </table:table-cell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BAT_NORMAL_CAL" calcext:value-type="string">
            <text:p>BAT_NORMAL_CAL</text:p>
          </table:table-cell>
          <table:table-cell office:value-type="string" calcext:value-type="string">
            <text:p>;</text:p>
          </table:table-cell>
          <table:table-cell table:style-name="ce361" table:formula="of:=IF(LEN([.BD21])&gt;0;CONCATENATE([.AZ21];[.BA21];[.BB21];[.BC21];[.BD21];[.BE21]);&quot;&quot;)" office:value-type="string" office:string-value="    bat_range_unfilt=BAT_NORMAL_CAL;" calcext:value-type="string">
            <text:p><text:s text:c="4"/>bat_range_unfilt=BAT_NORMAL_CAL;</text:p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ce305" table:content-validation-name="val2" office:value-type="string" calcext:value-type="string">
            <office:annotation office:display="true" draw:style-name="gr13" draw:text-style-name="P2" svg:width="2.899cm" svg:height="1.386cm" svg:x="8.187cm" svg:y="6.871cm" draw:caption-point-x="-4.866cm" draw:caption-point-y="2.621cm">
              <dc:date>2014-11-06T00:00:00</dc:date>
              <text:p text:style-name="P3"><text:span text:style-name="T3">Select the range in order to obtain the figures.</text:span></text:p>
            </office:annotation>
            <text:p>HIGH</text:p>
          </table:table-cell>
          <table:table-cell table:formula="of:=IF(LEN([.A22])&gt;0;VLOOKUP([.A22];[.$A$6:.$B$15];2;0);&quot;&quot;)" office:value-type="float" office:value="15.5" calcext:value-type="float">
            <text:p>15,5</text:p>
          </table:table-cell>
          <table:table-cell table:style-name="ce312" table:content-validation-name="val3" office:value-type="string" calcext:value-type="string">
            <office:annotation office:display="true" draw:style-name="gr14" draw:text-style-name="P2" svg:width="2.899cm" svg:height="0.991cm" svg:x="8.581cm" svg:y="9.697cm" draw:caption-point-x="-0.499cm" draw:caption-point-y="-0.205cm">
              <dc:date>2014-11-06T00:00:00</dc:date>
              <text:p text:style-name="P3"><text:span text:style-name="T3">Select the color for the range.</text:span></text:p>
            </office:annotation>
            <text:p>RED</text:p>
          </table:table-cell>
          <table:table-cell table:style-name="ce321" table:formula="of:=[.D23]" office:value-type="string" office:string-value=" /*          " calcext:value-type="string">
            <text:p><text:s/>/* <text:s text:c="9"/></text:p>
          </table:table-cell>
          <table:table-cell table:style-name="ce321" table:formula="of:=[.E23]" office:value-type="string" office:string-value="-----" calcext:value-type="string">
            <text:p>-----</text:p>
          </table:table-cell>
          <table:table-cell table:style-name="ce321" table:formula="of:=[.F23]">
            <text:p/>
          </table:table-cell>
          <table:table-cell table:style-name="ce321" table:formula="of:=[.G23]" office:value-type="string" office:string-value="|          " calcext:value-type="string">
            <text:p>| <text:s text:c="9"/></text:p>
          </table:table-cell>
          <table:table-cell table:style-name="ce321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321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325" table:formula="of:=IF(ISBLANK([.$A$22])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333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bat_input" calcext:value-type="string">
            <text:p>bat_input</text:p>
          </table:table-cell>
          <table:table-cell table:formula="of:=[.BB20]" office:value-type="string" office:string-value=" &gt;= " calcext:value-type="string">
            <text:p><text:s/>&gt;= </text:p>
          </table:table-cell>
          <table:table-cell/>
          <table:table-cell table:formula="of:=[.BA8]" office:value-type="string" office:string-value="BAT_LOW_CAL" calcext:value-type="string">
            <text:p>BAT_LOW_CAL</text:p>
          </table:table-cell>
          <table:table-cell office:value-type="string" calcext:value-type="string">
            <text:p>){</text:p>
          </table:table-cell>
          <table:table-cell table:style-name="ce361" table:formula="of:=IF(LEN([.BD22])&gt;0;CONCATENATE([.AZ22];[.BA22];[.BB22];[.BC22];[.BD22];[.BE22]);&quot;&quot;)" office:value-type="string" office:string-value="} else if (bat_input &gt;= BAT_LOW_CAL){" calcext:value-type="string">
            <text:p>} else if (bat_input &gt;= BAT_LOW_CAL){</text:p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number-columns-repeated="2"/>
          <table:table-cell table:formula="of:=[.C22]" office:value-type="string" office:string-value="RED" calcext:value-type="string">
            <text:p>RED</text:p>
          </table:table-cell>
          <table:table-cell table:formula="of:=IF(ISBLANK([.$A2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2]);&quot;&quot;;CONCATENATE(&quot;&quot;;[.E$18]))" office:value-type="string" office:string-value="-----" calcext:value-type="string">
            <text:p>-----</text:p>
          </table:table-cell>
          <table:table-cell table:formula="of:=IF(ISBLANK([.$A22]);&quot;&quot;;CONCATENATE(&quot;&quot;;[.F$18]))">
            <text:p/>
          </table:table-cell>
          <table:table-cell table:formula="of:=IF(ISBLANK([.$A2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2])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ISBLANK([.$A22]);&quot;&quot;;CONCATENATE(&quot;&quot;;[.I$18]))" office:value-type="string" office:string-value="  */" calcext:value-type="string">
            <text:p><text:s text:c="2"/>*/</text:p>
          </table:table-cell>
          <table:table-cell table:style-name="ce326" table:formula="of:=IF(ISBLANK([.$A22])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33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BAT_LOW_CAL" calcext:value-type="string">
            <text:p>BAT_LOW_CAL</text:p>
          </table:table-cell>
          <table:table-cell office:value-type="string" calcext:value-type="string">
            <text:p>;</text:p>
          </table:table-cell>
          <table:table-cell table:style-name="ce361" table:formula="of:=IF(LEN([.BD23])&gt;0;CONCATENATE([.AZ23];[.BA23];[.BB23];[.BC23];[.BD23];[.BE23]);&quot;&quot;)" office:value-type="string" office:string-value="    bat_range_unfilt=BAT_LOW_CAL;" calcext:value-type="string">
            <text:p><text:s text:c="4"/>bat_range_unfilt=BAT_LOW_CAL;</text:p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10">
          <table:table-cell table:number-columns-repeated="2"/>
          <table:table-cell table:formula="of:=[.C23]" office:value-type="string" office:string-value="RED" calcext:value-type="string">
            <text:p>RED</text:p>
          </table:table-cell>
          <table:table-cell table:style-name="ce322" table:formula="of:=[.D25]" office:value-type="string" office:string-value=" /*          " calcext:value-type="string">
            <text:p><text:s/>/* <text:s text:c="9"/></text:p>
          </table:table-cell>
          <table:table-cell table:style-name="ce322" table:formula="of:=[.E23]" office:value-type="string" office:string-value="-----" calcext:value-type="string">
            <text:p>-----</text:p>
          </table:table-cell>
          <table:table-cell table:style-name="ce322" table:formula="of:=[.F23]">
            <text:p/>
          </table:table-cell>
          <table:table-cell table:style-name="ce322" table:formula="of:=[.G23]" office:value-type="string" office:string-value="|          " calcext:value-type="string">
            <text:p>| <text:s text:c="9"/></text:p>
          </table:table-cell>
          <table:table-cell table:style-name="ce322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322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322" table:formula="of:=IF(ISBLANK([.$A$22]);&quot;&quot;;CONCATENATE(&quot;&quot;;[.J$17]))">
            <text:p/>
          </table:table-cell>
          <table:table-cell table:formula="of:=CONCATENATE([.D24];[.E24];[.F24];[.G24];[.H24];[.I24];[.J2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bat_input" calcext:value-type="string">
            <text:p>bat_input</text:p>
          </table:table-cell>
          <table:table-cell table:formula="of:=[.BB22]" office:value-type="string" office:string-value=" &gt;= " calcext:value-type="string">
            <text:p><text:s/>&gt;= </text:p>
          </table:table-cell>
          <table:table-cell/>
          <table:table-cell table:formula="of:=[.BA9]">
            <text:p/>
          </table:table-cell>
          <table:table-cell office:value-type="string" calcext:value-type="string">
            <text:p>){</text:p>
          </table:table-cell>
          <table:table-cell table:style-name="ce361" table:formula="of:=IF(LEN([.BD24])&gt;0;CONCATENATE([.AZ24];[.BA24];[.BB24];[.BC24];[.BD24];[.BE24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ce307"/>
          <table:table-cell table:style-name="ce310"/>
          <table:table-cell table:style-name="ce310" table:formula="of:=[.C24]" office:value-type="string" office:string-value="RED" calcext:value-type="string">
            <text:p>RED</text:p>
          </table:table-cell>
          <table:table-cell table:style-name="ce310" table:formula="of:=IF(ISBLANK([.$A2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310" table:formula="of:=CONCATENATE(REPT(&quot; &quot;;4-LEN(TEXT([.B22];&quot;0,0&quot;)));TEXT([.B22];&quot;0,0&quot;))" office:value-type="string" office:string-value="15,5" calcext:value-type="string">
            <text:p>15,5</text:p>
          </table:table-cell>
          <table:table-cell table:style-name="ce310" table:formula="of:=IF(ISBLANK([.$A22]);&quot;&quot;;CONCATENATE(&quot;&quot;;[.F$19]))" office:value-type="string" office:string-value="v" calcext:value-type="string">
            <text:p>v</text:p>
          </table:table-cell>
          <table:table-cell table:style-name="ce324" table:formula="of:=IF(LEN([.$A22])=0;&quot;&quot;;IF(ISBLANK([.A26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310" table:formula="of:=IF(ISBLANK([.$A22]);&quot;&quot;;CONCATENATE(&quot;&quot;;[.H$19]))">
            <text:p/>
          </table:table-cell>
          <table:table-cell table:style-name="ce310" table:formula="of:=IF(ISBLANK([.$A$22]);&quot;&quot;;CONCATENATE(&quot;&quot;;[.I$19]))">
            <text:p/>
          </table:table-cell>
          <table:table-cell table:style-name="ce327" table:formula="of:=IF(ISBLANK([.$A$22]);&quot;&quot;;CONCATENATE(&quot;&quot;;[.J$19]))">
            <text:p/>
          </table:table-cell>
          <table:table-cell table:formula="of:=CONCATENATE([.D25];[.E25];[.F25];[.G25];[.H25];[.I25];[.J25])" office:value-type="string" office:string-value=" /*          15,5v| - - - - - - - - - - - - - - -  */" calcext:value-type="string">
            <text:p><text:s/>/* <text:s text:c="9"/>15,5v| - - - - - - - - - - - - - - - <text:s/>*/</text:p>
          </table:table-cell>
          <table:table-cell table:number-columns-repeated="4"/>
          <table:table-cell table:style-name="ce332" table:formula="of:=[.E25]&amp;&quot; v&quot;" office:value-type="string" office:string-value="15,5 v" calcext:value-type="string">
            <text:p>15,5 v</text:p>
          </table:table-cell>
          <table:table-cell table:style-name="ce33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>
            <text:p/>
          </table:table-cell>
          <table:table-cell office:value-type="string" calcext:value-type="string">
            <text:p>;</text:p>
          </table:table-cell>
          <table:table-cell table:style-name="ce361" table:formula="of:=IF(LEN([.BD25])&gt;0;CONCATENATE([.AZ25];[.BA25];[.BB25];[.BC25];[.BD25];[.BE25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ce305" table:content-validation-name="val2" office:value-type="string" calcext:value-type="string">
            <text:p>NORMAL</text:p>
          </table:table-cell>
          <table:table-cell table:formula="of:=IF(LEN([.A26])&gt;0;VLOOKUP([.A26];[.$A$6:.$B$15];2;0);&quot;&quot;)" office:value-type="float" office:value="4.5" calcext:value-type="float">
            <text:p>4,5</text:p>
          </table:table-cell>
          <table:table-cell table:style-name="ce313" table:content-validation-name="val3" office:value-type="string" calcext:value-type="string">
            <text:p>GREEN</text:p>
          </table:table-cell>
          <table:table-cell table:style-name="ce321" table:formula="of:=[.D27]" office:value-type="string" office:string-value=" /*          " calcext:value-type="string">
            <text:p><text:s/>/* <text:s text:c="9"/></text:p>
          </table:table-cell>
          <table:table-cell table:style-name="ce321" table:formula="of:=[.E27]" office:value-type="string" office:string-value="-----" calcext:value-type="string">
            <text:p>-----</text:p>
          </table:table-cell>
          <table:table-cell table:style-name="ce321" table:formula="of:=[.F27]">
            <text:p/>
          </table:table-cell>
          <table:table-cell table:style-name="ce321" table:formula="of:=[.G27]" office:value-type="string" office:string-value="|          " calcext:value-type="string">
            <text:p>| <text:s text:c="9"/></text:p>
          </table:table-cell>
          <table:table-cell table:style-name="ce321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321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325" table:formula="of:=IF(ISBLANK([.$A$22])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337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bat_input" calcext:value-type="string">
            <text:p>bat_input</text:p>
          </table:table-cell>
          <table:table-cell table:formula="of:=[.BB24]" office:value-type="string" office:string-value=" &gt;= " calcext:value-type="string">
            <text:p><text:s/>&gt;= </text:p>
          </table:table-cell>
          <table:table-cell/>
          <table:table-cell table:formula="of:=[.BA10]">
            <text:p/>
          </table:table-cell>
          <table:table-cell office:value-type="string" calcext:value-type="string">
            <text:p>){</text:p>
          </table:table-cell>
          <table:table-cell table:style-name="ce361" table:formula="of:=IF(LEN([.BD26])&gt;0;CONCATENATE([.AZ26];[.BA26];[.BB26];[.BC26];[.BD26];[.BE26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number-columns-repeated="2"/>
          <table:table-cell table:formula="of:=[.C26]" office:value-type="string" office:string-value="GREEN" calcext:value-type="string">
            <text:p>GREEN</text:p>
          </table:table-cell>
          <table:table-cell table:formula="of:=IF(ISBLANK([.$A26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6]);&quot;&quot;;CONCATENATE(&quot;&quot;;[.E$18]))" office:value-type="string" office:string-value="-----" calcext:value-type="string">
            <text:p>-----</text:p>
          </table:table-cell>
          <table:table-cell table:formula="of:=IF(ISBLANK([.$A26]);&quot;&quot;;CONCATENATE(&quot;&quot;;[.F$18]))">
            <text:p/>
          </table:table-cell>
          <table:table-cell table:formula="of:=IF(ISBLANK([.$A26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6]);&quot;&quot;;[.$A26]&amp;REPT(&quot; &quot;;20-LEN([.$A26])))" office:value-type="string" office:string-value="NORMAL              " calcext:value-type="string">
            <text:p>NORMAL <text:s text:c="13"/></text:p>
          </table:table-cell>
          <table:table-cell table:formula="of:=IF(ISBLANK([.$A26]);&quot;&quot;;CONCATENATE(&quot;&quot;;[.I$18]))" office:value-type="string" office:string-value="  */" calcext:value-type="string">
            <text:p><text:s text:c="2"/>*/</text:p>
          </table:table-cell>
          <table:table-cell table:style-name="ce326" table:formula="of:=IF(ISBLANK([.$A26])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33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6]">
            <text:p/>
          </table:table-cell>
          <table:table-cell office:value-type="string" calcext:value-type="string">
            <text:p>;</text:p>
          </table:table-cell>
          <table:table-cell table:style-name="ce361" table:formula="of:=IF(LEN([.BD27])&gt;0;CONCATENATE([.AZ27];[.BA27];[.BB27];[.BC27];[.BD27];[.BE27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10">
          <table:table-cell table:number-columns-repeated="2"/>
          <table:table-cell table:formula="of:=[.C27]" office:value-type="string" office:string-value="GREEN" calcext:value-type="string">
            <text:p>GREEN</text:p>
          </table:table-cell>
          <table:table-cell table:style-name="ce322" table:formula="of:=[.D29]" office:value-type="string" office:string-value=" /*          " calcext:value-type="string">
            <text:p><text:s/>/* <text:s text:c="9"/></text:p>
          </table:table-cell>
          <table:table-cell table:style-name="ce322" table:formula="of:=[.E27]" office:value-type="string" office:string-value="-----" calcext:value-type="string">
            <text:p>-----</text:p>
          </table:table-cell>
          <table:table-cell table:style-name="ce322" table:formula="of:=[.F27]">
            <text:p/>
          </table:table-cell>
          <table:table-cell table:style-name="ce322" table:formula="of:=[.G27]" office:value-type="string" office:string-value="|          " calcext:value-type="string">
            <text:p>| <text:s text:c="9"/></text:p>
          </table:table-cell>
          <table:table-cell table:style-name="ce322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322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322" table:formula="of:=IF(ISBLANK([.$A$22]);&quot;&quot;;CONCATENATE(&quot;&quot;;[.J$17]))">
            <text:p/>
          </table:table-cell>
          <table:table-cell table:formula="of:=CONCATENATE([.D28];[.E28];[.F28];[.G28];[.H28];[.I28];[.J2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6])" office:value-type="string" office:string-value="NORMAL" calcext:value-type="string">
            <text:p>NORMAL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bat_input" calcext:value-type="string">
            <text:p>bat_input</text:p>
          </table:table-cell>
          <table:table-cell table:formula="of:=[.BB26]" office:value-type="string" office:string-value=" &gt;= " calcext:value-type="string">
            <text:p><text:s/>&gt;= 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style-name="ce361" table:formula="of:=IF(LEN([.BD28])&gt;0;CONCATENATE([.AZ28];[.BA28];[.BB28];[.BC28];[.BD28];[.BE28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ce307"/>
          <table:table-cell table:style-name="ce310"/>
          <table:table-cell table:style-name="ce310" table:formula="of:=[.C28]" office:value-type="string" office:string-value="GREEN" calcext:value-type="string">
            <text:p>GREEN</text:p>
          </table:table-cell>
          <table:table-cell table:style-name="ce310" table:formula="of:=IF(ISBLANK([.$A26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310" table:formula="of:=CONCATENATE(REPT(&quot; &quot;;4-LEN(TEXT([.B26];&quot;0,0&quot;)));TEXT([.B26];&quot;0,0&quot;))" office:value-type="string" office:string-value=" 4,5" calcext:value-type="string">
            <text:p><text:s/>4,5</text:p>
          </table:table-cell>
          <table:table-cell table:style-name="ce310" table:formula="of:=IF(ISBLANK([.$A26]);&quot;&quot;;CONCATENATE(&quot;&quot;;[.F$19]))" office:value-type="string" office:string-value="v" calcext:value-type="string">
            <text:p>v</text:p>
          </table:table-cell>
          <table:table-cell table:style-name="ce324" table:formula="of:=IF(LEN([.$A26])=0;&quot;&quot;;IF(ISBLANK([.A30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310" table:formula="of:=IF(ISBLANK([.$A26]);&quot;&quot;;CONCATENATE(&quot;&quot;;[.H$19]))">
            <text:p/>
          </table:table-cell>
          <table:table-cell table:style-name="ce310" table:formula="of:=IF(ISBLANK([.$A$22]);&quot;&quot;;CONCATENATE(&quot;&quot;;[.I$19]))">
            <text:p/>
          </table:table-cell>
          <table:table-cell table:style-name="ce327" table:formula="of:=IF(ISBLANK([.$A$22]);&quot;&quot;;CONCATENATE(&quot;&quot;;[.J$19]))">
            <text:p/>
          </table:table-cell>
          <table:table-cell table:formula="of:=CONCATENATE([.D29];[.E29];[.F29];[.G29];[.H29];[.I29];[.J29])" office:value-type="string" office:string-value=" /*           4,5v| - - - - - - - - - - - - - - -  */" calcext:value-type="string">
            <text:p><text:s/>/* <text:s text:c="10"/>4,5v| - - - - - - - - - - - - - - - <text:s/>*/</text:p>
          </table:table-cell>
          <table:table-cell table:number-columns-repeated="4"/>
          <table:table-cell table:style-name="ce332" table:formula="of:=[.E29]&amp;&quot; v&quot;" office:value-type="string" office:string-value=" 4,5 v" calcext:value-type="string">
            <text:p><text:s/>4,5 v</text:p>
          </table:table-cell>
          <table:table-cell table:style-name="ce33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361" table:formula="of:=IF(LEN([.BD29])&gt;0;CONCATENATE([.AZ29];[.BA29];[.BB29];[.BC29];[.BD29];[.BE29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ce305" table:content-validation-name="val2" office:value-type="string" calcext:value-type="string">
            <text:p>LOW</text:p>
          </table:table-cell>
          <table:table-cell table:formula="of:=IF(LEN([.A30])&gt;0;VLOOKUP([.A30];[.$A$6:.$B$15];2;0);&quot;&quot;)" office:value-type="float" office:value="0" calcext:value-type="float">
            <text:p>0</text:p>
          </table:table-cell>
          <table:table-cell table:style-name="ce314" table:content-validation-name="val3" office:value-type="string" calcext:value-type="string">
            <text:p>RED</text:p>
          </table:table-cell>
          <table:table-cell table:style-name="ce321" table:formula="of:=[.D31]" office:value-type="string" office:string-value=" /*          " calcext:value-type="string">
            <text:p><text:s/>/* <text:s text:c="9"/></text:p>
          </table:table-cell>
          <table:table-cell table:style-name="ce321" table:formula="of:=[.E31]" office:value-type="string" office:string-value="-----" calcext:value-type="string">
            <text:p>-----</text:p>
          </table:table-cell>
          <table:table-cell table:style-name="ce321" table:formula="of:=[.F31]">
            <text:p/>
          </table:table-cell>
          <table:table-cell table:style-name="ce321" table:formula="of:=[.G31]" office:value-type="string" office:string-value="|          " calcext:value-type="string">
            <text:p>| <text:s text:c="9"/></text:p>
          </table:table-cell>
          <table:table-cell table:style-name="ce321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321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325" table:formula="of:=IF(ISBLANK([.$A$22])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337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bat_input" calcext:value-type="string">
            <text:p>bat_input</text:p>
          </table:table-cell>
          <table:table-cell table:formula="of:=[.BB28]" office:value-type="string" office:string-value=" &gt;= " calcext:value-type="string">
            <text:p><text:s/>&gt;= 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361" table:formula="of:=IF(LEN([.BD30])&gt;0;CONCATENATE([.AZ30];[.BA30];[.BB30];[.BC30];[.BD30];[.BE30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number-columns-repeated="2"/>
          <table:table-cell table:formula="of:=[.C30]" office:value-type="string" office:string-value="RED" calcext:value-type="string">
            <text:p>RED</text:p>
          </table:table-cell>
          <table:table-cell table:formula="of:=IF(ISBLANK([.$A30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0]);&quot;&quot;;CONCATENATE(&quot;&quot;;[.E$18]))" office:value-type="string" office:string-value="-----" calcext:value-type="string">
            <text:p>-----</text:p>
          </table:table-cell>
          <table:table-cell table:formula="of:=IF(ISBLANK([.$A30]);&quot;&quot;;CONCATENATE(&quot;&quot;;[.F$18]))">
            <text:p/>
          </table:table-cell>
          <table:table-cell table:formula="of:=IF(ISBLANK([.$A30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0]);&quot;&quot;;[.$A30]&amp;REPT(&quot; &quot;;20-LEN([.$A30])))" office:value-type="string" office:string-value="LOW                 " calcext:value-type="string">
            <text:p>LOW <text:s text:c="16"/></text:p>
          </table:table-cell>
          <table:table-cell table:formula="of:=IF(ISBLANK([.$A30]);&quot;&quot;;CONCATENATE(&quot;&quot;;[.I$18]))" office:value-type="string" office:string-value="  */" calcext:value-type="string">
            <text:p><text:s text:c="2"/>*/</text:p>
          </table:table-cell>
          <table:table-cell table:style-name="ce326" table:formula="of:=IF(ISBLANK([.$A30])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33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0]">
            <text:p/>
          </table:table-cell>
          <table:table-cell office:value-type="string" calcext:value-type="string">
            <text:p>;</text:p>
          </table:table-cell>
          <table:table-cell table:style-name="ce361" table:formula="of:=IF(LEN([.BD31])&gt;0;CONCATENATE([.AZ31];[.BA31];[.BB31];[.BC31];[.BD31];[.BE31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10">
          <table:table-cell table:number-columns-repeated="2"/>
          <table:table-cell table:formula="of:=[.C31]" office:value-type="string" office:string-value="RED" calcext:value-type="string">
            <text:p>RED</text:p>
          </table:table-cell>
          <table:table-cell table:style-name="ce322" table:formula="of:=[.D33]" office:value-type="string" office:string-value=" /*          " calcext:value-type="string">
            <text:p><text:s/>/* <text:s text:c="9"/></text:p>
          </table:table-cell>
          <table:table-cell table:style-name="ce322" table:formula="of:=[.E31]" office:value-type="string" office:string-value="-----" calcext:value-type="string">
            <text:p>-----</text:p>
          </table:table-cell>
          <table:table-cell table:style-name="ce322" table:formula="of:=[.F31]">
            <text:p/>
          </table:table-cell>
          <table:table-cell table:style-name="ce322" table:formula="of:=[.G31]" office:value-type="string" office:string-value="|          " calcext:value-type="string">
            <text:p>| <text:s text:c="9"/></text:p>
          </table:table-cell>
          <table:table-cell table:style-name="ce322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322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322" table:formula="of:=IF(ISBLANK([.$A$22]);&quot;&quot;;CONCATENATE(&quot;&quot;;[.J$17]))">
            <text:p/>
          </table:table-cell>
          <table:table-cell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0])" office:value-type="string" office:string-value="LOW" calcext:value-type="string">
            <text:p>LOW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bat_input" calcext:value-type="string">
            <text:p>bat_input</text:p>
          </table:table-cell>
          <table:table-cell table:formula="of:=[.BB30]" office:value-type="string" office:string-value=" &gt;= " calcext:value-type="string">
            <text:p><text:s/>&gt;= 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361" table:formula="of:=IF(LEN([.BD32])&gt;0;CONCATENATE([.AZ32];[.BA32];[.BB32];[.BC32];[.BD32];[.BE32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ce307"/>
          <table:table-cell table:style-name="ce310"/>
          <table:table-cell table:style-name="ce310" table:formula="of:=[.C32]" office:value-type="string" office:string-value="RED" calcext:value-type="string">
            <text:p>RED</text:p>
          </table:table-cell>
          <table:table-cell table:style-name="ce310" table:formula="of:=IF(ISBLANK([.$A30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310" table:formula="of:=CONCATENATE(REPT(&quot; &quot;;4-LEN(TEXT([.B30];&quot;0,0&quot;)));TEXT([.B30];&quot;0,0&quot;))" office:value-type="string" office:string-value=" 0,0" calcext:value-type="string">
            <text:p><text:s/>0,0</text:p>
          </table:table-cell>
          <table:table-cell table:style-name="ce310" table:formula="of:=IF(ISBLANK([.$A30]);&quot;&quot;;CONCATENATE(&quot;&quot;;[.F$19]))" office:value-type="string" office:string-value="v" calcext:value-type="string">
            <text:p>v</text:p>
          </table:table-cell>
          <table:table-cell table:style-name="ce324" table:formula="of:=IF(LEN([.$A30])=0;&quot;&quot;;IF(ISBLANK([.A34])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310" table:formula="of:=IF(ISBLANK([.$A30]);&quot;&quot;;CONCATENATE(&quot;&quot;;[.H$19]))">
            <text:p/>
          </table:table-cell>
          <table:table-cell table:style-name="ce310" table:formula="of:=IF(ISBLANK([.$A$22]);&quot;&quot;;CONCATENATE(&quot;&quot;;[.I$19]))">
            <text:p/>
          </table:table-cell>
          <table:table-cell table:style-name="ce327" table:formula="of:=IF(ISBLANK([.$A$22]);&quot;&quot;;CONCATENATE(&quot;&quot;;[.J$19]))">
            <text:p/>
          </table:table-cell>
          <table:table-cell table:formula="of:=CONCATENATE([.D33];[.E33];[.F33];[.G33];[.H33];[.I33];[.J33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332" table:formula="of:=[.E33]&amp;&quot; v&quot;" office:value-type="string" office:string-value=" 0,0 v" calcext:value-type="string">
            <text:p><text:s/>0,0 v</text:p>
          </table:table-cell>
          <table:table-cell table:style-name="ce33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361" table:formula="of:=IF(LEN([.BD33])&gt;0;CONCATENATE([.AZ33];[.BA33];[.BB33];[.BC33];[.BD33];[.BE33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style-name="ce305" table:content-validation-name="val2"/>
          <table:table-cell table:formula="of:=IF(LEN([.A34])&gt;0;VLOOKUP([.A34];[.$A$6:.$B$15];2;0);&quot;&quot;)">
            <text:p/>
          </table:table-cell>
          <table:table-cell table:style-name="ce315" table:content-validation-name="val3"/>
          <table:table-cell table:style-name="ce321" table:formula="of:=[.D35]">
            <text:p/>
          </table:table-cell>
          <table:table-cell table:style-name="ce321" table:formula="of:=[.E35]">
            <text:p/>
          </table:table-cell>
          <table:table-cell table:style-name="ce321" table:formula="of:=[.F35]">
            <text:p/>
          </table:table-cell>
          <table:table-cell table:style-name="ce321" table:formula="of:=[.G35]">
            <text:p/>
          </table:table-cell>
          <table:table-cell table:style-name="ce321" table:formula="of:=IF(ISBLANK([.$A34]);&quot;&quot;;REPT(&quot; &quot;;20))">
            <text:p/>
          </table:table-cell>
          <table:table-cell table:style-name="ce321" table:formula="of:=IF(ISBLANK([.$A34]);&quot;&quot;;CONCATENATE(&quot;&quot;;[.I$23]))">
            <text:p/>
          </table:table-cell>
          <table:table-cell table:style-name="ce325" table:formula="of:=IF(ISBLANK([.$A$22]);&quot;&quot;;CONCATENATE(&quot;&quot;;[.J$17]))">
            <text:p/>
          </table:table-cell>
          <table:table-cell table:formula="of:=CONCATENATE([.D34];[.E34];[.F34];[.G34];[.H34];[.I34];[.J34])">
            <text:p/>
          </table:table-cell>
          <table:table-cell table:number-columns-repeated="5"/>
          <table:table-cell table:style-name="ce337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361" table:formula="of:=IF(LEN([.BD34])&gt;0;CONCATENATE([.AZ34];[.BA34];[.BB34];[.BC34];[.BD34];[.BE34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5">
          <table:table-cell table:number-columns-repeated="2"/>
          <table:table-cell table:formula="of:=[.C34]" office:value-type="float" office:value="0" calcext:value-type="float">
            <text:p>0</text:p>
          </table:table-cell>
          <table:table-cell table:formula="of:=IF(ISBLANK([.$A34]);&quot;&quot;;CONCATENATE(&quot;&quot;;[.D$18]))">
            <text:p/>
          </table:table-cell>
          <table:table-cell table:formula="of:=IF(ISBLANK([.$A34]);&quot;&quot;;CONCATENATE(&quot;&quot;;[.E$18]))">
            <text:p/>
          </table:table-cell>
          <table:table-cell table:formula="of:=IF(ISBLANK([.$A34]);&quot;&quot;;CONCATENATE(&quot;&quot;;[.F$18]))">
            <text:p/>
          </table:table-cell>
          <table:table-cell table:formula="of:=IF(ISBLANK([.$A34]);&quot;&quot;;CONCATENATE(&quot;&quot;;[.G$18]))">
            <text:p/>
          </table:table-cell>
          <table:table-cell table:formula="of:=IF(ISBLANK([.$A34]);&quot;&quot;;[.$A34]&amp;REPT(&quot; &quot;;20-LEN([.$A34])))">
            <text:p/>
          </table:table-cell>
          <table:table-cell table:formula="of:=IF(ISBLANK([.$A34]);&quot;&quot;;CONCATENATE(&quot;&quot;;[.I$18]))">
            <text:p/>
          </table:table-cell>
          <table:table-cell table:style-name="ce326" table:formula="of:=IF(ISBLANK([.$A34]);&quot;&quot;;CONCATENATE(&quot;&quot;;[.J$18]))">
            <text:p/>
          </table:table-cell>
          <table:table-cell table:formula="of:=CONCATENATE([.D35];[.E35];[.F35];[.G35];[.H35];[.I35];[.J35])">
            <text:p/>
          </table:table-cell>
          <table:table-cell table:number-columns-repeated="5"/>
          <table:table-cell table:style-name="ce33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361" table:formula="of:=IF(LEN([.BD35])&gt;0;CONCATENATE([.AZ35];[.BA35];[.BB35];[.BC35];[.BD35];[.BE35]);&quot;&quot;)">
            <text:p/>
          </table:table-cell>
          <table:table-cell table:style-name="ce365" table:number-columns-repeated="2"/>
          <table:table-cell table:style-name="ce368"/>
          <table:table-cell table:number-columns-repeated="961"/>
        </table:table-row>
        <table:table-row table:style-name="ro10">
          <table:table-cell table:number-columns-repeated="2"/>
          <table:table-cell table:formula="of:=[.C35]" office:value-type="float" office:value="0" calcext:value-type="float">
            <text:p>0</text:p>
          </table:table-cell>
          <table:table-cell table:style-name="ce322" table:formula="of:=[.D37]">
            <text:p/>
          </table:table-cell>
          <table:table-cell table:style-name="ce322" table:formula="of:=[.E35]">
            <text:p/>
          </table:table-cell>
          <table:table-cell table:style-name="ce322" table:formula="of:=[.F35]">
            <text:p/>
          </table:table-cell>
          <table:table-cell table:style-name="ce322" table:formula="of:=[.G35]">
            <text:p/>
          </table:table-cell>
          <table:table-cell table:style-name="ce322" table:formula="of:=IF(ISBLANK([.$A34]);&quot;&quot;;REPT(&quot; &quot;;20))">
            <text:p/>
          </table:table-cell>
          <table:table-cell table:style-name="ce322" table:formula="of:=IF(ISBLANK([.$A34]);&quot;&quot;;CONCATENATE(&quot;&quot;;[.I$23]))">
            <text:p/>
          </table:table-cell>
          <table:table-cell table:style-name="ce322" table:formula="of:=IF(ISBLANK([.$A$22]);&quot;&quot;;CONCATENATE(&quot;&quot;;[.J$17]))">
            <text:p/>
          </table:table-cell>
          <table:table-cell table:formula="of:=CONCATENATE([.D36];[.E36];[.F36];[.G36];[.H36];[.I36];[.J36])">
            <text:p/>
          </table:table-cell>
          <table:table-cell table:number-columns-repeated="5"/>
          <table:table-cell table:formula="of:=CONCATENATE(&quot;&quot;;[.A34])">
            <text:p/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362" table:formula="of:=[.AZ36]" office:value-type="string" office:string-value="}" calcext:value-type="string">
            <text:p>}</text:p>
          </table:table-cell>
          <table:table-cell table:style-name="ce366" table:number-columns-repeated="2"/>
          <table:table-cell table:style-name="ce369"/>
          <table:table-cell table:number-columns-repeated="961"/>
        </table:table-row>
        <table:table-row table:style-name="ro5">
          <table:table-cell table:style-name="ce307"/>
          <table:table-cell table:style-name="ce310"/>
          <table:table-cell table:style-name="ce310" table:formula="of:=[.C36]" office:value-type="float" office:value="0" calcext:value-type="float">
            <text:p>0</text:p>
          </table:table-cell>
          <table:table-cell table:style-name="ce310" table:formula="of:=IF(ISBLANK([.$A34]);&quot;&quot;;CONCATENATE(&quot;&quot;;[.D$19]))">
            <text:p/>
          </table:table-cell>
          <table:table-cell table:style-name="ce310" table:formula="of:=CONCATENATE(REPT(&quot; &quot;;4-LEN(TEXT([.B34];&quot;0,0&quot;)));TEXT([.B34];&quot;0,0&quot;))" office:value-type="string" office:string-value="    " calcext:value-type="string">
            <text:p><text:s text:c="4"/></text:p>
          </table:table-cell>
          <table:table-cell table:style-name="ce310" table:formula="of:=IF(ISBLANK([.$A34]);&quot;&quot;;CONCATENATE(&quot;&quot;;[.F$19]))">
            <text:p/>
          </table:table-cell>
          <table:table-cell table:style-name="ce324" table:formula="of:=IF(LEN([.$A34])=0;&quot;&quot;;IF(ISBLANK([.A38]);CONCATENATE(&quot;&quot;;[.G$20]);CONCATENATE(&quot;&quot;;[.G$19])))">
            <text:p/>
          </table:table-cell>
          <table:table-cell table:style-name="ce310" table:formula="of:=IF(ISBLANK([.$A34]);&quot;&quot;;CONCATENATE(&quot;&quot;;[.H$19]))">
            <text:p/>
          </table:table-cell>
          <table:table-cell table:style-name="ce310" table:formula="of:=IF(ISBLANK([.$A$22]);&quot;&quot;;CONCATENATE(&quot;&quot;;[.I$19]))">
            <text:p/>
          </table:table-cell>
          <table:table-cell table:style-name="ce327" table:formula="of:=IF(ISBLANK([.$A$22]);&quot;&quot;;CONCATENATE(&quot;&quot;;[.J$19]))">
            <text:p/>
          </table:table-cell>
          <table:table-cell table:formula="of:=CONCATENATE([.D37];[.E37];[.F37];[.G37];[.H37];[.I37];[.J37])" office:value-type="string" office:string-value="    " calcext:value-type="string">
            <text:p><text:s text:c="4"/></text:p>
          </table:table-cell>
          <table:table-cell table:number-columns-repeated="4"/>
          <table:table-cell table:style-name="ce332" table:formula="of:=[.E37]&amp;&quot; v&quot;" office:value-type="string" office:string-value="     v" calcext:value-type="string">
            <text:p><text:s text:c="5"/>v</text:p>
          </table:table-cell>
          <table:table-cell table:style-name="ce336"/>
          <table:table-cell table:number-columns-repeated="1005"/>
        </table:table-row>
        <table:table-row table:style-name="ro5">
          <table:table-cell table:style-name="ce305" table:content-validation-name="val2"/>
          <table:table-cell table:formula="of:=IF(LEN([.A38])&gt;0;VLOOKUP([.A38];[.$A$6:.$B$15];2;0);&quot;&quot;)">
            <text:p/>
          </table:table-cell>
          <table:table-cell table:style-name="ce316" table:content-validation-name="val3"/>
          <table:table-cell table:style-name="ce321" table:formula="of:=[.D39]">
            <text:p/>
          </table:table-cell>
          <table:table-cell table:style-name="ce321" table:formula="of:=[.E39]">
            <text:p/>
          </table:table-cell>
          <table:table-cell table:style-name="ce321" table:formula="of:=[.F39]">
            <text:p/>
          </table:table-cell>
          <table:table-cell table:style-name="ce321" table:formula="of:=[.G39]">
            <text:p/>
          </table:table-cell>
          <table:table-cell table:style-name="ce321" table:formula="of:=IF(ISBLANK([.$A38]);&quot;&quot;;REPT(&quot; &quot;;20))">
            <text:p/>
          </table:table-cell>
          <table:table-cell table:style-name="ce321" table:formula="of:=IF(ISBLANK([.$A38]);&quot;&quot;;CONCATENATE(&quot;&quot;;[.I$23]))">
            <text:p/>
          </table:table-cell>
          <table:table-cell table:style-name="ce325" table:formula="of:=IF(ISBLANK([.$A$22]);&quot;&quot;;CONCATENATE(&quot;&quot;;[.J$17]))">
            <text:p/>
          </table:table-cell>
          <table:table-cell table:formula="of:=CONCATENATE([.D38];[.E38];[.F38];[.G38];[.H38];[.I38];[.J38])">
            <text:p/>
          </table:table-cell>
          <table:table-cell table:number-columns-repeated="5"/>
          <table:table-cell table:style-name="ce337"/>
          <table:table-cell table:number-columns-repeated="1005"/>
        </table:table-row>
        <table:table-row table:style-name="ro5">
          <table:table-cell table:number-columns-repeated="2"/>
          <table:table-cell table:formula="of:=[.C38]" office:value-type="float" office:value="0" calcext:value-type="float">
            <text:p>0</text:p>
          </table:table-cell>
          <table:table-cell table:formula="of:=IF(ISBLANK([.$A38]);&quot;&quot;;CONCATENATE(&quot;&quot;;[.D$18]))">
            <text:p/>
          </table:table-cell>
          <table:table-cell table:formula="of:=IF(ISBLANK([.$A38]);&quot;&quot;;CONCATENATE(&quot;&quot;;[.E$18]))">
            <text:p/>
          </table:table-cell>
          <table:table-cell table:formula="of:=IF(ISBLANK([.$A38]);&quot;&quot;;CONCATENATE(&quot;&quot;;[.F$18]))">
            <text:p/>
          </table:table-cell>
          <table:table-cell table:formula="of:=IF(ISBLANK([.$A38]);&quot;&quot;;CONCATENATE(&quot;&quot;;[.G$18]))">
            <text:p/>
          </table:table-cell>
          <table:table-cell table:formula="of:=IF(ISBLANK([.$A38]);&quot;&quot;;[.$A38]&amp;REPT(&quot; &quot;;20-LEN([.$A38])))">
            <text:p/>
          </table:table-cell>
          <table:table-cell table:formula="of:=IF(ISBLANK([.$A38]);&quot;&quot;;CONCATENATE(&quot;&quot;;[.I$18]))">
            <text:p/>
          </table:table-cell>
          <table:table-cell table:style-name="ce326" table:formula="of:=IF(ISBLANK([.$A38]);&quot;&quot;;CONCATENATE(&quot;&quot;;[.J$18]))">
            <text:p/>
          </table:table-cell>
          <table:table-cell table:formula="of:=CONCATENATE([.D39];[.E39];[.F39];[.G39];[.H39];[.I39];[.J39])">
            <text:p/>
          </table:table-cell>
          <table:table-cell table:number-columns-repeated="5"/>
          <table:table-cell table:style-name="ce334"/>
          <table:table-cell table:number-columns-repeated="1005"/>
        </table:table-row>
        <table:table-row table:style-name="ro11">
          <table:table-cell table:number-columns-repeated="2"/>
          <table:table-cell table:formula="of:=[.C39]" office:value-type="float" office:value="0" calcext:value-type="float">
            <text:p>0</text:p>
          </table:table-cell>
          <table:table-cell table:style-name="ce322" table:formula="of:=[.D41]">
            <text:p/>
          </table:table-cell>
          <table:table-cell table:style-name="ce322" table:formula="of:=[.E39]">
            <text:p/>
          </table:table-cell>
          <table:table-cell table:style-name="ce322" table:formula="of:=[.F39]">
            <text:p/>
          </table:table-cell>
          <table:table-cell table:style-name="ce322" table:formula="of:=[.G39]">
            <text:p/>
          </table:table-cell>
          <table:table-cell table:style-name="ce322" table:formula="of:=IF(ISBLANK([.$A38]);&quot;&quot;;REPT(&quot; &quot;;20))">
            <text:p/>
          </table:table-cell>
          <table:table-cell table:style-name="ce322" table:formula="of:=IF(ISBLANK([.$A38]);&quot;&quot;;CONCATENATE(&quot;&quot;;[.I$23]))">
            <text:p/>
          </table:table-cell>
          <table:table-cell table:style-name="ce322" table:formula="of:=IF(ISBLANK([.$A$22]);&quot;&quot;;CONCATENATE(&quot;&quot;;[.J$17]))">
            <text:p/>
          </table:table-cell>
          <table:table-cell table:formula="of:=CONCATENATE([.D40];[.E40];[.F40];[.G40];[.H40];[.I40];[.J40])">
            <text:p/>
          </table:table-cell>
          <table:table-cell table:number-columns-repeated="5"/>
          <table:table-cell table:formula="of:=CONCATENATE(&quot;&quot;;[.A38])">
            <text:p/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0"/>
          <table:table-cell table:style-name="ce310" table:formula="of:=[.C40]" office:value-type="float" office:value="0" calcext:value-type="float">
            <text:p>0</text:p>
          </table:table-cell>
          <table:table-cell table:style-name="ce310" table:formula="of:=IF(ISBLANK([.$A38]);&quot;&quot;;CONCATENATE(&quot;&quot;;[.D$19]))">
            <text:p/>
          </table:table-cell>
          <table:table-cell table:style-name="ce310" table:formula="of:=CONCATENATE(REPT(&quot; &quot;;4-LEN(TEXT([.B38];&quot;0,0&quot;)));TEXT([.B38];&quot;0,0&quot;))" office:value-type="string" office:string-value="    " calcext:value-type="string">
            <text:p><text:s text:c="4"/></text:p>
          </table:table-cell>
          <table:table-cell table:style-name="ce310" table:formula="of:=IF(ISBLANK([.$A38]);&quot;&quot;;CONCATENATE(&quot;&quot;;[.F$19]))">
            <text:p/>
          </table:table-cell>
          <table:table-cell table:style-name="ce324" table:formula="of:=IF(LEN([.$A38])=0;&quot;&quot;;IF(ISBLANK([.A42]);CONCATENATE(&quot;&quot;;[.G$20]);CONCATENATE(&quot;&quot;;[.G$19])))">
            <text:p/>
          </table:table-cell>
          <table:table-cell table:style-name="ce310" table:formula="of:=IF(ISBLANK([.$A38]);&quot;&quot;;CONCATENATE(&quot;&quot;;[.H$19]))">
            <text:p/>
          </table:table-cell>
          <table:table-cell table:style-name="ce310" table:formula="of:=IF(ISBLANK([.$A$22]);&quot;&quot;;CONCATENATE(&quot;&quot;;[.I$19]))">
            <text:p/>
          </table:table-cell>
          <table:table-cell table:style-name="ce327" table:formula="of:=IF(ISBLANK([.$A$22]);&quot;&quot;;CONCATENATE(&quot;&quot;;[.J$19]))">
            <text:p/>
          </table:table-cell>
          <table:table-cell table:formula="of:=CONCATENATE([.D41];[.E41];[.F41];[.G41];[.H41];[.I41];[.J41])" office:value-type="string" office:string-value="    " calcext:value-type="string">
            <text:p><text:s text:c="4"/></text:p>
          </table:table-cell>
          <table:table-cell table:number-columns-repeated="4"/>
          <table:table-cell table:style-name="ce332" table:formula="of:=[.E41]&amp;&quot; v&quot;" office:value-type="string" office:string-value="     v" calcext:value-type="string">
            <text:p><text:s text:c="5"/>v</text:p>
          </table:table-cell>
          <table:table-cell table:style-name="ce336"/>
          <table:table-cell table:number-columns-repeated="1005"/>
        </table:table-row>
        <table:table-row table:style-name="ro5">
          <table:table-cell table:style-name="ce305" table:content-validation-name="val2"/>
          <table:table-cell table:formula="of:=IF(LEN([.A42])&gt;0;VLOOKUP([.A42];[.$A$6:.$B$15];2;0);&quot;&quot;)">
            <text:p/>
          </table:table-cell>
          <table:table-cell table:style-name="ce317" table:content-validation-name="val3"/>
          <table:table-cell table:style-name="ce321" table:formula="of:=[.D43]">
            <text:p/>
          </table:table-cell>
          <table:table-cell table:style-name="ce321" table:formula="of:=[.E43]">
            <text:p/>
          </table:table-cell>
          <table:table-cell table:style-name="ce321" table:formula="of:=[.F43]">
            <text:p/>
          </table:table-cell>
          <table:table-cell table:style-name="ce321" table:formula="of:=[.G43]">
            <text:p/>
          </table:table-cell>
          <table:table-cell table:style-name="ce321" table:formula="of:=IF(ISBLANK([.$A42]);&quot;&quot;;REPT(&quot; &quot;;20))">
            <text:p/>
          </table:table-cell>
          <table:table-cell table:style-name="ce321" table:formula="of:=IF(ISBLANK([.$A42]);&quot;&quot;;CONCATENATE(&quot;&quot;;[.I$23]))">
            <text:p/>
          </table:table-cell>
          <table:table-cell table:style-name="ce325" table:formula="of:=IF(ISBLANK([.$A$22])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338"/>
          <table:table-cell table:number-columns-repeated="1005"/>
        </table:table-row>
        <table:table-row table:style-name="ro5"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IF(ISBLANK([.$A42]);&quot;&quot;;CONCATENATE(&quot;&quot;;[.D$18]))">
            <text:p/>
          </table:table-cell>
          <table:table-cell table:formula="of:=IF(ISBLANK([.$A42]);&quot;&quot;;CONCATENATE(&quot;&quot;;[.E$18]))">
            <text:p/>
          </table:table-cell>
          <table:table-cell table:formula="of:=IF(ISBLANK([.$A42]);&quot;&quot;;CONCATENATE(&quot;&quot;;[.F$18]))">
            <text:p/>
          </table:table-cell>
          <table:table-cell table:formula="of:=IF(ISBLANK([.$A42]);&quot;&quot;;CONCATENATE(&quot;&quot;;[.G$18]))">
            <text:p/>
          </table:table-cell>
          <table:table-cell table:formula="of:=IF(ISBLANK([.$A42]);&quot;&quot;;[.$A42]&amp;REPT(&quot; &quot;;20-LEN([.$A42])))">
            <text:p/>
          </table:table-cell>
          <table:table-cell table:formula="of:=IF(ISBLANK([.$A42]);&quot;&quot;;CONCATENATE(&quot;&quot;;[.I$18]))">
            <text:p/>
          </table:table-cell>
          <table:table-cell table:style-name="ce326" table:formula="of:=IF(ISBLANK([.$A42])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style-name="ce322" table:formula="of:=[.D45]">
            <text:p/>
          </table:table-cell>
          <table:table-cell table:style-name="ce322" table:formula="of:=[.E43]">
            <text:p/>
          </table:table-cell>
          <table:table-cell table:style-name="ce322" table:formula="of:=[.F43]">
            <text:p/>
          </table:table-cell>
          <table:table-cell table:style-name="ce322" table:formula="of:=[.G43]">
            <text:p/>
          </table:table-cell>
          <table:table-cell table:style-name="ce322" table:formula="of:=IF(ISBLANK([.$A42]);&quot;&quot;;REPT(&quot; &quot;;20))">
            <text:p/>
          </table:table-cell>
          <table:table-cell table:style-name="ce322" table:formula="of:=IF(ISBLANK([.$A42]);&quot;&quot;;CONCATENATE(&quot;&quot;;[.I$23]))">
            <text:p/>
          </table:table-cell>
          <table:table-cell table:style-name="ce322" table:formula="of:=IF(ISBLANK([.$A$22])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5"/>
          <table:table-cell table:formula="of:=CONCATENATE(&quot;&quot;;[.A42])">
            <text:p/>
          </table:table-cell>
          <table:table-cell table:number-columns-repeated="1005"/>
        </table:table-row>
        <table:table-row table:style-name="ro5">
          <table:table-cell table:style-name="ce307"/>
          <table:table-cell/>
          <table:table-cell table:style-name="ce310" table:formula="of:=[.C44]" office:value-type="float" office:value="0" calcext:value-type="float">
            <text:p>0</text:p>
          </table:table-cell>
          <table:table-cell table:style-name="ce310" table:formula="of:=IF(ISBLANK([.$A42]);&quot;&quot;;CONCATENATE(&quot;&quot;;[.D$19]))">
            <text:p/>
          </table:table-cell>
          <table:table-cell table:style-name="ce310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310" table:formula="of:=IF(ISBLANK([.$A42]);&quot;&quot;;CONCATENATE(&quot;&quot;;[.F$19]))">
            <text:p/>
          </table:table-cell>
          <table:table-cell table:style-name="ce324" table:formula="of:=IF(LEN([.$A42])=0;&quot;&quot;;IF(ISBLANK([.A46]);CONCATENATE(&quot;&quot;;[.G$20]);CONCATENATE(&quot;&quot;;[.G$19])))">
            <text:p/>
          </table:table-cell>
          <table:table-cell table:style-name="ce310" table:formula="of:=IF(ISBLANK([.$A42]);&quot;&quot;;CONCATENATE(&quot;&quot;;[.H$19]))">
            <text:p/>
          </table:table-cell>
          <table:table-cell table:style-name="ce310" table:formula="of:=IF(ISBLANK([.$A$22]);&quot;&quot;;CONCATENATE(&quot;&quot;;[.I$19]))">
            <text:p/>
          </table:table-cell>
          <table:table-cell table:style-name="ce327" table:formula="of:=IF(ISBLANK([.$A$22])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332" table:formula="of:=[.E45]&amp;&quot; v&quot;" office:value-type="string" office:string-value="     v" calcext:value-type="string">
            <text:p><text:s text:c="5"/>v</text:p>
          </table:table-cell>
          <table:table-cell table:style-name="ce336"/>
          <table:table-cell table:number-columns-repeated="1005"/>
        </table:table-row>
        <table:table-row table:style-name="ro5">
          <table:table-cell table:style-name="ce305" table:content-validation-name="val2"/>
          <table:table-cell table:formula="of:=IF(LEN([.A46])&gt;0;VLOOKUP([.A46];[.$A$6:.$B$15];2;0);&quot;&quot;)">
            <text:p/>
          </table:table-cell>
          <table:table-cell table:style-name="ce318" table:content-validation-name="val3"/>
          <table:table-cell table:style-name="ce321" table:formula="of:=[.D47]">
            <text:p/>
          </table:table-cell>
          <table:table-cell table:style-name="ce321" table:formula="of:=[.E47]">
            <text:p/>
          </table:table-cell>
          <table:table-cell table:style-name="ce321" table:formula="of:=[.F47]">
            <text:p/>
          </table:table-cell>
          <table:table-cell table:style-name="ce321" table:formula="of:=[.G47]">
            <text:p/>
          </table:table-cell>
          <table:table-cell table:style-name="ce321" table:formula="of:=IF(ISBLANK([.$A46]);&quot;&quot;;REPT(&quot; &quot;;20))">
            <text:p/>
          </table:table-cell>
          <table:table-cell table:style-name="ce321" table:formula="of:=IF(ISBLANK([.$A46]);&quot;&quot;;CONCATENATE(&quot;&quot;;[.I$23]))">
            <text:p/>
          </table:table-cell>
          <table:table-cell table:style-name="ce325" table:formula="of:=IF(ISBLANK([.$A$22])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338"/>
          <table:table-cell table:number-columns-repeated="1005"/>
        </table:table-row>
        <table:table-row table:style-name="ro5"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IF(ISBLANK([.$A46]);&quot;&quot;;CONCATENATE(&quot;&quot;;[.D$18]))">
            <text:p/>
          </table:table-cell>
          <table:table-cell table:formula="of:=IF(ISBLANK([.$A46]);&quot;&quot;;CONCATENATE(&quot;&quot;;[.E$18]))">
            <text:p/>
          </table:table-cell>
          <table:table-cell table:formula="of:=IF(ISBLANK([.$A46]);&quot;&quot;;CONCATENATE(&quot;&quot;;[.F$18]))">
            <text:p/>
          </table:table-cell>
          <table:table-cell table:formula="of:=IF(ISBLANK([.$A46]);&quot;&quot;;CONCATENATE(&quot;&quot;;[.G$18]))">
            <text:p/>
          </table:table-cell>
          <table:table-cell table:formula="of:=IF(ISBLANK([.$A46]);&quot;&quot;;[.$A46]&amp;REPT(&quot; &quot;;20-LEN([.$A46])))">
            <text:p/>
          </table:table-cell>
          <table:table-cell table:formula="of:=IF(ISBLANK([.$A46]);&quot;&quot;;CONCATENATE(&quot;&quot;;[.I$18]))">
            <text:p/>
          </table:table-cell>
          <table:table-cell table:style-name="ce326" table:formula="of:=IF(ISBLANK([.$A46])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7]" office:value-type="float" office:value="0" calcext:value-type="float">
            <text:p>0</text:p>
          </table:table-cell>
          <table:table-cell table:style-name="ce322" table:formula="of:=[.D49]">
            <text:p/>
          </table:table-cell>
          <table:table-cell table:style-name="ce322" table:formula="of:=[.E47]">
            <text:p/>
          </table:table-cell>
          <table:table-cell table:style-name="ce322" table:formula="of:=[.F47]">
            <text:p/>
          </table:table-cell>
          <table:table-cell table:style-name="ce322" table:formula="of:=[.G47]">
            <text:p/>
          </table:table-cell>
          <table:table-cell table:style-name="ce322" table:formula="of:=IF(ISBLANK([.$A46]);&quot;&quot;;REPT(&quot; &quot;;20))">
            <text:p/>
          </table:table-cell>
          <table:table-cell table:style-name="ce322" table:formula="of:=IF(ISBLANK([.$A46]);&quot;&quot;;CONCATENATE(&quot;&quot;;[.I$23]))">
            <text:p/>
          </table:table-cell>
          <table:table-cell table:style-name="ce322" table:formula="of:=IF(ISBLANK([.$A$22])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formula="of:=CONCATENATE(&quot;&quot;;[.A46])">
            <text:p/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0"/>
          <table:table-cell table:style-name="ce310" table:formula="of:=[.C48]" office:value-type="float" office:value="0" calcext:value-type="float">
            <text:p>0</text:p>
          </table:table-cell>
          <table:table-cell table:style-name="ce310" table:formula="of:=IF(ISBLANK([.$A46]);&quot;&quot;;CONCATENATE(&quot;&quot;;[.D$19]))">
            <text:p/>
          </table:table-cell>
          <table:table-cell table:style-name="ce310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310" table:formula="of:=IF(ISBLANK([.$A46]);&quot;&quot;;CONCATENATE(&quot;&quot;;[.F$19]))">
            <text:p/>
          </table:table-cell>
          <table:table-cell table:style-name="ce324" table:formula="of:=IF(LEN([.$A46])=0;&quot;&quot;;IF(ISBLANK([.A50]);CONCATENATE(&quot;&quot;;[.G$20]);CONCATENATE(&quot;&quot;;[.G$19])))">
            <text:p/>
          </table:table-cell>
          <table:table-cell table:style-name="ce310" table:formula="of:=IF(ISBLANK([.$A46]);&quot;&quot;;CONCATENATE(&quot;&quot;;[.H$19]))">
            <text:p/>
          </table:table-cell>
          <table:table-cell table:style-name="ce310" table:formula="of:=IF(ISBLANK([.$A$22]);&quot;&quot;;CONCATENATE(&quot;&quot;;[.I$19]))">
            <text:p/>
          </table:table-cell>
          <table:table-cell table:style-name="ce327" table:formula="of:=IF(ISBLANK([.$A$22])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332" table:formula="of:=[.E49]&amp;&quot; v&quot;" office:value-type="string" office:string-value="     v" calcext:value-type="string">
            <text:p><text:s text:c="5"/>v</text:p>
          </table:table-cell>
          <table:table-cell table:style-name="ce336"/>
          <table:table-cell table:number-columns-repeated="1005"/>
        </table:table-row>
        <table:table-row table:style-name="ro5">
          <table:table-cell table:style-name="ce305" table:content-validation-name="val2"/>
          <table:table-cell table:formula="of:=IF(LEN([.A50])&gt;0;VLOOKUP([.A50];[.$A$6:.$B$15];2;0);&quot;&quot;)">
            <text:p/>
          </table:table-cell>
          <table:table-cell table:style-name="ce319" table:content-validation-name="val3"/>
          <table:table-cell table:style-name="ce321" table:formula="of:=[.D51]">
            <text:p/>
          </table:table-cell>
          <table:table-cell table:style-name="ce321" table:formula="of:=[.E51]">
            <text:p/>
          </table:table-cell>
          <table:table-cell table:style-name="ce321" table:formula="of:=[.F51]">
            <text:p/>
          </table:table-cell>
          <table:table-cell table:style-name="ce321" table:formula="of:=[.G51]">
            <text:p/>
          </table:table-cell>
          <table:table-cell table:style-name="ce321" table:formula="of:=IF(ISBLANK([.$A50]);&quot;&quot;;REPT(&quot; &quot;;20))">
            <text:p/>
          </table:table-cell>
          <table:table-cell table:style-name="ce321" table:formula="of:=IF(ISBLANK([.$A50]);&quot;&quot;;CONCATENATE(&quot;&quot;;[.I$23]))">
            <text:p/>
          </table:table-cell>
          <table:table-cell table:style-name="ce325" table:formula="of:=IF(ISBLANK([.$A$22])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338"/>
          <table:table-cell table:number-columns-repeated="1005"/>
        </table:table-row>
        <table:table-row table:style-name="ro5"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IF(ISBLANK([.$A50]);&quot;&quot;;CONCATENATE(&quot;&quot;;[.D$18]))">
            <text:p/>
          </table:table-cell>
          <table:table-cell table:formula="of:=IF(ISBLANK([.$A50]);&quot;&quot;;CONCATENATE(&quot;&quot;;[.E$18]))">
            <text:p/>
          </table:table-cell>
          <table:table-cell table:formula="of:=IF(ISBLANK([.$A50]);&quot;&quot;;CONCATENATE(&quot;&quot;;[.F$18]))">
            <text:p/>
          </table:table-cell>
          <table:table-cell table:formula="of:=IF(ISBLANK([.$A50]);&quot;&quot;;CONCATENATE(&quot;&quot;;[.G$18]))">
            <text:p/>
          </table:table-cell>
          <table:table-cell table:formula="of:=IF(ISBLANK([.$A50]);&quot;&quot;;[.$A50]&amp;REPT(&quot; &quot;;20-LEN([.$A50])))">
            <text:p/>
          </table:table-cell>
          <table:table-cell table:formula="of:=IF(ISBLANK([.$A50]);&quot;&quot;;CONCATENATE(&quot;&quot;;[.I$18]))">
            <text:p/>
          </table:table-cell>
          <table:table-cell table:style-name="ce326" table:formula="of:=IF(ISBLANK([.$A50])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style-name="ce322" table:formula="of:=[.D53]">
            <text:p/>
          </table:table-cell>
          <table:table-cell table:style-name="ce322" table:formula="of:=[.E51]">
            <text:p/>
          </table:table-cell>
          <table:table-cell table:style-name="ce322" table:formula="of:=[.F51]">
            <text:p/>
          </table:table-cell>
          <table:table-cell table:style-name="ce322" table:formula="of:=[.G51]">
            <text:p/>
          </table:table-cell>
          <table:table-cell table:style-name="ce322" table:formula="of:=IF(ISBLANK([.$A50]);&quot;&quot;;REPT(&quot; &quot;;20))">
            <text:p/>
          </table:table-cell>
          <table:table-cell table:style-name="ce322" table:formula="of:=IF(ISBLANK([.$A50]);&quot;&quot;;CONCATENATE(&quot;&quot;;[.I$23]))">
            <text:p/>
          </table:table-cell>
          <table:table-cell table:style-name="ce322" table:formula="of:=IF(ISBLANK([.$A$22])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0"/>
          <table:table-cell table:style-name="ce310" table:formula="of:=[.C52]" office:value-type="float" office:value="0" calcext:value-type="float">
            <text:p>0</text:p>
          </table:table-cell>
          <table:table-cell table:style-name="ce310" table:formula="of:=IF(ISBLANK([.$A50]);&quot;&quot;;CONCATENATE(&quot;&quot;;[.D$19]))">
            <text:p/>
          </table:table-cell>
          <table:table-cell table:style-name="ce310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310" table:formula="of:=IF(ISBLANK([.$A50]);&quot;&quot;;CONCATENATE(&quot;&quot;;[.F$19]))">
            <text:p/>
          </table:table-cell>
          <table:table-cell table:style-name="ce324" table:formula="of:=IF(LEN([.$A50])=0;&quot;&quot;;IF(ISBLANK([.A54]);CONCATENATE(&quot;&quot;;[.G$20]);CONCATENATE(&quot;&quot;;[.G$19])))">
            <text:p/>
          </table:table-cell>
          <table:table-cell table:style-name="ce310" table:formula="of:=IF(ISBLANK([.$A50]);&quot;&quot;;CONCATENATE(&quot;&quot;;[.H$19]))">
            <text:p/>
          </table:table-cell>
          <table:table-cell table:style-name="ce310" table:formula="of:=IF(ISBLANK([.$A$22]);&quot;&quot;;CONCATENATE(&quot;&quot;;[.I$19]))">
            <text:p/>
          </table:table-cell>
          <table:table-cell table:style-name="ce327" table:formula="of:=IF(ISBLANK([.$A$22])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332" table:formula="of:=[.E53]&amp;&quot; v&quot;" office:value-type="string" office:string-value="     v" calcext:value-type="string">
            <text:p><text:s text:c="5"/>v</text:p>
          </table:table-cell>
          <table:table-cell table:style-name="ce336"/>
          <table:table-cell table:number-columns-repeated="1005"/>
        </table:table-row>
        <calcext:conditional-formats>
          <calcext:conditional-format calcext:target-range-address="BAT_GENCODE.C22:BAT_GENCODE.C22">
            <calcext:condition calcext:apply-style-name="Rojo" calcext:value="formula-is([.$C22]=&quot;RED&quot;)" calcext:base-cell-address="BAT_GENCODE.C22"/>
            <calcext:condition calcext:apply-style-name="VERDE" calcext:value="formula-is([.$C22]=&quot;GREEN&quot;)" calcext:base-cell-address="BAT_GENCODE.C22"/>
            <calcext:condition calcext:apply-style-name="Sin título1" calcext:value="formula-is([.$C22]=&quot;ORANGE&quot;)" calcext:base-cell-address="BAT_GENCODE.C22"/>
            <calcext:condition calcext:apply-style-name="AZUL" calcext:value="formula-is([.$C22]=&quot;BLUE&quot;)" calcext:base-cell-address="BAT_GENCODE.C22"/>
            <calcext:condition calcext:apply-style-name="AMARILLO" calcext:value="formula-is([.$C22]=&quot;YELLOW&quot;)" calcext:base-cell-address="BAT_GENCODE.C22"/>
          </calcext:conditional-format>
          <calcext:conditional-format calcext:target-range-address="BAT_GENCODE.Q22:BAT_GENCODE.Q53">
            <calcext:condition calcext:apply-style-name="Rojo" calcext:value="formula-is([.$C22]=&quot;RED&quot;)" calcext:base-cell-address="BAT_GENCODE.Q22"/>
            <calcext:condition calcext:apply-style-name="VERDE" calcext:value="formula-is([.$C22]=&quot;GREEN&quot;)" calcext:base-cell-address="BAT_GENCODE.Q22"/>
            <calcext:condition calcext:apply-style-name="Sin título1" calcext:value="formula-is([.$C22]=&quot;ORANGE&quot;)" calcext:base-cell-address="BAT_GENCODE.Q22"/>
            <calcext:condition calcext:apply-style-name="AZUL" calcext:value="formula-is([.$C22]=&quot;BLUE&quot;)" calcext:base-cell-address="BAT_GENCODE.Q22"/>
            <calcext:condition calcext:apply-style-name="AMARILLO" calcext:value="formula-is([.$C22]=&quot;YELLOW&quot;)" calcext:base-cell-address="BAT_GENCODE.Q22"/>
          </calcext:conditional-format>
          <calcext:conditional-format calcext:target-range-address="BAT_GENCODE.C26:BAT_GENCODE.C26">
            <calcext:condition calcext:apply-style-name="Rojo" calcext:value="formula-is([.$C22]=&quot;RED&quot;)" calcext:base-cell-address="BAT_GENCODE.C22"/>
            <calcext:condition calcext:apply-style-name="VERDE" calcext:value="formula-is([.$C22]=&quot;GREEN&quot;)" calcext:base-cell-address="BAT_GENCODE.C22"/>
            <calcext:condition calcext:apply-style-name="Sin título1" calcext:value="formula-is([.$C22]=&quot;ORANGE&quot;)" calcext:base-cell-address="BAT_GENCODE.C22"/>
            <calcext:condition calcext:apply-style-name="AZUL" calcext:value="formula-is([.$C22]=&quot;BLUE&quot;)" calcext:base-cell-address="BAT_GENCODE.C22"/>
            <calcext:condition calcext:apply-style-name="AMARILLO" calcext:value="formula-is([.$C22]=&quot;YELLOW&quot;)" calcext:base-cell-address="BAT_GENCODE.C22"/>
          </calcext:conditional-format>
          <calcext:conditional-format calcext:target-range-address="BAT_GENCODE.C30:BAT_GENCODE.C30">
            <calcext:condition calcext:apply-style-name="Rojo" calcext:value="formula-is([.$C26]=&quot;RED&quot;)" calcext:base-cell-address="BAT_GENCODE.C26"/>
            <calcext:condition calcext:apply-style-name="VERDE" calcext:value="formula-is([.$C26]=&quot;GREEN&quot;)" calcext:base-cell-address="BAT_GENCODE.C26"/>
            <calcext:condition calcext:apply-style-name="Sin título1" calcext:value="formula-is([.$C26]=&quot;ORANGE&quot;)" calcext:base-cell-address="BAT_GENCODE.C26"/>
            <calcext:condition calcext:apply-style-name="AZUL" calcext:value="formula-is([.$C26]=&quot;BLUE&quot;)" calcext:base-cell-address="BAT_GENCODE.C26"/>
            <calcext:condition calcext:apply-style-name="AMARILLO" calcext:value="formula-is([.$C26]=&quot;YELLOW&quot;)" calcext:base-cell-address="BAT_GENCODE.C26"/>
          </calcext:conditional-format>
          <calcext:conditional-format calcext:target-range-address="BAT_GENCODE.C34:BAT_GENCODE.C34">
            <calcext:condition calcext:apply-style-name="Rojo" calcext:value="formula-is([.$C30]=&quot;RED&quot;)" calcext:base-cell-address="BAT_GENCODE.C30"/>
            <calcext:condition calcext:apply-style-name="VERDE" calcext:value="formula-is([.$C30]=&quot;GREEN&quot;)" calcext:base-cell-address="BAT_GENCODE.C30"/>
            <calcext:condition calcext:apply-style-name="Sin título1" calcext:value="formula-is([.$C30]=&quot;ORANGE&quot;)" calcext:base-cell-address="BAT_GENCODE.C30"/>
            <calcext:condition calcext:apply-style-name="AZUL" calcext:value="formula-is([.$C30]=&quot;BLUE&quot;)" calcext:base-cell-address="BAT_GENCODE.C30"/>
            <calcext:condition calcext:apply-style-name="AMARILLO" calcext:value="formula-is([.$C30]=&quot;YELLOW&quot;)" calcext:base-cell-address="BAT_GENCODE.C30"/>
          </calcext:conditional-format>
          <calcext:conditional-format calcext:target-range-address="BAT_GENCODE.C38:BAT_GENCODE.C38">
            <calcext:condition calcext:apply-style-name="Rojo" calcext:value="formula-is([.$C34]=&quot;RED&quot;)" calcext:base-cell-address="BAT_GENCODE.C34"/>
            <calcext:condition calcext:apply-style-name="VERDE" calcext:value="formula-is([.$C34]=&quot;GREEN&quot;)" calcext:base-cell-address="BAT_GENCODE.C34"/>
            <calcext:condition calcext:apply-style-name="Sin título1" calcext:value="formula-is([.$C34]=&quot;ORANGE&quot;)" calcext:base-cell-address="BAT_GENCODE.C34"/>
            <calcext:condition calcext:apply-style-name="AZUL" calcext:value="formula-is([.$C34]=&quot;BLUE&quot;)" calcext:base-cell-address="BAT_GENCODE.C34"/>
            <calcext:condition calcext:apply-style-name="AMARILLO" calcext:value="formula-is([.$C34]=&quot;YELLOW&quot;)" calcext:base-cell-address="BAT_GENCODE.C34"/>
          </calcext:conditional-format>
          <calcext:conditional-format calcext:target-range-address="BAT_GENCODE.C42:BAT_GENCODE.C42">
            <calcext:condition calcext:apply-style-name="Rojo" calcext:value="formula-is([.$C38]=&quot;RED&quot;)" calcext:base-cell-address="BAT_GENCODE.C38"/>
            <calcext:condition calcext:apply-style-name="VERDE" calcext:value="formula-is([.$C38]=&quot;GREEN&quot;)" calcext:base-cell-address="BAT_GENCODE.C38"/>
            <calcext:condition calcext:apply-style-name="Sin título1" calcext:value="formula-is([.$C38]=&quot;ORANGE&quot;)" calcext:base-cell-address="BAT_GENCODE.C38"/>
            <calcext:condition calcext:apply-style-name="AZUL" calcext:value="formula-is([.$C38]=&quot;BLUE&quot;)" calcext:base-cell-address="BAT_GENCODE.C38"/>
            <calcext:condition calcext:apply-style-name="AMARILLO" calcext:value="formula-is([.$C38]=&quot;YELLOW&quot;)" calcext:base-cell-address="BAT_GENCODE.C38"/>
          </calcext:conditional-format>
          <calcext:conditional-format calcext:target-range-address="BAT_GENCODE.C46:BAT_GENCODE.C46">
            <calcext:condition calcext:apply-style-name="Rojo" calcext:value="formula-is([.$C42]=&quot;RED&quot;)" calcext:base-cell-address="BAT_GENCODE.C42"/>
            <calcext:condition calcext:apply-style-name="VERDE" calcext:value="formula-is([.$C42]=&quot;GREEN&quot;)" calcext:base-cell-address="BAT_GENCODE.C42"/>
            <calcext:condition calcext:apply-style-name="Sin título1" calcext:value="formula-is([.$C42]=&quot;ORANGE&quot;)" calcext:base-cell-address="BAT_GENCODE.C42"/>
            <calcext:condition calcext:apply-style-name="AZUL" calcext:value="formula-is([.$C42]=&quot;BLUE&quot;)" calcext:base-cell-address="BAT_GENCODE.C42"/>
            <calcext:condition calcext:apply-style-name="AMARILLO" calcext:value="formula-is([.$C42]=&quot;YELLOW&quot;)" calcext:base-cell-address="BAT_GENCODE.C42"/>
          </calcext:conditional-format>
          <calcext:conditional-format calcext:target-range-address="BAT_GENCODE.C50:BAT_GENCODE.C50">
            <calcext:condition calcext:apply-style-name="Rojo" calcext:value="formula-is([.$C46]=&quot;RED&quot;)" calcext:base-cell-address="BAT_GENCODE.C46"/>
            <calcext:condition calcext:apply-style-name="VERDE" calcext:value="formula-is([.$C46]=&quot;GREEN&quot;)" calcext:base-cell-address="BAT_GENCODE.C46"/>
            <calcext:condition calcext:apply-style-name="Sin título1" calcext:value="formula-is([.$C46]=&quot;ORANGE&quot;)" calcext:base-cell-address="BAT_GENCODE.C46"/>
            <calcext:condition calcext:apply-style-name="AZUL" calcext:value="formula-is([.$C46]=&quot;BLUE&quot;)" calcext:base-cell-address="BAT_GENCODE.C46"/>
            <calcext:condition calcext:apply-style-name="AMARILLO" calcext:value="formula-is([.$C46]=&quot;YELLOW&quot;)" calcext:base-cell-address="BAT_GENCODE.C46"/>
          </calcext:conditional-format>
        </calcext:conditional-formats>
      </table:table>
      <table:named-expressions/>
      <table:database-ranges>
        <table:database-range table:name="__Anonymous_Sheet_DB__2" table:target-range-address="BAT.A30:BAT.D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AT_GENCODE.A6:BAT_GENCODE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date-style style:name="N110P0" style:volatile="true">
      <number:day/>
      <number:text>/</number:text>
      <number:month number:style="long"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P0" style:volatile="true">
      <number:day/>
      <number:text>/</number:text>
      <number:month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number:date-style style:name="N168">
      <number:month number:textual="true"/>
      <number:text>-</number:text>
      <number:year number:style="long"/>
    </number:date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3" number:min-integer-digits="1" number:grouping="true"/>
      <number:text>    </number:text>
    </number:number-style>
    <number:number-style style:name="N187P1" style:volatile="true">
      <number:text>-</number:text>
      <number:number number:decimal-places="3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   </number:text>
    </number:number-style>
    <number:number-style style:name="N190P1" style:volatile="true">
      <number:text>-</number:text>
      <number:number number:decimal-places="1" number:min-integer-digits="1" number:grouping="true"/>
      <number:text>    </number:text>
    </number:number-style>
    <number:number-style style:name="N190P2" style:volatile="true">
      <number:text> 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number:min-integer-digits="1" number:grouping="true"/>
      <number:text>    </number:text>
    </number:number-style>
    <number:number-style style:name="N191P1" style:volatile="true">
      <number:text>-</number:text>
      <number:number number:decimal-places="0" number:min-integer-digits="1" number:grouping="true"/>
      <number:text>    </number:text>
    </number:number-style>
    <number:number-style style:name="N191P2" style:volatile="true">
      <number:text> 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4" number:min-integer-digits="1" number:grouping="true"/>
      <number:text>    </number:text>
    </number:number-style>
    <number:number-style style:name="N194P1" style:volatile="true">
      <number:text>-</number:text>
      <number:number number:decimal-places="4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4" number:min-integer-digits="1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</number:number-style>
    <number:number-style style:name="N201">
      <style:text-properties fo:color="#ff0000"/>
      <number:text>-$</number:text>
      <number:number number:decimal-places="2" number:min-integer-digits="1" number:grouping="true"/>
      <style:map style:condition="value()&gt;=0" style:apply-style-name="N201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-$</number:text>
      <number:number number:decimal-places="0" number:min-integer-digits="1" number:grouping="true"/>
      <number:text> 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-$</number:text>
      <number:number number:decimal-places="2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P1" style:volatile="true"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3" number:min-integer-digits="1"/>
    </number:number-style>
    <number:number-style style:name="N211">
      <number:number number:decimal-places="8" number:min-integer-digits="1"/>
    </number:number-style>
    <number:number-style style:name="N212">
      <number:number number:decimal-places="0" number:min-integer-digits="2"/>
    </number:number-style>
    <number:number-style style:name="N214P0" style:volatile="true">
      <number:text>VERDADERO</number:text>
    </number:number-style>
    <number:number-style style:name="N214P1" style:volatile="true">
      <number:text>VERDADERO</number:text>
    </number:number-style>
    <number:number-style style:name="N214">
      <number:text>FALSO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1"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/>
      <number:text>-</number:text>
      <number:month number:textual="true"/>
    </number:date-style>
    <number:text-style style:name="N20123" number:language="en" number:country="US">
      <number:text-content/>
      <style:map style:condition="value()&gt;=0" style:apply-style-name="N20123P0"/>
    </number:text-style>
    <number:date-style style:name="N30107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7" number:language="fr" number:country="FR">
      <number:text-content/>
      <style:map style:condition="value()&gt;=0" style:apply-style-name="N30107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style:style style:name="Rojo" style:family="table-cell" style:parent-style-name="Default">
      <style:table-cell-properties fo:background-color="#ff3333"/>
    </style:style>
    <style:style style:name="VERDE" style:family="table-cell" style:parent-style-name="Default">
      <style:table-cell-properties fo:background-color="#669900"/>
    </style:style>
    <style:style style:name="Sin_20_título1" style:display-name="Sin título1" style:family="table-cell" style:parent-style-name="Default">
      <style:table-cell-properties fo:background-color="#ff9900"/>
    </style:style>
    <style:style style:name="AZUL" style:family="table-cell" style:parent-style-name="Default">
      <style:table-cell-properties fo:background-color="#99ccff"/>
    </style:style>
    <style:style style:name="AMARILLO" style:family="table-cell" style:parent-style-name="Default">
      <style:table-cell-properties fo:background-color="#ffff6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="2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1.168cm" fo:margin-right="1.041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49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101cm" fo:margin-bottom="1.3cm" fo:margin-left="1cm" fo:margin-right="0.6c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-X="1" style:scale-to-Y="9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0:14:12.1040627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4-11-13T10:17:22.531577868</dc:date>
    <meta:generator>LibreOffice/4.3.2.2$Linux_X86_64 LibreOffice_project/edfb5295ba211bd31ad47d0bad0118690f76407d</meta:generator>
    <meta:editing-cycles>378</meta:editing-cycles>
    <meta:editing-duration>P1DT22H46M21S</meta:editing-duration>
    <dc:creator>Txinto Vaz</dc:creator>
    <meta:document-statistic meta:table-count="4" meta:cell-count="1148" meta:object-count="0"/>
  </office:meta>
</office:document-meta>
</file>